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1ac7" officeooo:paragraph-rsid="00031ac7" style:font-size-asian="15pt" style:font-size-complex="15pt"/>
    </style:style>
    <style:style style:name="P2" style:family="paragraph" style:parent-style-name="Preformatted_20_Text">
      <style:text-properties fo:font-size="15pt" officeooo:rsid="00031ac7" officeooo:paragraph-rsid="0003f27b" style:font-size-asian="15pt" style:font-size-complex="15pt"/>
    </style:style>
    <style:style style:name="P3" style:family="paragraph" style:parent-style-name="Preformatted_20_Text">
      <style:text-properties fo:font-size="10pt" officeooo:rsid="00031ac7" officeooo:paragraph-rsid="00031ac7" style:font-size-asian="10pt" style:font-size-complex="10pt"/>
    </style:style>
    <style:style style:name="P4" style:family="paragraph" style:parent-style-name="Preformatted_20_Text">
      <style:paragraph-properties fo:break-before="page"/>
      <style:text-properties fo:font-size="15pt" officeooo:rsid="00031ac7" officeooo:paragraph-rsid="00031ac7" style:font-size-asian="15pt" style:font-size-complex="15pt"/>
    </style:style>
    <style:style style:name="P5" style:family="paragraph" style:parent-style-name="Footer">
      <style:text-properties officeooo:rsid="00031ac7" officeooo:paragraph-rsid="00031ac7"/>
    </style:style>
    <style:style style:name="T1" style:family="text">
      <style:text-properties officeooo:rsid="0003f27b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853 臺北發的早幫車</text:p>
        <text:p text:style-name="P1"/>
        <text:p text:style-name="P1"><text:s/>老高的 啊，</text:p>
        <text:p text:style-name="P1"><text:s/>Láu-ko--ê <text:s/>--ah, </text:p>
        <text:p text:style-name="P1"/>
        <text:p text:style-name="P1">哪會遐無閒？</text:p>
        <text:p text:style-name="P1">ná ē hiah bô-îng?</text:p>
        <text:p text:style-name="P1"/>
        <text:p text:style-name="P1">啊都這馬畫了當咧趣味啦，</text:p>
        <text:p text:style-name="P1">Ah to tsit-má uē liáu tng-leh tshù-bī --lah, </text:p>
        <text:p text:style-name="P1"/>
        <text:p text:style-name="P1">自我這張欲緊共趕起來。</text:p>
        <text:p text:style-name="P1">tsū guá tsit tiunn beh kín kā kuánn --khí-lâi.</text:p>
        <text:p text:style-name="P1"/>
        <text:p text:style-name="P1"><text:s/>老高的 啊，</text:p>
        <text:p text:style-name="P1"><text:s/>Láu-ko--ê <text:s/>--ah, </text:p>
        <text:p text:style-name="P1"/>
        <text:p text:style-name="P1">這張遮媠，</text:p>
        <text:p text:style-name="P1">tsit tiunn tsiah suí, </text:p>
        <text:p text:style-name="P1"/>
        <text:p text:style-name="P1">彼張敢若鬼的。</text:p>
        <text:p text:style-name="P1">hit tiunn kán-ná kuí --ê.</text:p>
        <text:p text:style-name="P1"/>
        <text:p text:style-name="P1">唉，</text:p>
        <text:p text:style-name="P1">Haih, </text:p>
        <text:p text:style-name="P1"/>
        <text:p text:style-name="P1">講起來是真長啦，</text:p>
        <text:p text:style-name="P1">kóng --khí-lâi sī tsin tn̂g --lah, </text:p>
        <text:p text:style-name="P1"/>
        <text:p text:style-name="P1">就是這兩張像有一段真悲慘的往事。</text:p>
        <text:p text:style-name="P1">tiō sī tsit nn̄g tiunn siōng ū tsi̍t-tuānn tsin pi-tshám ê óng-sū. </text:p>
        <text:p text:style-name="P1"/>
        <text:p text:style-name="P1"><text:s/>三 年前啊，</text:p>
        <text:p text:style-name="P1"><text:s/>Sann <text:s/>nî tsîng --ah, </text:p>
        <text:p text:style-name="P1"/>
        <text:p text:style-name="P1">我有一日去孤身去畫圖，</text:p>
        <text:p text:style-name="P1">guá ū tsi̍t li̍t khì koo-sin khì uē-tôo, </text:p>
        <text:p text:style-name="P1"/>
        <text:p text:style-name="P1">拄著一个田庄的姑娘。</text:p>
        <text:p text:style-name="P1">tú-tio̍h tsi̍t ê tshân-tsng ê koo-niû.</text:p>
        <text:p text:style-name="P1"/>
        <text:p text:style-name="P1">喂喂 玲玲 啊！</text:p>
        <text:p text:style-name="P1">Eh eh <text:s/>Lîng-lîng <text:s/>--ah! </text:p>
        <text:p text:style-name="P1"/>
        <text:p text:style-name="P1"><text:s/>玲玲 啊！</text:p>
        <text:p text:style-name="P1"><text:s/>Lîng-lîng <text:s/>--ah!</text:p>
        <text:p text:style-name="P1"/>
        <text:p text:style-name="P1">行喔！</text:p>
        <text:p text:style-name="P1">Kiânn --ooh!</text:p>
        <text:p text:style-name="P1"/>
        <text:p text:style-name="P1">喔！</text:p>
        <text:p text:style-name="P1">Ooh! </text:p>
        <text:p text:style-name="P1"/>
        <text:p text:style-name="P1">來去喔！</text:p>
        <text:p text:style-name="P1">Lâi-khì --ooh!</text:p>
        <text:p text:style-name="P1"/>
        <text:p text:style-name="P1">我欲來去做工課。</text:p>
        <text:p text:style-name="P1">Guá beh lâi-khì tsò khang-khè.</text:p>
        <text:p text:style-name="P1"/>
        <text:p text:style-name="P1">好。</text:p>
        <text:p text:style-name="P1">Hó.</text:p>
        <text:p text:style-name="P1"/>
        <text:p text:style-name="P1">小姐，</text:p>
        <text:p text:style-name="P1">Sió-tsiá, </text:p>
        <text:p text:style-name="P1"/>
        <text:p text:style-name="P1">你遐爾媠，</text:p>
        <text:p text:style-name="P1">lí hiah-nī suí, </text:p>
        <text:p text:style-name="P1"/>
        <text:p text:style-name="P1">毋知會用予我做moo-lé-luh抑袂？</text:p>
        <text:p text:style-name="P1">m̄ tsai ē-īng hōo guá tsuè moo-lé-luh iah buē? </text:p>
        <text:p text:style-name="P1"/>
        <text:p text:style-name="P1"><text:soft-page-break/>你號做啥物名唅？</text:p>
        <text:p text:style-name="P1">Lí hō-tsuè siánn-mih miâ --hannh?</text:p>
        <text:p text:style-name="P1"/>
        <text:p text:style-name="P1">我叫做 黃秀蘭 。</text:p>
        <text:p text:style-name="P1">Guá kiò-tsò <text:s/>N̂g Siù-lân . </text:p>
        <text:p text:style-name="P1"/>
        <text:p text:style-name="P1">Eh，</text:p>
        <text:p text:style-name="P1">Eh, </text:p>
        <text:p text:style-name="P1"/>
        <text:p text:style-name="P1">先生，</text:p>
        <text:p text:style-name="P1">sian-sinn, </text:p>
        <text:p text:style-name="P1"/>
        <text:p text:style-name="P1">啥物叫做 moo 喔moo-lé-luh？</text:p>
        <text:p text:style-name="P3">siánn-mih kiò-tsò <text:s/>moo <text:s/>ooh moo-lé-luh?</text:p>
        <text:p text:style-name="P1"/>
        <text:p text:style-name="P1">你真媠啦，</text:p>
        <text:p text:style-name="P1">Lí tsin suí --lah, </text:p>
        <text:p text:style-name="P1"/>
        <text:p text:style-name="P1">按呢予我共你畫圖起來，</text:p>
        <text:p text:style-name="P1">án-ni hōo guá kā lí uē-tôo --khí-lâi, </text:p>
        <text:p text:style-name="P1"/>
        <text:p text:style-name="P1">叫做moo-lé-luh啦。</text:p>
        <text:p text:style-name="P1">kiò-tsuè moo-lé-luh --lah.</text:p>
        <text:p text:style-name="P1"/>
        <text:p text:style-name="P1">敢好勢？</text:p>
        <text:p text:style-name="P1">Kám hó-sè?</text:p>
        <text:p text:style-name="P1"/>
        <text:p text:style-name="P1">Eh，</text:p>
        <text:p text:style-name="P1">Eh, </text:p>
        <text:p text:style-name="P1"/>
        <text:p text:style-name="P1">免客氣嘛，</text:p>
        <text:p text:style-name="P1">bián kheh-khì --mah, </text:p>
        <text:p text:style-name="P1"/>
        <text:p text:style-name="P1">你遐坐嘛。</text:p>
        <text:p text:style-name="P1">lí hia tsē --mah. </text:p>
        <text:p text:style-name="P1"/>
        <text:p text:style-name="P1">無要緊啦。</text:p>
        <text:p text:style-name="P1">Bô iàu-kín --lah.</text:p>
        <text:p text:style-name="P1">好農村，</text:p>
        <text:p text:style-name="P1">Hó lông-tshuan, </text:p>
        <text:p text:style-name="P1"/>
        <text:p text:style-name="P1">好景緻，</text:p>
        <text:p text:style-name="P1">hó kíng-tì, </text:p>
        <text:p text:style-name="P1"/>
        <text:p text:style-name="P1">農村姑娘擔水笑嘻嘻，</text:p>
        <text:p text:style-name="P1">lông-tshuan koo-niû tann tsuí tshiò-hi-hi, </text:p>
        <text:p text:style-name="P1"/>
        <text:p text:style-name="P1">有情阿哥跤踏水車獻情意，</text:p>
        <text:p text:style-name="P1">ū tsîng a-ko kha ta̍h tsuí-tshia hiàn tsîng-ì, </text:p>
        <text:p text:style-name="P1"/>
        <text:p text:style-name="P1">農村姑娘青春正當時。</text:p>
        <text:p text:style-name="P1">lông-tshuan koo-niû tshing-tshun tsiànn tng-sî. </text:p>
        <text:p text:style-name="P1"/>
        <text:p text:style-name="P1">好天氣，</text:p>
        <text:p text:style-name="P1">Hó thinn-khì, </text:p>
        <text:p text:style-name="P1"/>
        <text:p text:style-name="P1">風微微，</text:p>
        <text:p text:style-name="P1">hong bî-bî, </text:p>
        <text:p text:style-name="P1"/>
        <text:p text:style-name="P1">吹著菜青青，</text:p>
        <text:p text:style-name="P1">tshue-tio̍h tshài tshinn-tshinn, </text:p>
        <text:p text:style-name="P1"/>
        <text:p text:style-name="P1">農村姑娘快樂過日子，</text:p>
        <text:p text:style-name="P1">lông-tshuan koo-niû khuài-lo̍k kè li̍t-tsí, </text:p>
        <text:p text:style-name="P1"/>
        <text:p text:style-name="P1">若有愛意請你趕緊來表示，</text:p>
        <text:p text:style-name="P1">nā ū ài-ì tshiánn lí kuánn-kín lâi piáu-sī, </text:p>
        <text:p text:style-name="P1"/>
        <text:p text:style-name="P1">農村姑娘有情佮有意。</text:p>
        <text:p text:style-name="P1">lông-tshuan koo-niû ū tsîng kah ū ì.</text:p>
        <text:p text:style-name="P1"><text:soft-page-break/><text:s/>王哥 ，</text:p>
        <text:p text:style-name="P1"><text:s/>Ông --ko , </text:p>
        <text:p text:style-name="P1"/>
        <text:p text:style-name="P1">來啦！</text:p>
        <text:p text:style-name="P1">lâi --lah! </text:p>
        <text:p text:style-name="P1"/>
        <text:p text:style-name="P1">緊咧啦！</text:p>
        <text:p text:style-name="P1">Kín --eh --lah!</text:p>
        <text:p text:style-name="P1"/>
        <text:p text:style-name="P1">唅？</text:p>
        <text:p text:style-name="P1">Hannh? </text:p>
        <text:p text:style-name="P1"/>
        <text:p text:style-name="P1">喂喂啥物代誌啊？</text:p>
        <text:p text:style-name="P1">Eh eh siánn-mih tāi-tsì --ah?</text:p>
        <text:p text:style-name="P1"/>
        <text:p text:style-name="P1">遮坐啦。</text:p>
        <text:p text:style-name="P1">Tsia tsē --lah.</text:p>
        <text:p text:style-name="P1"/>
        <text:p text:style-name="P1">哼，</text:p>
        <text:p text:style-name="P1">Hngh, </text:p>
        <text:p text:style-name="P1"/>
        <text:p text:style-name="P1"><text:s/>王哥 啊，</text:p>
        <text:p text:style-name="P1"><text:s/>Ông --ko <text:s/>--ah, </text:p>
        <text:p text:style-name="P1"/>
        <text:p text:style-name="P1">你看 火塗仔 佮 秀蘭 in遐爾相好，</text:p>
        <text:p text:style-name="P1">lí khuànn <text:s/>Hé-thôo--á <text:s/>kah <text:s/>Siù-lân <text:s/>in hiah-nī siong-hó, </text:p>
        <text:p text:style-name="P1"/>
        <text:p text:style-name="P1">你一个若戇人咧，</text:p>
        <text:p text:style-name="P1">lí tsi̍t ê ná gōng-lâng --leh, </text:p>
        <text:p text:style-name="P1"/>
        <text:p text:style-name="P1">攏無感情，</text:p>
        <text:p text:style-name="P1">lóng bô kám-tsîng, </text:p>
        <text:p text:style-name="P1"/>
        <text:p text:style-name="P1">佮我坐攏坐遮開。</text:p>
        <text:p text:style-name="P1">kah guá tsē lóng tsē tsiah khui.</text:p>
        <text:p text:style-name="P1"/>
        <text:p text:style-name="P1">抑無是欲坐偌倚？ </text:p>
        <text:p text:style-name="P1">Iah-bô sī beh tsē guā uá? </text:p>
        <text:p text:style-name="P1"/>
        <text:p text:style-name="P1">也袂曉學in按呢啦。</text:p>
        <text:p text:style-name="P1">Iā buē-hiáng o̍h in án-ni --lah.</text:p>
        <text:p text:style-name="P1"/>
        <text:p text:style-name="P1">哎喲喂！</text:p>
        <text:p text:style-name="P1">Ai-iō-uê!</text:p>
        <text:p text:style-name="P1"/>
        <text:p text:style-name="P1">按呢才著。</text:p>
        <text:p text:style-name="P1">Án-ni tsiah tio̍h.</text:p>
        <text:p text:style-name="P1"/>
        <text:p text:style-name="P1">歹看甲！</text:p>
        <text:p text:style-name="P1">Pháinn-khuànn kah! </text:p>
        <text:p text:style-name="P1"/>
        <text:p text:style-name="P1">我會驚。</text:p>
        <text:p text:style-name="P1">Guá ē kiann.</text:p>
        <text:p text:style-name="P1"/>
        <text:p text:style-name="P1">你驚啥貨啦？</text:p>
        <text:p text:style-name="P1">Lí kiann siánn-hè --lah? </text:p>
        <text:p text:style-name="P1"/>
        <text:p text:style-name="P1">免驚啦。</text:p>
        <text:p text:style-name="P1">Bián kiann --lah.</text:p>
        <text:p text:style-name="P1"/>
        <text:p text:style-name="P1">阿母，</text:p>
        <text:p text:style-name="P1">A-bú, </text:p>
        <text:p text:style-name="P1"/>
        <text:p text:style-name="P1">藥仔好矣。</text:p>
        <text:p text:style-name="P1">io̍h-á hó --ah.</text:p>
        <text:p text:style-name="P1"/>
        <text:p text:style-name="P1">下咧予較冷一下。</text:p>
        <text:p text:style-name="P1">Hē --leh hōo khah líng --tsi̍t-ē.</text:p>
        <text:p text:style-name="P1"/>
        <text:p text:style-name="P1">喔。</text:p>
        <text:p text:style-name="P1">Ooh.</text:p>
        <text:p text:style-name="P1"/>
        <text:p text:style-name="P1"/>
        <text:p text:style-name="P1"><text:soft-page-break/><text:s/>阿財 姆仔！</text:p>
        <text:p text:style-name="P1"><text:s/>A-tsâi <text:s/>ḿ--á! </text:p>
        <text:p text:style-name="P1"/>
        <text:p text:style-name="P1">喔，</text:p>
        <text:p text:style-name="P1">Ooh, </text:p>
        <text:p text:style-name="P1"/>
        <text:p text:style-name="P1">uah，</text:p>
        <text:p text:style-name="P1">uah, </text:p>
        <text:p text:style-name="P1"/>
        <text:p text:style-name="P1">母囝免做，</text:p>
        <text:p text:style-name="P1">bú-kiánn bián tsuè, </text:p>
        <text:p text:style-name="P1"/>
        <text:p text:style-name="P1">閣有彼个閒的時間坐佇遮咧開講啊，</text:p>
        <text:p text:style-name="P1">koh ū hit ê îng ê sî-kan tsē tī tsia leh khai-káng --ah, </text:p>
        <text:p text:style-name="P1"/>
        <text:p text:style-name="P1">嘿嘿嘿嘿嘿真好、真好。</text:p>
        <text:p text:style-name="P1">heh heh heh heh heh tsin hó, tsin hó.</text:p>
        <text:p text:style-name="P1"/>
        <text:p text:style-name="P1"><text:s/>阿昌 兄遐坐。</text:p>
        <text:p text:style-name="P1"><text:s/>A-tshiong <text:s/>hiann hia tsē.</text:p>
        <text:p text:style-name="P1"/>
        <text:p text:style-name="P1">Mh，</text:p>
        <text:p text:style-name="P1">Mh, </text:p>
        <text:p text:style-name="P1"/>
        <text:p text:style-name="P1"><text:s/>阿財 姆仔，</text:p>
        <text:p text:style-name="P1"><text:s/>A-tsâi <text:s/>ḿ--á, </text:p>
        <text:p text:style-name="P1"/>
        <text:p text:style-name="P1"><text:s/>阿財 伯死去的時陣，</text:p>
        <text:p text:style-name="P1"><text:s/>A-tsâi <text:s/>peh sí--khì ê sî-tsūn, </text:p>
        <text:p text:style-name="P1"/>
        <text:p text:style-name="P1">共我借 三萬 箍，</text:p>
        <text:p text:style-name="P1">kā guá tsioh <text:s/>sann-bān <text:s/>khoo, </text:p>
        <text:p text:style-name="P1"/>
        <text:p text:style-name="P1">我現時真困難，</text:p>
        <text:p text:style-name="P1">guá hiān-sî tsin khùn-lân, </text:p>
        <text:p text:style-name="P1">你嘛卸做通好還我。</text:p>
        <text:p text:style-name="P1">lí mā sià-tsò thang hó hîng --guá.</text:p>
        <text:p text:style-name="P1"/>
        <text:p text:style-name="P1">從阮老翁死了後，</text:p>
        <text:p text:style-name="P1">Tsiông gún lāu-ang sí liáu-āu, </text:p>
        <text:p text:style-name="P1"/>
        <text:p text:style-name="P1">也無人通好鬥趁錢，</text:p>
        <text:p text:style-name="P1">iā bô lâng thang hó tàu thàn-tsînn, </text:p>
        <text:p text:style-name="P1"/>
        <text:p text:style-name="P1"><text:s/>阿昌 兄，</text:p>
        <text:p text:style-name="P1"><text:s/>A-tshiong <text:s/>hiann, </text:p>
        <text:p text:style-name="P1"/>
        <text:p text:style-name="P1">閣予我寬限一下好毋？</text:p>
        <text:p text:style-name="P1">koh hōo guá khuan-ān --tsi̍t-ē hó --m̄?</text:p>
        <text:p text:style-name="P1"/>
        <text:p text:style-name="P1">予你欠遐爾久矣，</text:p>
        <text:p text:style-name="P1">Hōo lí khiàm hiah-nī kú --ah, </text:p>
        <text:p text:style-name="P1"/>
        <text:p text:style-name="P1">猶閣直直限！</text:p>
        <text:p text:style-name="P1">iah-koh ti̍t-ti̍t ān! </text:p>
        <text:p text:style-name="P1"/>
        <text:p text:style-name="P1">我知影你對阮真好，</text:p>
        <text:p text:style-name="P1">Guá tsai-iánn lí tuì gún tsin hó, </text:p>
        <text:p text:style-name="P1"/>
        <text:p text:style-name="P1">只是不得已的，</text:p>
        <text:p text:style-name="P1">tsí-sī put-tik-í --ê, </text:p>
        <text:p text:style-name="P1"/>
        <text:p text:style-name="P1">乎，</text:p>
        <text:p text:style-name="P1">honnh, </text:p>
        <text:p text:style-name="P1"/>
        <text:p text:style-name="P1">拜託咧。</text:p>
        <text:p text:style-name="P1">pài-thok --leh.</text:p>
        <text:p text:style-name="P1"/>
        <text:p text:style-name="P1"/>
        <text:p text:style-name="P1"><text:soft-page-break/>免閣辯，</text:p>
        <text:p text:style-name="P1">Bián koh piān, </text:p>
        <text:p text:style-name="P1"/>
        <text:p text:style-name="P1">限甲年底，</text:p>
        <text:p text:style-name="P1">hān kah nî-té, </text:p>
        <text:p text:style-name="P1"/>
        <text:p text:style-name="P1">你錢就還我啦！</text:p>
        <text:p text:style-name="P1">lí tsînn tō hâinn --guá --lah! </text:p>
        <text:p text:style-name="P1"/>
        <text:p text:style-name="P1">哼！</text:p>
        <text:p text:style-name="P1">Hngh!</text:p>
        <text:p text:style-name="P1"/>
        <text:p text:style-name="P1">阿母，</text:p>
        <text:p text:style-name="P1">A-bú, </text:p>
        <text:p text:style-name="P1"/>
        <text:p text:style-name="P1">這項代誌你哪會毋捌對我提起？</text:p>
        <text:p text:style-name="P1">tsit hāng tāi-tsì lí ná ē m̄ bat tuì guá thê-khí?</text:p>
        <text:p text:style-name="P1"/>
        <text:p text:style-name="P1">阿母是毋甘加添你的煩惱，</text:p>
        <text:p text:style-name="P1">A-bú sī m̄-kam ka-thiam lí ê huân-ló, </text:p>
        <text:p text:style-name="P1"/>
        <text:p text:style-name="P1">驚你無心情通做工課。</text:p>
        <text:p text:style-name="P1">kiann lí bô sim-tsiânn thang tsuè khang-khuè.</text:p>
        <text:p text:style-name="P1"/>
        <text:p text:style-name="P1">阿母，</text:p>
        <text:p text:style-name="P1">A-bú, </text:p>
        <text:p text:style-name="P1"/>
        <text:p text:style-name="P1">我一定欲想辦法還伊，</text:p>
        <text:p text:style-name="P1">guá it-tīng beh siūnn pān-huat hâinn --i, </text:p>
        <text:p text:style-name="P1"/>
        <text:p text:style-name="P1">毋通予阿母你煩惱。</text:p>
        <text:p text:style-name="P1">m̄ thang hōo a-bú lí huân-ló.</text:p>
        <text:p text:style-name="P1"/>
        <text:p text:style-name="P1"/>
        <text:p text:style-name="P1">心肝。</text:p>
        <text:p text:style-name="P1">Sim-kuann.</text:p>
        <text:p text:style-name="P1"/>
        <text:p text:style-name="P1">有代誌。</text:p>
        <text:p text:style-name="P1">Ū tāi-tsì.</text:p>
        <text:p text:style-name="P1"/>
        <text:p text:style-name="P1">啥物代誌咧？</text:p>
        <text:p text:style-name="P1">Siánn-mih tāi-tsì --leh?</text:p>
        <text:p text:style-name="P1"/>
        <text:p text:style-name="P1">阮老爸死的時陣，</text:p>
        <text:p text:style-name="P1">Gún lāu-pē sí ê sî-tsūn, </text:p>
        <text:p text:style-name="P1"/>
        <text:p text:style-name="P1">欠 阿昌 兄一寡錢，</text:p>
        <text:p text:style-name="P1">khiàm <text:s/>A-tshiong <text:s/>hiann tsi̍t-kuá tsînn, </text:p>
        <text:p text:style-name="P1"/>
        <text:p text:style-name="P1">阮老母攏毋捌對我講，</text:p>
        <text:p text:style-name="P1">gún lāu-bú lóng m̄ bat tuì guá kóng, </text:p>
        <text:p text:style-name="P1"/>
        <text:p text:style-name="P1">伊今仔日欲來共阮討錢。</text:p>
        <text:p text:style-name="P1">i kin-á-li̍t beh lâi kā gún thó-tsînn.</text:p>
        <text:p text:style-name="P1"/>
        <text:p text:style-name="P1">這簡單嘛，</text:p>
        <text:p text:style-name="P1">Tse kán-tan --mah, </text:p>
        <text:p text:style-name="P1"/>
        <text:p text:style-name="P1">等菜若收成，</text:p>
        <text:p text:style-name="P1">tán tshài nā siu-sîng, </text:p>
        <text:p text:style-name="P1"/>
        <text:p text:style-name="P1">才來賣還伊。</text:p>
        <text:p text:style-name="P1">tsiah lâi buē hâinn --i.</text:p>
        <text:p text:style-name="P1"/>
        <text:p text:style-name="P1">Eh，</text:p>
        <text:p text:style-name="P1">Eh, </text:p>
        <text:p text:style-name="P1"/>
        <text:p text:style-name="P1">菜哪會當賣遐爾濟錢？</text:p>
        <text:p text:style-name="P1">tshài ná ē-tàng buē hiah-nī tsuē tsînn?</text:p>
        <text:p text:style-name="P1"/>
        <text:p text:style-name="P1"><text:soft-page-break/>這到底是欠人偌濟錢啊？</text:p>
        <text:p text:style-name="P1">Tse tàu-tué sī khiàm lâng luā-tsuē tsînn --ah?</text:p>
        <text:p text:style-name="P1"/>
        <text:p text:style-name="P1">三萬箍。</text:p>
        <text:p text:style-name="P1">Sann-bān khoo.</text:p>
        <text:p text:style-name="P1"/>
        <text:p text:style-name="P1">唅？</text:p>
        <text:p text:style-name="P1">Hannh? </text:p>
        <text:p text:style-name="P1"/>
        <text:p text:style-name="P1">遐濟錢？</text:p>
        <text:p text:style-name="P1">Hiah tsuē tsînn?</text:p>
        <text:p text:style-name="P1"/>
        <text:p text:style-name="P1">一時哪有法度通還啦？</text:p>
        <text:p text:style-name="P1">It-sî ná ū-huat-tōo thang hâinn --lah?</text:p>
        <text:p text:style-name="P1"/>
        <text:p text:style-name="P1">啊！</text:p>
        <text:p text:style-name="P1">Ah! </text:p>
        <text:p text:style-name="P1"/>
        <text:p text:style-name="P1"><text:s/>雪娥 ！</text:p>
        <text:p text:style-name="P1"><text:s/>Suat-ngôo ! </text:p>
        <text:p text:style-name="P1"/>
        <text:p text:style-name="P1"><text:s/>雪娥 ！</text:p>
        <text:p text:style-name="P1"><text:s/>Suat-ngôo ! </text:p>
        <text:p text:style-name="P1"/>
        <text:p text:style-name="P1">你啥物時陣轉來？</text:p>
        <text:p text:style-name="P1">Lí siánn-mih sî-tsūn tńg--lâi?</text:p>
        <text:p text:style-name="P1"/>
        <text:p text:style-name="P1">我轉來 兩 、 三 工矣，</text:p>
        <text:p text:style-name="P1">Guá tńg--lâi <text:s/>nn̄g , <text:s/>sann <text:s/>kang --ah, </text:p>
        <text:p text:style-name="P1"/>
        <text:p text:style-name="P1">這陣欲閣來去 臺北 。</text:p>
        <text:p text:style-name="P1">tsit-tsūn beh koh lâi-khì <text:s/>Tâi-pak .</text:p>
        <text:p text:style-name="P1"/>
        <text:p text:style-name="P1"/>
        <text:p text:style-name="P1"/>
        <text:p text:style-name="P1">喔，</text:p>
        <text:p text:style-name="P1">Ooh, </text:p>
        <text:p text:style-name="P1"/>
        <text:p text:style-name="P1"><text:s/>臺北 遐爾好趁食，</text:p>
        <text:p text:style-name="P1"><text:s/>Tâi-pak <text:s/>hiah-nī hó thàn-tsia̍h, </text:p>
        <text:p text:style-name="P1"/>
        <text:p text:style-name="P1">無偌久你就變甲遮爾媠矣，</text:p>
        <text:p text:style-name="P1">bô-luā-kú lí tō piàn kah tsiah-nī suí --ah, </text:p>
        <text:p text:style-name="P1"/>
        <text:p text:style-name="P1">你是咧食啥物頭路？</text:p>
        <text:p text:style-name="P1">lí sī leh tsia̍h siánn-mih thâu-lōo?</text:p>
        <text:p text:style-name="P1"/>
        <text:p text:style-name="P1">Eh，</text:p>
        <text:p text:style-name="P1">Eh, </text:p>
        <text:p text:style-name="P1"/>
        <text:p text:style-name="P1">我咧做店員。</text:p>
        <text:p text:style-name="P1">guá leh tsuè tiàm-uân.</text:p>
        <text:p text:style-name="P1"/>
        <text:p text:style-name="P1">喔，</text:p>
        <text:p text:style-name="P1">Ooh, </text:p>
        <text:p text:style-name="P1"/>
        <text:p text:style-name="P1">做店員？</text:p>
        <text:p text:style-name="P1">tsuè tiàm-uân? </text:p>
        <text:p text:style-name="P1"/>
        <text:p text:style-name="P1">喔，</text:p>
        <text:p text:style-name="P1">Ooh, </text:p>
        <text:p text:style-name="P1"/>
        <text:p text:style-name="P1">穿甲遮爾媠，</text:p>
        <text:p text:style-name="P1">tshīng kah tsiah-nī suí, </text:p>
        <text:p text:style-name="P1"/>
        <text:p text:style-name="P1">你嘛共我允看覓咧。</text:p>
        <text:p text:style-name="P1">lí mā kā guá ín khuànn-māi --leh.</text:p>
        <text:p text:style-name="P1"/>
        <text:p text:style-name="P1">你猶是蹛咧庄跤較實在。</text:p>
        <text:p text:style-name="P1">Lí iah sī tuà leh tsng-kha khah si̍t-tsāi.</text:p>
        <text:p text:style-name="P1"><text:soft-page-break/></text:p>
        <text:p text:style-name="P1">毋過厝裡有人逼欲討錢，</text:p>
        <text:p text:style-name="P1">M̄-koh tshù--lí ū lâng pik beh thó-tsînn, </text:p>
        <text:p text:style-name="P1"/>
        <text:p text:style-name="P1">我真希望你踮 臺北 共我揣一項頭路，</text:p>
        <text:p text:style-name="P1">guá tsin hi-bāng lí tàm <text:s/>Tâi-pak <text:s/>kā guá tshuē tsi̍t hāng thâu-lōo, </text:p>
        <text:p text:style-name="P1"/>
        <text:p text:style-name="P1">也通趁錢還人。</text:p>
        <text:p text:style-name="P1">iā thang thàn-tsînn hâinn --lâng.</text:p>
        <text:p text:style-name="P1"/>
        <text:p text:style-name="P1">都市是真混雜，</text:p>
        <text:p text:style-name="P1">Too-tshī sī tsin hūn-tsa̍p, </text:p>
        <text:p text:style-name="P1"/>
        <text:p text:style-name="P1">我看你猶是就閣考慮看覓咧。</text:p>
        <text:p text:style-name="P1">guá khuànn lí ah sī tiō koh khó-lū khuànn-māi --leh.</text:p>
        <text:p text:style-name="P1"/>
        <text:p text:style-name="P1">Eh，</text:p>
        <text:p text:style-name="P1">Eh, </text:p>
        <text:p text:style-name="P1"/>
        <text:p text:style-name="P1">我早就考慮矣，</text:p>
        <text:p text:style-name="P1">guá tsá tiō khó-lū --ah, </text:p>
        <text:p text:style-name="P1"/>
        <text:p text:style-name="P1">我拜託你共我幫忙一下啦。</text:p>
        <text:p text:style-name="P1">guá pài-thok lí kā guá pang-bâng --tsi̍t-ē --lah.</text:p>
        <text:p text:style-name="P1"/>
        <text:p text:style-name="P1">好啦，</text:p>
        <text:p text:style-name="P1">Hó --lah, </text:p>
        <text:p text:style-name="P1"/>
        <text:p text:style-name="P2">我 la̋i 臺北 共你問看有無，</text:p>
        <text:p text:style-name="P1">guá la̋i <text:s/>Tâi-pak <text:s/>kā lí mn̄g khuànn ū --bô, </text:p>
        <text:p text:style-name="P1"/>
        <text:p text:style-name="P1">若有我才寫批予你。</text:p>
        <text:p text:style-name="P1">nā ū guá tsiah siá phue hōo --lí.</text:p>
        <text:p text:style-name="P1"/>
        <text:p text:style-name="P1">Eh 好、好。</text:p>
        <text:p text:style-name="P1">Eh hó, hó.</text:p>
        <text:p text:style-name="P1"/>
        <text:p text:style-name="P1">喔，</text:p>
        <text:p text:style-name="P1">Ooh, </text:p>
        <text:p text:style-name="P1"/>
        <text:p text:style-name="P1">我車幫到矣，</text:p>
        <text:p text:style-name="P1">guá tshia-pang kàu --ah, </text:p>
        <text:p text:style-name="P1"/>
        <text:p text:style-name="P1">無，</text:p>
        <text:p text:style-name="P1">bô, </text:p>
        <text:p text:style-name="P1"/>
        <text:p text:style-name="P1">我欲來去。</text:p>
        <text:p text:style-name="P1">guá beh lâi-khì.</text:p>
        <text:p text:style-name="P1"/>
        <text:p text:style-name="P1">無，</text:p>
        <text:p text:style-name="P1">Bô, </text:p>
        <text:p text:style-name="P1"/>
        <text:p text:style-name="P1">才拜託你乎。</text:p>
        <text:p text:style-name="P1">tsiah pài-thok --lí --honnh.</text:p>
        <text:p text:style-name="P1"/>
        <text:p text:style-name="P1">好。</text:p>
        <text:p text:style-name="P1">Hó.</text:p>
        <text:p text:style-name="P1"/>
        <text:p text:style-name="P1">去 臺北 ？ </text:p>
        <text:p text:style-name="P1">Khì <text:s/>Tâi-pak ? </text:p>
        <text:p text:style-name="P1"/>
        <text:p text:style-name="P1">Mh！</text:p>
        <text:p text:style-name="P1">Mh!</text:p>
        <text:p text:style-name="P1"/>
        <text:p text:style-name="P1">阿母真袂放心。</text:p>
        <text:p text:style-name="P1">A-bú tsin bē hòng-sim.</text:p>
        <text:p text:style-name="P1"/>
        <text:p text:style-name="P1"/>
        <text:p text:style-name="P1"/>
        <text:p text:style-name="P4">阿母，</text:p>
        <text:p text:style-name="P1">A-bú, </text:p>
        <text:p text:style-name="P1"/>
        <text:p text:style-name="P1">我也毋是 三 歲囡仔，</text:p>
        <text:p text:style-name="P1">guá iā m̄ sī <text:s/>sann <text:s/>huè gín-á, </text:p>
        <text:p text:style-name="P1"/>
        <text:p text:style-name="P1">哪會就袂放心？</text:p>
        <text:p text:style-name="P1">ná ē tiō bē hòng-sim?</text:p>
        <text:p text:style-name="P1"/>
        <text:p text:style-name="P1"><text:s/>臺北 是五花十色，</text:p>
        <text:p text:style-name="P1"><text:s/>Tâi-pak <text:s/>sī gōo-hue-tsa̍p-sik, </text:p>
        <text:p text:style-name="P1"/>
        <text:p text:style-name="P1">你就閣想看覓咧。</text:p>
        <text:p text:style-name="P1">lí tō koh siūnn khuànn-māi --eh.</text:p>
        <text:p text:style-name="P1"/>
        <text:p text:style-name="P1">我想欲來 臺北 ，</text:p>
        <text:p text:style-name="P1">Guá siūnn-beh lâi <text:s/>Tâi-pak , </text:p>
        <text:p text:style-name="P1"/>
        <text:p text:style-name="P1">為著這項代誌，</text:p>
        <text:p text:style-name="P1">uī-tio̍h tsit hāng tāi-tsì, </text:p>
        <text:p text:style-name="P1"/>
        <text:p text:style-name="P1">時常咧煩惱。</text:p>
        <text:p text:style-name="P1">sî-siông leh huân-ló.</text:p>
        <text:p text:style-name="P1"/>
        <text:p text:style-name="P1"><text:s/>秀蘭 ，</text:p>
        <text:p text:style-name="P1"><text:s/>Siù-lân , </text:p>
        <text:p text:style-name="P1"/>
        <text:p text:style-name="P1">你有這款的孝心，</text:p>
        <text:p text:style-name="P1">lí ū tsit khuán ê hàu-sim, </text:p>
        <text:p text:style-name="P1"/>
        <text:p text:style-name="P1">阿母真歡喜。</text:p>
        <text:p text:style-name="P1">a-bú tsin huann-hí.</text:p>
        <text:p text:style-name="P1"/>
        <text:p text:style-name="P1">無我失禮。</text:p>
        <text:p text:style-name="P1">Bô guá sit-lé.</text:p>
        <text:p text:style-name="P1"/>
        <text:p text:style-name="P1"><text:s/>李 經理，</text:p>
        <text:p text:style-name="P1"><text:s/>Lí <text:s/>king-lí, </text:p>
        <text:p text:style-name="P1"/>
        <text:p text:style-name="P1">無閒煞攏袂記得，</text:p>
        <text:p text:style-name="P1">bô-îng suah lóng buē-kì-eh, </text:p>
        <text:p text:style-name="P1"/>
        <text:p text:style-name="P1">我想欲拜託你一項代誌。</text:p>
        <text:p text:style-name="P1">guá siūnn-beh pài-thok lí tsi̍t hāng tāi-tsì.</text:p>
        <text:p text:style-name="P1"/>
        <text:p text:style-name="P1">啥物代誌？</text:p>
        <text:p text:style-name="P1">Siánn-mih tāi-tsì?</text:p>
        <text:p text:style-name="P1"/>
        <text:p text:style-name="P1">你人面遐闊，</text:p>
        <text:p text:style-name="P1">Lí lâng-bīn hiah khuah, </text:p>
        <text:p text:style-name="P1"/>
        <text:p text:style-name="P1">嘛共阮女朋友揣看有一項頭路無？</text:p>
        <text:p text:style-name="P1">mā kā gún lú pîng-iú tshuē khuànn ū tsi̍t hāng thâu-lōo --bô?</text:p>
        <text:p text:style-name="P1"/>
        <text:p text:style-name="P1">喔？</text:p>
        <text:p text:style-name="P1">Ooh? </text:p>
        <text:p text:style-name="P1"/>
        <text:p text:style-name="P1">媠抑䆀啊？</text:p>
        <text:p text:style-name="P1">Suí ia̍h bái --ah?</text:p>
        <text:p text:style-name="P1"/>
        <text:p text:style-name="P1">真媠喔，</text:p>
        <text:p text:style-name="P1">Tsin suí --ooh, </text:p>
        <text:p text:style-name="P1"/>
        <text:p text:style-name="P1">無論啥物人看，</text:p>
        <text:p text:style-name="P1">bô-lūn siánn-mih lâng khuànn, </text:p>
        <text:p text:style-name="P1"/>
        <text:p text:style-name="P1">嘛會佮意。</text:p>
        <text:p text:style-name="P1">mā ē kah-ì.</text:p>
        <text:p text:style-name="P1"/>
        <text:p text:style-name="P1"/>
        <text:p text:style-name="P4">喔，</text:p>
        <text:p text:style-name="P1">Ooh, </text:p>
        <text:p text:style-name="P1"/>
        <text:p text:style-name="P1">伊若是想欲佮你仝途啊，</text:p>
        <text:p text:style-name="P1">i nā sī siūnn-beh kah lí kāng tôo --ah, </text:p>
        <text:p text:style-name="P1"/>
        <text:p text:style-name="P1">我會向董事長共伊介紹，</text:p>
        <text:p text:style-name="P1">guá huē hiòng táng-sīr-tiúnn kā i kài-siāu, </text:p>
        <text:p text:style-name="P1"/>
        <text:p text:style-name="P1">穩准的。</text:p>
        <text:p text:style-name="P1">ún tsún --ê.</text:p>
        <text:p text:style-name="P1"/>
        <text:p text:style-name="P1">毋過。</text:p>
        <text:p text:style-name="P1">M̄-koh.</text:p>
        <text:p text:style-name="P1"/>
        <text:p text:style-name="P1">唉，</text:p>
        <text:p text:style-name="P1">Haih, </text:p>
        <text:p text:style-name="P1"/>
        <text:p text:style-name="P1">這个頭路煞會䆀是毋？</text:p>
        <text:p text:style-name="P1">tsit ê thâu-lōo suah ē bái sī --m̄? </text:p>
        <text:p text:style-name="P1"/>
        <text:p text:style-name="P1">啥物頭路會比這號較好？</text:p>
        <text:p text:style-name="P1">Sím-mih thâu-lōo ē pí tsit-lō khah hó? </text:p>
        <text:p text:style-name="P1"/>
        <text:p text:style-name="P1">你想看覓咧。</text:p>
        <text:p text:style-name="P1">Lí siūnn khuànn-māi --eh.</text:p>
        <text:p text:style-name="P1"/>
        <text:p text:style-name="P1">嘛好，</text:p>
        <text:p text:style-name="P1">Mā hó, </text:p>
        <text:p text:style-name="P1"/>
        <text:p text:style-name="P1">無，</text:p>
        <text:p text:style-name="P1">bô, </text:p>
        <text:p text:style-name="P1"/>
        <text:p text:style-name="P1">我寫批予伊，</text:p>
        <text:p text:style-name="P1">guá siá phue hōo --i, </text:p>
        <text:p text:style-name="P1"/>
        <text:p text:style-name="P1">問看伊欲毋。</text:p>
        <text:p text:style-name="P1">mn̄g khuànn i beh --m̄.</text:p>
        <text:p text:style-name="P1"/>
        <text:p text:style-name="P1">Mh，</text:p>
        <text:p text:style-name="P1">Mh, </text:p>
        <text:p text:style-name="P1"/>
        <text:p text:style-name="P1">哈哈哈哈。</text:p>
        <text:p text:style-name="P1">ha ha ha ha.</text:p>
        <text:p text:style-name="P1"/>
        <text:p text:style-name="P1">你敢誠實決定欲去是毋？</text:p>
        <text:p text:style-name="P1">Lí kám tsiânn-si̍t kuat-tīng beh khì sī --m̄?</text:p>
        <text:p text:style-name="P1"/>
        <text:p text:style-name="P1">欸，</text:p>
        <text:p text:style-name="P1">Eh, </text:p>
        <text:p text:style-name="P1"/>
        <text:p text:style-name="P1">你是知影我的環境。</text:p>
        <text:p text:style-name="P1">lí sī tsai-iánn guá ê khuân-kíng.</text:p>
        <text:p text:style-name="P1"/>
        <text:p text:style-name="P1">但是 臺北 遐爾複雜，</text:p>
        <text:p text:style-name="P1">Tān-sī <text:s/>Tâi-pak <text:s/>hiah-nī ho̍k-tsa̍p, </text:p>
        <text:p text:style-name="P1"/>
        <text:p text:style-name="P1">你處處著愛較小心。</text:p>
        <text:p text:style-name="P1">lí tshù-tshù to̍h-ài khah sió-sim.</text:p>
        <text:p text:style-name="P1"/>
        <text:p text:style-name="P1">你哪遐爾袂了解我？</text:p>
        <text:p text:style-name="P1">Lí ná hiah-nī bē liáu-kái --guá? </text:p>
        <text:p text:style-name="P1"/>
        <text:p text:style-name="P1">我絕對袂去做歹代誌，</text:p>
        <text:p text:style-name="P1">Guá tsua̍t-tuì bē khì tsò phái tāi-tsì, </text:p>
        <text:p text:style-name="P1"/>
        <text:p text:style-name="P1">你毋免煩惱。</text:p>
        <text:p text:style-name="P1">lí m̄-bián huân-ló. </text:p>
        <text:p text:style-name="P1"/>
        <text:p text:style-name="P1"/>
        <text:p text:style-name="P4">毋過，</text:p>
        <text:p text:style-name="P1">M̄-koh, </text:p>
        <text:p text:style-name="P1"/>
        <text:p text:style-name="P1">我若去 臺北 了後，</text:p>
        <text:p text:style-name="P1">guá nā khì <text:s/>Tâi-pak <text:s/>liáu-āu, </text:p>
        <text:p text:style-name="P1"/>
        <text:p text:style-name="P1">阮老母才拜託你替我照顧。</text:p>
        <text:p text:style-name="P1">gún lāu-bú tsiah pài-thok lí thè guá tsiàu-kòo. </text:p>
        <text:p text:style-name="P1"/>
        <text:p text:style-name="P1">喔，</text:p>
        <text:p text:style-name="P1">Ooh, </text:p>
        <text:p text:style-name="P1"/>
        <text:p text:style-name="P1"><text:s/>火土 ，</text:p>
        <text:p text:style-name="P1"><text:s/>Hué-thóo , </text:p>
        <text:p text:style-name="P1"/>
        <text:p text:style-name="P1">你歕一塊歌予我聽，</text:p>
        <text:p text:style-name="P1">lí pûn tsi̍t tè kua hōo guá thiann, </text:p>
        <text:p text:style-name="P1"/>
        <text:p text:style-name="P1">做咱離別的紀念好毋？</text:p>
        <text:p text:style-name="P1">tsò lán lī-pia̍t ê kì-liām hó --m̄?</text:p>
        <text:p text:style-name="P1"/>
        <text:p text:style-name="P1">好。</text:p>
        <text:p text:style-name="P1">Hó.</text:p>
        <text:p text:style-name="P1"/>
        <text:p text:style-name="P1">你就保重喔。</text:p>
        <text:p text:style-name="P1">Lí tō pó-tiōng --ooh.</text:p>
        <text:p text:style-name="P1"/>
        <text:p text:style-name="P1">你也是。</text:p>
        <text:p text:style-name="P1">Lí iā sī. </text:p>
        <text:p text:style-name="P1"/>
        <text:p text:style-name="P1">再會。</text:p>
        <text:p text:style-name="P1">Tsài-huē.</text:p>
        <text:p text:style-name="P1"/>
        <text:p text:style-name="P1">再會。</text:p>
        <text:p text:style-name="P1">Tsài-huē.</text:p>
        <text:p text:style-name="P1"/>
        <text:p text:style-name="P1">啊！</text:p>
        <text:p text:style-name="P1">Ah! </text:p>
        <text:p text:style-name="P1"/>
        <text:p text:style-name="P1">欸、欸、欸。</text:p>
        <text:p text:style-name="P1">Eh, eh, eh.</text:p>
        <text:p text:style-name="P1"/>
        <text:p text:style-name="P1"><text:s/>李 經理。</text:p>
        <text:p text:style-name="P1"><text:s/>Lí <text:s/>king-lí.</text:p>
        <text:p text:style-name="P1"/>
        <text:p text:style-name="P1">Mh？</text:p>
        <text:p text:style-name="P1">Mh?</text:p>
        <text:p text:style-name="P1"/>
        <text:p text:style-name="P1">我明仔載厝稅到矣，</text:p>
        <text:p text:style-name="P1">guá bîn-á-tsài tshù-sè kàu --ah, </text:p>
        <text:p text:style-name="P1"/>
        <text:p text:style-name="P1">拜託遐的數嘛佮我算算咧。</text:p>
        <text:p text:style-name="P1">pài-thok hia--ê siàu mā kah guá sǹg-sǹg--leh.</text:p>
        <text:p text:style-name="P1"/>
        <text:p text:style-name="P1">會啦！</text:p>
        <text:p text:style-name="P1">Ē --lah! </text:p>
        <text:p text:style-name="P1"/>
        <text:p text:style-name="P1">會啦！</text:p>
        <text:p text:style-name="P1">Ē --lah! </text:p>
        <text:p text:style-name="P1"/>
        <text:p text:style-name="P1">啊有影，</text:p>
        <text:p text:style-name="P1">Ah ū-iánn, </text:p>
        <text:p text:style-name="P1"/>
        <text:p text:style-name="P1">你頂幫講彼个朋友欲來食頭路，</text:p>
        <text:p text:style-name="P1">lí tíng-pang kóng hit ê pîng-iú beh lâi tsia̍h-thâu-lōo, </text:p>
        <text:p text:style-name="P1"/>
        <text:p text:style-name="P1">敢猶無啥消息？</text:p>
        <text:p text:style-name="P1">kám iah bô siánn siau-sit?</text:p>
        <text:p text:style-name="P1"/>
        <text:p text:style-name="P1"/>
        <text:p text:style-name="P4">喔，</text:p>
        <text:p text:style-name="P1">Ooh, </text:p>
        <text:p text:style-name="P1"/>
        <text:p text:style-name="P1">我就有寫批去，</text:p>
        <text:p text:style-name="P1">guá tiō ū siá phue khì, </text:p>
        <text:p text:style-name="P1"/>
        <text:p text:style-name="P1">就攏無回批，</text:p>
        <text:p text:style-name="P1">tō lóng bô huê-phue, </text:p>
        <text:p text:style-name="P1"/>
        <text:p text:style-name="P1">大概敢若袂來矣。</text:p>
        <text:p text:style-name="P1">tāi-khài kánn-ná buē lâi --ah.</text:p>
        <text:p text:style-name="P1"/>
        <text:p text:style-name="P1">Mh。</text:p>
        <text:p text:style-name="P1">Mh.</text:p>
        <text:p text:style-name="P1"/>
        <text:p text:style-name="P1"><text:s/>雪娥 ！</text:p>
        <text:p text:style-name="P1"><text:s/>Suat-ngôo !</text:p>
        <text:p text:style-name="P1"/>
        <text:p text:style-name="P1"><text:s/>秀蘭 ！</text:p>
        <text:p text:style-name="P1"><text:s/>Siù-lân ! </text:p>
        <text:p text:style-name="P1"/>
        <text:p text:style-name="P1">講人人到，</text:p>
        <text:p text:style-name="P1">Kóng lâng lâng kàu, </text:p>
        <text:p text:style-name="P1"/>
        <text:p text:style-name="P1">我掠準你袂來矣講。</text:p>
        <text:p text:style-name="P1">guá lia̍h-tsún lí buē lâi --ah --kóng.</text:p>
        <text:p text:style-name="P1"/>
        <text:p text:style-name="P1">啊我就</text:p>
        <text:p text:style-name="P1">Ah guá tō</text:p>
        <text:p text:style-name="P1"/>
        <text:p text:style-name="P1">才請你共幫忙。</text:p>
        <text:p text:style-name="P1">Tsiah tshiánn lí kā pang-bâng.</text:p>
        <text:p text:style-name="P1"/>
        <text:p text:style-name="P1">Eh 嘿，</text:p>
        <text:p text:style-name="P1">Eh heh, </text:p>
        <text:p text:style-name="P1"/>
        <text:p text:style-name="P1">無問題，</text:p>
        <text:p text:style-name="P1">bô būn-tê, </text:p>
        <text:p text:style-name="P1"/>
        <text:p text:style-name="P1">這隨咱來見董事長。</text:p>
        <text:p text:style-name="P1">tse suî lán lâi kìnn táng-sīr-tiúnn.</text:p>
        <text:p text:style-name="P1"/>
        <text:p text:style-name="P1">Mh，</text:p>
        <text:p text:style-name="P1">Mh, </text:p>
        <text:p text:style-name="P1"/>
        <text:p text:style-name="P1">哼哼哼哼哼，</text:p>
        <text:p text:style-name="P1">hngh hngh hngh hngh hngh, </text:p>
        <text:p text:style-name="P1"/>
        <text:p text:style-name="P1"><text:s/>李 經理，</text:p>
        <text:p text:style-name="P1"><text:s/>Lí <text:s/>king-lí, </text:p>
        <text:p text:style-name="P1"/>
        <text:p text:style-name="P1">彼个是毋？</text:p>
        <text:p text:style-name="P1">hit ê sī --m̄?</text:p>
        <text:p text:style-name="P1"/>
        <text:p text:style-name="P1">嘿，</text:p>
        <text:p text:style-name="P1">Heh, </text:p>
        <text:p text:style-name="P1"/>
        <text:p text:style-name="P1">是，</text:p>
        <text:p text:style-name="P1">sī,</text:p>
        <text:p text:style-name="P1"/>
        <text:p text:style-name="P1">這个著。</text:p>
        <text:p text:style-name="P1">tsit ê tio̍h.</text:p>
        <text:p text:style-name="P1"/>
        <text:p text:style-name="P1">真好的人才，</text:p>
        <text:p text:style-name="P1">Tsin hó ê lîn-tsâi, </text:p>
        <text:p text:style-name="P1"/>
        <text:p text:style-name="P1">你若好好蹛我遮工作，</text:p>
        <text:p text:style-name="P1">lí nā hó-hó tuà guá tsia kang-tsok, </text:p>
        <text:p text:style-name="P1"/>
        <text:p text:style-name="P1">我才吩咐 李 經理招一寡人客共你捀場。</text:p>
        <text:p text:style-name="P1">guá tsiah huan-hù <text:s/>Lí <text:s/>king-lí tsio tsi̍t-kuá lâng-kheh kā lí phâng-tiûnn.</text:p>
        <text:p text:style-name="P1"><text:soft-page-break/></text:p>
        <text:p text:style-name="P1">啊，</text:p>
        <text:p text:style-name="P1">Ah, </text:p>
        <text:p text:style-name="P1"/>
        <text:p text:style-name="P1"><text:s/>雪娥 ，</text:p>
        <text:p text:style-name="P1"><text:s/>Suat-ngôo , </text:p>
        <text:p text:style-name="P1"/>
        <text:p text:style-name="P1">是啥物款頭路？</text:p>
        <text:p text:style-name="P1">sī siánn-mih khuán thâu-lōo?</text:p>
        <text:p text:style-name="P1"/>
        <text:p text:style-name="P1">Eh。</text:p>
        <text:p text:style-name="P1">Eh.</text:p>
        <text:p text:style-name="P1"/>
        <text:p text:style-name="P1">Mh？</text:p>
        <text:p text:style-name="P1">Mh?</text:p>
        <text:p text:style-name="P1"/>
        <text:p text:style-name="P1">Mh，</text:p>
        <text:p text:style-name="P1">Mh,</text:p>
        <text:p text:style-name="P1"/>
        <text:p text:style-name="P1"><text:s/>李 經理。</text:p>
        <text:p text:style-name="P1"><text:s/>Lí <text:s/>king-lí.</text:p>
        <text:p text:style-name="P1"/>
        <text:p text:style-name="P1">唅。</text:p>
        <text:p text:style-name="P1">Hannh.</text:p>
        <text:p text:style-name="P1"/>
        <text:p text:style-name="P1">你是無共伊講清楚是毋？</text:p>
        <text:p text:style-name="P1">Lí sī bô kā i kóng tshing-tshó sī --m̄?</text:p>
        <text:p text:style-name="P1"/>
        <text:p text:style-name="P1">Eh，</text:p>
        <text:p text:style-name="P1">Eh, </text:p>
        <text:p text:style-name="P1"/>
        <text:p text:style-name="P1">猶未啦。</text:p>
        <text:p text:style-name="P1">iah-bē --lah. </text:p>
        <text:p text:style-name="P1"/>
        <text:p text:style-name="P1">彼蹛遮是咧做舞女啦。</text:p>
        <text:p text:style-name="P1">He tuà tsia sī leh tsuè bú-lí --lah.</text:p>
        <text:p text:style-name="P1"/>
        <text:p text:style-name="P1">舞女？</text:p>
        <text:p text:style-name="P1">Bú-lú?</text:p>
        <text:p text:style-name="P1"/>
        <text:p text:style-name="P1">Hannh --nooh！</text:p>
        <text:p text:style-name="P1">Hannh --nooh!</text:p>
        <text:p text:style-name="P1"/>
        <text:p text:style-name="P1">喂，</text:p>
        <text:p text:style-name="P1">Eh, </text:p>
        <text:p text:style-name="P1"/>
        <text:p text:style-name="P1"><text:s/>雪娥 ，</text:p>
        <text:p text:style-name="P1"><text:s/>Suat-ngôo , </text:p>
        <text:p text:style-name="P1"/>
        <text:p text:style-name="P1">啥物叫做舞女？</text:p>
        <text:p text:style-name="P1">siánn-mih kiò-tsò bú-lú?</text:p>
        <text:p text:style-name="P1"/>
        <text:p text:style-name="P1">這是最輕可的頭路，</text:p>
        <text:p text:style-name="P1">Tse sī tsuè khin-khó ê thâu-lōo, </text:p>
        <text:p text:style-name="P1"/>
        <text:p text:style-name="P1">只干焦予人按呢攬攬抱抱過踮一睏仔，</text:p>
        <text:p text:style-name="P1">tsí kan-na hōo lâng án-ne lám-lám phō-phō kuè tàm tsi̍t-khùn-á, </text:p>
        <text:p text:style-name="P1"/>
        <text:p text:style-name="P1">彼一月日趁咧歹算。</text:p>
        <text:p text:style-name="P1">he tsi̍t ge̍h-li̍t thàn leh phái sǹg.</text:p>
        <text:p text:style-name="P1"/>
        <text:p text:style-name="P1">有別的頭路無？</text:p>
        <text:p text:style-name="P1">Ū pa̍t ê thâu-lōo --bô? </text:p>
        <text:p text:style-name="P1"/>
        <text:p text:style-name="P1">這款我袂⿰曉通呢。</text:p>
        <text:p text:style-name="P1">Tsit khuán guá buē-hiáng --neh.</text:p>
        <text:p text:style-name="P1"/>
        <text:p text:style-name="P1">嘿嘿嘿嘿嘿，</text:p>
        <text:p text:style-name="P1">Heh heh heh heh heh, </text:p>
        <text:p text:style-name="P1"/>
        <text:p text:style-name="P1">慢慢學就會曉。</text:p>
        <text:p text:style-name="P1"><text:soft-page-break/>bān-bān o̍h tō ē-hiáu. </text:p>
        <text:p text:style-name="P1"/>
        <text:p text:style-name="P1"><text:s/>明郎 。</text:p>
        <text:p text:style-name="P1"><text:s/>Bîng-lông .</text:p>
        <text:p text:style-name="P1"/>
        <text:p text:style-name="P1">啊？</text:p>
        <text:p text:style-name="P1">Ah?</text:p>
        <text:p text:style-name="P1"/>
        <text:p text:style-name="P1">這 五千 箍提予伊買衫蓄物件。</text:p>
        <text:p text:style-name="P1">Tse <text:s/>gōo-tshing <text:s/>khoo the̍h hōo i bué sann hak mi̍h-kiānn.</text:p>
        <text:p text:style-name="P1"/>
        <text:p text:style-name="P1">是、是。</text:p>
        <text:p text:style-name="P1">Sī, sī. </text:p>
        <text:p text:style-name="P1"/>
        <text:p text:style-name="P1">這是董事長的好意，</text:p>
        <text:p text:style-name="P1">Tse sī táng-sū-tiúnn ê hó-ì, </text:p>
        <text:p text:style-name="P1"/>
        <text:p text:style-name="P1">毋免三思兩意，</text:p>
        <text:p text:style-name="P1">m̄-bián sam-su-lióng-ì, </text:p>
        <text:p text:style-name="P1"/>
        <text:p text:style-name="P1">共收起來、收起來。</text:p>
        <text:p text:style-name="P1">kā siu --khí-lâi, siu --khí-lâi.</text:p>
        <text:p text:style-name="P1"/>
        <text:p text:style-name="P1">Eh，</text:p>
        <text:p text:style-name="P1">Eh, </text:p>
        <text:p text:style-name="P1"/>
        <text:p text:style-name="P1">毋、毋啊，</text:p>
        <text:p text:style-name="P1">m̄, m̄ --ah, </text:p>
        <text:p text:style-name="P1"/>
        <text:p text:style-name="P1">哎。</text:p>
        <text:p text:style-name="P1">aih.</text:p>
        <text:p text:style-name="P1"/>
        <text:p text:style-name="P1">提去講，</text:p>
        <text:p text:style-name="P1">The̍h--khì kóng, </text:p>
        <text:p text:style-name="P1"/>
        <text:p text:style-name="P1">哼。</text:p>
        <text:p text:style-name="P1">hngh.</text:p>
        <text:p text:style-name="P1"/>
        <text:p text:style-name="P1">Mh？</text:p>
        <text:p text:style-name="P1">Mh?</text:p>
        <text:p text:style-name="P1"/>
        <text:p text:style-name="P1">共收起來好啦，</text:p>
        <text:p text:style-name="P1">Kā siu --khí-lâi hó --lah, </text:p>
        <text:p text:style-name="P1"/>
        <text:p text:style-name="P1"><text:s/>雪娥 嘛是佇遮咧做舞女，</text:p>
        <text:p text:style-name="P1"><text:s/>Suat-ngôo <text:s/>mā sī tī tsia teh tsuè bú-lír, </text:p>
        <text:p text:style-name="P1"/>
        <text:p text:style-name="P1">啊伊按呢每日嘛痛痛快快咧過日，</text:p>
        <text:p text:style-name="P1">ah i án-ne muí li̍t mā thòng-thòng-khuài-khuài leh kè-li̍t, </text:p>
        <text:p text:style-name="P1"/>
        <text:p text:style-name="P1">收起來好啦。</text:p>
        <text:p text:style-name="P1">siu --khí-lâi hó --lah.</text:p>
        <text:p text:style-name="P1"/>
        <text:p text:style-name="P1">喂，</text:p>
        <text:p text:style-name="P1">Eh, </text:p>
        <text:p text:style-name="P1"/>
        <text:p text:style-name="P1"><text:s/>雪娥 ，</text:p>
        <text:p text:style-name="P1"><text:s/>Suat-ngôo , </text:p>
        <text:p text:style-name="P1"/>
        <text:p text:style-name="P1">敢有影？</text:p>
        <text:p text:style-name="P1">kám ū-iánn? </text:p>
        <text:p text:style-name="P1"/>
        <text:p text:style-name="P1">你敢毋是講咧做店員？</text:p>
        <text:p text:style-name="P1">Lí kám m̄ sī kóng leh tsò tiàm-uân?</text:p>
        <text:p text:style-name="P1"/>
        <text:p text:style-name="P1">無法度，</text:p>
        <text:p text:style-name="P1">Bô-huat-tōo, </text:p>
        <text:p text:style-name="P1"/>
        <text:p text:style-name="P1">厝內經濟困難，</text:p>
        <text:p text:style-name="P1">tshù-lāi king-tsè khùn-lân, </text:p>
        <text:p text:style-name="P1"/>
        <text:p text:style-name="P1"><text:soft-page-break/>咧 臺北 想欲趁較濟錢，</text:p>
        <text:p text:style-name="P1">leh <text:s/>Tâi-pak <text:s/>siūnn-beh thàn khah tsuē tsînn, </text:p>
        <text:p text:style-name="P1"/>
        <text:p text:style-name="P1">只有行這條路。</text:p>
        <text:p text:style-name="P1">tsí-ū kiânn tsit tiâu lōo.</text:p>
        <text:p text:style-name="P1"/>
        <text:p text:style-name="P1">嘿嘿嘿嘿嘿，</text:p>
        <text:p text:style-name="P1">Heh heh heh heh heh, </text:p>
        <text:p text:style-name="P1"/>
        <text:p text:style-name="P1">免考慮，</text:p>
        <text:p text:style-name="P1">bián khó-lū, </text:p>
        <text:p text:style-name="P1"/>
        <text:p text:style-name="P1">緊收起來，</text:p>
        <text:p text:style-name="P1">kín siu --khí-lâi, </text:p>
        <text:p text:style-name="P1"/>
        <text:p text:style-name="P1">無夠才閣講。</text:p>
        <text:p text:style-name="P1">bô-kàu tsiah koh kóng.</text:p>
        <text:p text:style-name="P1"/>
        <text:p text:style-name="P1"><text:s/>秀蘭 ，</text:p>
        <text:p text:style-name="P1"><text:s/>Siù-lân , </text:p>
        <text:p text:style-name="P1"/>
        <text:p text:style-name="P1">本來我是毋敢介紹你這項頭路，</text:p>
        <text:p text:style-name="P1">pún--lâi guá sī m̄ kánn kài-siāu lí tsit hāng thâu-lōo, </text:p>
        <text:p text:style-name="P1"/>
        <text:p text:style-name="P1">毋過，</text:p>
        <text:p text:style-name="P1">m̄-koh,</text:p>
        <text:p text:style-name="P1"/>
        <text:p text:style-name="P1">咧 臺北 欲揣一項職業，</text:p>
        <text:p text:style-name="P1">leh <text:s/>Tâi-pak <text:s/>beh tshē tsi̍t hāng tsit-gia̍p, </text:p>
        <text:p text:style-name="P1"/>
        <text:p text:style-name="P1">實在無遐爾容易。</text:p>
        <text:p text:style-name="P1">si̍t-tsāi bô hiah-nī iông-ī.</text:p>
        <text:p text:style-name="P1"/>
        <text:p text:style-name="P1">Eh，</text:p>
        <text:p text:style-name="P1">Eh, </text:p>
        <text:p text:style-name="P1"/>
        <text:p text:style-name="P1">我知影，</text:p>
        <text:p text:style-name="P1">guá tsai-iánn, </text:p>
        <text:p text:style-name="P1"/>
        <text:p text:style-name="P1">毋過，</text:p>
        <text:p text:style-name="P1">m̄-koh, </text:p>
        <text:p text:style-name="P1"/>
        <text:p text:style-name="P1">這款頭路我恐驚</text:p>
        <text:p text:style-name="P1">tsit khuán thâu-lōo guá khióng-kiann</text:p>
        <text:p text:style-name="P1"/>
        <text:p text:style-name="P1">欸，</text:p>
        <text:p text:style-name="P1">Eh, </text:p>
        <text:p text:style-name="P1"/>
        <text:p text:style-name="P1">只要你意志若掠予堅定，</text:p>
        <text:p text:style-name="P1">tsí-iàu lí ì-tsì nā lia̍h hōo kian-tīng, </text:p>
        <text:p text:style-name="P1"/>
        <text:p text:style-name="P1">做舞女嘛是一項正當的職業，</text:p>
        <text:p text:style-name="P1">tsuè bú-lú mā sī tsi̍t hāng tsìng-tong ê tsit-gia̍p, </text:p>
        <text:p text:style-name="P1"/>
        <text:p text:style-name="P1">而且，</text:p>
        <text:p text:style-name="P1">lî-tshiánn, </text:p>
        <text:p text:style-name="P1"/>
        <text:p text:style-name="P1">你敢毋是講厝內人逼欲共你討錢。</text:p>
        <text:p text:style-name="P1">lí kám m̄ sī kóng tshù-lāi lâng pik beh kā lí thó-tsînn. </text:p>
        <text:p text:style-name="P1"/>
        <text:p text:style-name="P1">唉，</text:p>
        <text:p text:style-name="P1">Haih, </text:p>
        <text:p text:style-name="P1"/>
        <text:p text:style-name="P1">為著欲報答爸母的恩情，</text:p>
        <text:p text:style-name="P1">uī-tio̍h beh pò-tap pē-bú ê un-tsîng, </text:p>
        <text:p text:style-name="P1"/>
        <text:p text:style-name="P1">你猶是暫時踮咧遮趁還人。</text:p>
        <text:p text:style-name="P1">lí iah sī tsiām-sî tiàm leh tsia thàn hîng --lâng. </text:p>
        <text:p text:style-name="P1"><text:soft-page-break/></text:p>
        <text:p text:style-name="P1">咧舞廳我會時常照顧你。</text:p>
        <text:p text:style-name="P1">Leh bú-thiann guá ē sî-siông tsiàu-kòo --lí.</text:p>
        <text:p text:style-name="P1"/>
        <text:p text:style-name="P1"><text:s/>雪娥 。</text:p>
        <text:p text:style-name="P1"><text:s/>Suat-ngôo .</text:p>
        <text:p text:style-name="P1"/>
        <text:p text:style-name="P1">去無偌久就寄三千箍轉來，</text:p>
        <text:p text:style-name="P1">Khì bô-guā-kú tō kià sann-tshing khoo tńg--lâi, </text:p>
        <text:p text:style-name="P1"/>
        <text:p text:style-name="P1"><text:s/>臺北 實在真好景氣。</text:p>
        <text:p text:style-name="P1"><text:s/>Tâi-pak <text:s/>si̍t-tsāi tsin hó kíng-khì. </text:p>
        <text:p text:style-name="P1"/>
        <text:p text:style-name="P1"><text:s/>阿土仔 。</text:p>
        <text:p text:style-name="P1"><text:s/>A-thóo--á .</text:p>
        <text:p text:style-name="P1"/>
        <text:p text:style-name="P1">Mh？</text:p>
        <text:p text:style-name="P1">Mh?</text:p>
        <text:p text:style-name="P1"/>
        <text:p text:style-name="P1">批是寫啥物？</text:p>
        <text:p text:style-name="P1">phue sī siá siánn-mih? </text:p>
        <text:p text:style-name="P1"/>
        <text:p text:style-name="P1">緊讀予我聽看覓咧。</text:p>
        <text:p text:style-name="P1">Kín tha̍k hōo guá thiann khuànn-māi --eh.</text:p>
        <text:p text:style-name="P1"/>
        <text:p text:style-name="P1">阿母，</text:p>
        <text:p text:style-name="P1">A-bú, </text:p>
        <text:p text:style-name="P1"/>
        <text:p text:style-name="P1">我來 臺北 已經半個月矣，</text:p>
        <text:p text:style-name="P1">guá lâi <text:s/>Tâi-pak <text:s/>í-king puànn kò ge̍h --ah, </text:p>
        <text:p text:style-name="P1"/>
        <text:p text:style-name="P1">因為真無閒，</text:p>
        <text:p text:style-name="P1">in-uī tsin bô-îng, </text:p>
        <text:p text:style-name="P1"/>
        <text:p text:style-name="P1">所以才現在來寫批轉來予你。</text:p>
        <text:p text:style-name="P1">sóo-í kah hiān-tsāi lâi siá phue tńg--lâi hōo --lí. </text:p>
        <text:p text:style-name="P1"/>
        <text:p text:style-name="P1">阿母，</text:p>
        <text:p text:style-name="P1">A-bú, </text:p>
        <text:p text:style-name="P1"/>
        <text:p text:style-name="P1">我已經也揣著頭路矣，</text:p>
        <text:p text:style-name="P1">guá í-king iā tshē-tio̍h thâu-lōo --ah, </text:p>
        <text:p text:style-name="P1"/>
        <text:p text:style-name="P1">但是為著環境的需要，</text:p>
        <text:p text:style-name="P1">tān-sī uī-tio̍h khuân-kíng ê su-iàu, </text:p>
        <text:p text:style-name="P1"/>
        <text:p text:style-name="P1">予 雪娥 𤆬我來一間 東方 美容院電頭毛，</text:p>
        <text:p text:style-name="P1">hōo <text:s/>Suat-ngôo <text:s/>tshuā guá lâi tsi̍t king <text:s/>Tong-hong <text:s/>bí-iông-īnn tiān-thâu-mn̂g, </text:p>
        <text:p text:style-name="P1"/>
        <text:p text:style-name="P1">鉸斷了留 一 、 二十 年的頭鬃尾仔，</text:p>
        <text:p text:style-name="P1">ka-tn̄g liáu lâu <text:s/>it , <text:s/>lī-tsa̍p <text:s/>nî ê thâu-tsang bé-á, </text:p>
        <text:p text:style-name="P1"/>
        <text:p text:style-name="P1">啊，</text:p>
        <text:p text:style-name="P1">ah, </text:p>
        <text:p text:style-name="P1"/>
        <text:p text:style-name="P1">實在真可惜，</text:p>
        <text:p text:style-name="P1">si̍t-tsāi tsin khó-sioh, </text:p>
        <text:p text:style-name="P1"/>
        <text:p text:style-name="P1">但是經過 兩 點鐘久了後，</text:p>
        <text:p text:style-name="P1">tān-sī king-kè <text:s/>nn̄g <text:s/>tiám-tsing kú liáu-āu, </text:p>
        <text:p text:style-name="P1"/>
        <text:p text:style-name="P1">頭鬃也已經電好矣，</text:p>
        <text:p text:style-name="P1">thâu-tsang iā í-king tiān hó --ah, </text:p>
        <text:p text:style-name="P1"><text:soft-page-break/></text:p>
        <text:p text:style-name="P1"><text:s/>雪娥 講我真媠，</text:p>
        <text:p text:style-name="P1"><text:s/>Suat-ngôo <text:s/>kóng guá tsin suí, </text:p>
        <text:p text:style-name="P1"/>
        <text:p text:style-name="P1">我毋相信，</text:p>
        <text:p text:style-name="P1">guá m̄ siong-sìn, </text:p>
        <text:p text:style-name="P1"/>
        <text:p text:style-name="P1">我看鏡內的我，</text:p>
        <text:p text:style-name="P1">guá khuànn kiànn-lāi ê guá, </text:p>
        <text:p text:style-name="P1"/>
        <text:p text:style-name="P1">果然真好看。</text:p>
        <text:p text:style-name="P1">kó-liân tsin hó-khuànn. </text:p>
        <text:p text:style-name="P1"/>
        <text:p text:style-name="P1">新的唐衫也已經做好矣，</text:p>
        <text:p text:style-name="P1">Sin ê tn̂g-sann iā í-king tsuè hó --ah, </text:p>
        <text:p text:style-name="P1"/>
        <text:p text:style-name="P1">我穿起來真合身，</text:p>
        <text:p text:style-name="P1">guá tshīng --khí-lâi tsin ha̍h-sin, </text:p>
        <text:p text:style-name="P1"/>
        <text:p text:style-name="P1">而且真好看。</text:p>
        <text:p text:style-name="P1">jî-tshiánn tsin hó-khuànn. </text:p>
        <text:p text:style-name="P1"/>
        <text:p text:style-name="P1">了後，</text:p>
        <text:p text:style-name="P1">Liáu-āu, </text:p>
        <text:p text:style-name="P1"/>
        <text:p text:style-name="P1"><text:s/>雪娥 𤆬我去買一雙懸踏的鞋，</text:p>
        <text:p text:style-name="P1"><text:s/>Suat-ngôo <text:s/>tshuā guá khì bué tsi̍t siang kuân-ta̍h ê uê, </text:p>
        <text:p text:style-name="P1"/>
        <text:p text:style-name="P1">我起初穿起來真袂習慣，</text:p>
        <text:p text:style-name="P1">guá khí-tshue tshīng --khí-lâi tsin buē si̍p-kuàn, </text:p>
        <text:p text:style-name="P1"/>
        <text:p text:style-name="P1">差一時仔就跋倒，</text:p>
        <text:p text:style-name="P1">tsha tsi̍t-sî-á tō pua̍h-tó, </text:p>
        <text:p text:style-name="P1"/>
        <text:p text:style-name="P1">毋過，</text:p>
        <text:p text:style-name="P1">m̄-koh, </text:p>
        <text:p text:style-name="P1"/>
        <text:p text:style-name="P1">若穿久一定會慣勢。</text:p>
        <text:p text:style-name="P1">nā tshīng kú it-tīng ē kuàn-sì. </text:p>
        <text:p text:style-name="P1"/>
        <text:p text:style-name="P1"><text:s/>雪娥 每日又閣真親切教我來咧跳舞，</text:p>
        <text:p text:style-name="P1"><text:s/>Suat-ngôo <text:s/>muí ji̍t iū-koh tsin tshin-tshiat kà guá lâi leh thiàu-bú, </text:p>
        <text:p text:style-name="P1"/>
        <text:p text:style-name="P1">起初我學了攏袂曉，</text:p>
        <text:p text:style-name="P1">khí-tshue guá o̍h-liáu lóng buē-hiáu, </text:p>
        <text:p text:style-name="P1"/>
        <text:p text:style-name="P1">但是為著生活，</text:p>
        <text:p text:style-name="P1">tān-sī uī-tio̍h sing-ua̍h, </text:p>
        <text:p text:style-name="P1"/>
        <text:p text:style-name="P1">我一定著愛學，</text:p>
        <text:p text:style-name="P1">guá it-tīng to̍h-ài o̍h, </text:p>
        <text:p text:style-name="P1"/>
        <text:p text:style-name="P1">董事長佮 李 經理真關心我，</text:p>
        <text:p text:style-name="P1">táng-sū-tiúnn kah <text:s/>Lí <text:s/>king-lí tsin kuan-sim --guá, </text:p>
        <text:p text:style-name="P1"/>
        <text:p text:style-name="P1">每日都來咧共我指導，</text:p>
        <text:p text:style-name="P1">muí ji̍t to lâi teh kā guá tsí-tō, </text:p>
        <text:p text:style-name="P1"/>
        <text:p text:style-name="P1">日子的經過佮我的苦心，</text:p>
        <text:p text:style-name="P1">ji̍t-tsí ê king-kè kah guá ê khóo-sim, </text:p>
        <text:p text:style-name="P1"/>
        <text:p text:style-name="P1">我已經學真濟塊舞。</text:p>
        <text:p text:style-name="P1">guá í-king o̍h tsin tsuē tè <text:soft-page-break/>bú. </text:p>
        <text:p text:style-name="P1"/>
        <text:p text:style-name="P1">我現在稅厝佇咧 錦西街 <text:s/>三 巷 二 號，</text:p>
        <text:p text:style-name="P1">Guá hiān-tsāi sè-tshù tī-leh <text:s/>Gím-se-kue <text:s text:c="2"/>sann <text:s/>hāng <text:s/>jī <text:s/>hō, </text:p>
        <text:p text:style-name="P1"/>
        <text:p text:style-name="P1">有閒才叫 火土 𤆬你來𨑨迌。</text:p>
        <text:p text:style-name="P1">ū-îng kah kiò <text:s/>Hé-thóo <text:s/>tshuā lí lâi thit-thô. </text:p>
        <text:p text:style-name="P1"/>
        <text:p text:style-name="P1">阿母，</text:p>
        <text:p text:style-name="P1">A-bú, </text:p>
        <text:p text:style-name="P1"/>
        <text:p text:style-name="P1">我現在的職業是咧做舞女。</text:p>
        <text:p text:style-name="P1">guá hiān-tsāi ê tsit-gia̍p sī teh tsuè bú-lí. </text:p>
        <text:p text:style-name="P1"/>
        <text:p text:style-name="P1">做舞女？</text:p>
        <text:p text:style-name="P1">Tsuè bú-lí?</text:p>
        <text:p text:style-name="P1"/>
        <text:p text:style-name="P1">啊！</text:p>
        <text:p text:style-name="P1">Ah! </text:p>
        <text:p text:style-name="P1"/>
        <text:p text:style-name="P1">我一个庄跤查某囡仔，</text:p>
        <text:p text:style-name="P1">Guá tsi̍t ê tsng-kha tsa-bóo gín-á, </text:p>
        <text:p text:style-name="P1"/>
        <text:p text:style-name="P1">突然間生活變做按呢，</text:p>
        <text:p text:style-name="P1">tu̍t-liân-kan sing-ua̍h piàn-tsuè án-ni, </text:p>
        <text:p text:style-name="P1"/>
        <text:p text:style-name="P1">這款的行為敢對會得起佇故鄉的 火土 ？</text:p>
        <text:p text:style-name="P1">tsit khuán ê hîng-uî kám tuì ē tit khí tī kòo-hiong ê <text:s/>Hué-thóo ? </text:p>
        <text:p text:style-name="P1"/>
        <text:p text:style-name="P1">啊！</text:p>
        <text:p text:style-name="P1">Ah! </text:p>
        <text:p text:style-name="P1"/>
        <text:p text:style-name="P1">為著生活佮環境，</text:p>
        <text:p text:style-name="P1">Uī-tio̍h sing-ua̍h kah khuân-kíng, </text:p>
        <text:p text:style-name="P1"/>
        <text:p text:style-name="P1">啊！</text:p>
        <text:p text:style-name="P1">ah!</text:p>
        <text:p text:style-name="P1"/>
        <text:p text:style-name="P1"><text:s/>王哥 啊，</text:p>
        <text:p text:style-name="P1"><text:s/>Ông --ko <text:s/>--ah, </text:p>
        <text:p text:style-name="P1"/>
        <text:p text:style-name="P1"><text:s/>王哥 啊，</text:p>
        <text:p text:style-name="P1"><text:s/>Ông --ko <text:s/>--ah, </text:p>
        <text:p text:style-name="P1"/>
        <text:p text:style-name="P1">嘿，</text:p>
        <text:p text:style-name="P1">heh, </text:p>
        <text:p text:style-name="P1"/>
        <text:p text:style-name="P1"><text:s/>王哥 啊！</text:p>
        <text:p text:style-name="P1"><text:s/>Ông --ko <text:s/>--ah!</text:p>
        <text:p text:style-name="P1"/>
        <text:p text:style-name="P1">欸？</text:p>
        <text:p text:style-name="P1">Eh? </text:p>
        <text:p text:style-name="P1"/>
        <text:p text:style-name="P1">按怎？</text:p>
        <text:p text:style-name="P1">Án-tsuánn?</text:p>
        <text:p text:style-name="P1"/>
        <text:p text:style-name="P1">你看覓咧，</text:p>
        <text:p text:style-name="P1">Lí khuànn-māi --leh, </text:p>
        <text:p text:style-name="P1"/>
        <text:p text:style-name="P1"><text:s/>火土仔 做穡哪會做彼款？</text:p>
        <text:p text:style-name="P1"><text:s/>Hé-thóo--á <text:s/>tsuè-sit ná ē tsuè hit khuán?</text:p>
        <text:p text:style-name="P1"/>
        <text:p text:style-name="P1">啊，</text:p>
        <text:p text:style-name="P1">Ah, </text:p>
        <text:p text:style-name="P1"/>
        <text:p text:style-name="P1">莫怪啦，</text:p>
        <text:p text:style-name="P1">bo̍k-kuài --lah, </text:p>
        <text:p text:style-name="P1"/>
        <text:p text:style-name="P1"><text:soft-page-break/>愛人離開遐爾久矣，</text:p>
        <text:p text:style-name="P1">ài-lîn lī-khui hiah-nī kú --ah, </text:p>
        <text:p text:style-name="P1"/>
        <text:p text:style-name="P1">啊免講嘛會變按呢，</text:p>
        <text:p text:style-name="P1">ah bián kóng mā ē pìnn án-ni, </text:p>
        <text:p text:style-name="P1"/>
        <text:p text:style-name="P1">你若像 秀蘭 按呢乎，</text:p>
        <text:p text:style-name="P1">lí nā tshiūnn <text:s/>Siù-lân <text:s/>án-ni --honnh, </text:p>
        <text:p text:style-name="P1"/>
        <text:p text:style-name="P1">我嘛會成伊。</text:p>
        <text:p text:style-name="P1">guá mā ē sîng --i.</text:p>
        <text:p text:style-name="P1"/>
        <text:p text:style-name="P1">哼，</text:p>
        <text:p text:style-name="P1">Hngh, </text:p>
        <text:p text:style-name="P1"/>
        <text:p text:style-name="P1">你。</text:p>
        <text:p text:style-name="P1">lí.</text:p>
        <text:p text:style-name="P1"/>
        <text:p text:style-name="P1">哎喲、哎喲！</text:p>
        <text:p text:style-name="P1">Ai-iō, ai-iō!</text:p>
        <text:p text:style-name="P1"/>
        <text:p text:style-name="P1"><text:s/>火土仔 ，</text:p>
        <text:p text:style-name="P1"><text:s/>Hé-thóo--á , </text:p>
        <text:p text:style-name="P1"/>
        <text:p text:style-name="P1"><text:s/>火土仔 ！</text:p>
        <text:p text:style-name="P1"><text:s/>Hé-thóo--á ! </text:p>
        <text:p text:style-name="P1"/>
        <text:p text:style-name="P1">你是按怎矣？</text:p>
        <text:p text:style-name="P1">Lí sī-án-tsuánn --ah?</text:p>
        <text:p text:style-name="P1"/>
        <text:p text:style-name="P1">無，</text:p>
        <text:p text:style-name="P1">Bô, </text:p>
        <text:p text:style-name="P1"/>
        <text:p text:style-name="P1">無怎樣。</text:p>
        <text:p text:style-name="P1">bô tsánn-iūnn.</text:p>
        <text:p text:style-name="P1"/>
        <text:p text:style-name="P1">我知啦，</text:p>
        <text:p text:style-name="P1">Guá tsai --lah, </text:p>
        <text:p text:style-name="P1"/>
        <text:p text:style-name="P1">你咧想 秀蘭 乎？</text:p>
        <text:p text:style-name="P1">lí teh siūnn <text:s/>Siù-lân <text:s/>--honnh? </text:p>
        <text:p text:style-name="P1"/>
        <text:p text:style-name="P1">伊敢無寫批轉來予你？</text:p>
        <text:p text:style-name="P1">I kám bô siá phue tńg--lâi hōo --lí?</text:p>
        <text:p text:style-name="P1"/>
        <text:p text:style-name="P1">有。</text:p>
        <text:p text:style-name="P1">Ū.</text:p>
        <text:p text:style-name="P1"/>
        <text:p text:style-name="P1">Mh？</text:p>
        <text:p text:style-name="P1">Mh? </text:p>
        <text:p text:style-name="P1"/>
        <text:p text:style-name="P1"><text:s/>王哥 啊，</text:p>
        <text:p text:style-name="P1"><text:s/>Ông --ko <text:s/>--ah, </text:p>
        <text:p text:style-name="P1"/>
        <text:p text:style-name="P1">無寫批轉來予伊啦。</text:p>
        <text:p text:style-name="P1">bô siá phue tńg--lâi hōo --i --lah.</text:p>
        <text:p text:style-name="P1"/>
        <text:p text:style-name="P1">啊有啦！</text:p>
        <text:p text:style-name="P1">Ah ū --lah! </text:p>
        <text:p text:style-name="P1"/>
        <text:p text:style-name="P1">人伊都共你應有，</text:p>
        <text:p text:style-name="P1">Lâng i to kā lí ìn ū, </text:p>
        <text:p text:style-name="P1"/>
        <text:p text:style-name="P1">啊臭耳聾。</text:p>
        <text:p text:style-name="P1">ah tshàu-hīnn-lâng.</text:p>
        <text:p text:style-name="P1"/>
        <text:p text:style-name="P1">敢有？</text:p>
        <text:p text:style-name="P1">Kám ū? </text:p>
        <text:p text:style-name="P1"/>
        <text:p text:style-name="P1">喔，</text:p>
        <text:p text:style-name="P1">Ooh, </text:p>
        <text:p text:style-name="P1"/>
        <text:p text:style-name="P1">有寫批轉來予你就好矣，</text:p>
        <text:p text:style-name="P1">ū siá phue tńg--lâi hōo <text:soft-page-break/>--lí tiō hó --ah, </text:p>
        <text:p text:style-name="P1"/>
        <text:p text:style-name="P1">你咧煩惱啥物？</text:p>
        <text:p text:style-name="P1">lí teh huân-ló siánn-mih?</text:p>
        <text:p text:style-name="P1"/>
        <text:p text:style-name="P1">喂，</text:p>
        <text:p text:style-name="P1">Ueh, </text:p>
        <text:p text:style-name="P1"/>
        <text:p text:style-name="P1">去 臺北 無穩喔，</text:p>
        <text:p text:style-name="P1">khì <text:s/>Tâi-pak <text:s/>bô ún --ooh, </text:p>
        <text:p text:style-name="P1"/>
        <text:p text:style-name="P1">毋拄好若去⿰予人搶去乎，</text:p>
        <text:p text:style-name="P1">m̄ tú-hó nā khì hőng tshiúnn--khì --honnh, </text:p>
        <text:p text:style-name="P1"/>
        <text:p text:style-name="P1">我想你就去 臺北 揣伊一逝仔。</text:p>
        <text:p text:style-name="P1">guá siūnn lí tō khì <text:s/>Tâi-pak <text:s/>tshē --i --tsi̍t-tsuā-á.</text:p>
        <text:p text:style-name="P1"/>
        <text:p text:style-name="P1">Mh！</text:p>
        <text:p text:style-name="P1">Mh!</text:p>
        <text:p text:style-name="P1"/>
        <text:p text:style-name="P1">嘿嘿嘿嘿。</text:p>
        <text:p text:style-name="P1">Heh heh heh heh.</text:p>
        <text:p text:style-name="P1"/>
        <text:p text:style-name="P1">來去 臺北 揣伊一逝嘛好。</text:p>
        <text:p text:style-name="P1">Lâi-khì <text:s/>Tâi-pak <text:s/>tshē i --tsi̍t-tsuā mā hó.</text:p>
        <text:p text:style-name="P1"/>
        <text:p text:style-name="P1">你欲揣啥物人？</text:p>
        <text:p text:style-name="P1">Lí beh tshē siánn-mih lâng?</text:p>
        <text:p text:style-name="P1"/>
        <text:p text:style-name="P1">Eh，</text:p>
        <text:p text:style-name="P1">Eh, </text:p>
        <text:p text:style-name="P1"/>
        <text:p text:style-name="P1">請問遮有蹛一个 黃秀蘭 無？</text:p>
        <text:p text:style-name="P1">tshiánn-mn̄g tsia ū tuà tsi̍t ê <text:s/>N̂g Siù-lân <text:s/>--bô?</text:p>
        <text:p text:style-name="P1"/>
        <text:p text:style-name="P1">有啦，</text:p>
        <text:p text:style-name="P1">Ū --lah, </text:p>
        <text:p text:style-name="P1"/>
        <text:p text:style-name="P1">伊無佇厝裡。</text:p>
        <text:p text:style-name="P1">i bô tī tshù --ê.</text:p>
        <text:p text:style-name="P1"/>
        <text:p text:style-name="P1">喔，</text:p>
        <text:p text:style-name="P1">Ooh, </text:p>
        <text:p text:style-name="P1"/>
        <text:p text:style-name="P1">我是伊故鄉的朋友，</text:p>
        <text:p text:style-name="P1">guá sī i kòo-hiong ê pîng-iú, </text:p>
        <text:p text:style-name="P1"/>
        <text:p text:style-name="P1">有要緊的代誌欲來揣伊。</text:p>
        <text:p text:style-name="P1">ū iàu-kín ê tāi-tsì beh lâi tshē --ī.</text:p>
        <text:p text:style-name="P1"/>
        <text:p text:style-name="P1">抑無請你入去內面。</text:p>
        <text:p text:style-name="P1">Iah-bô tshiánn lí li̍p-khì lāi-bīn. </text:p>
        <text:p text:style-name="P1"/>
        <text:p text:style-name="P1">我有共伊講矣，</text:p>
        <text:p text:style-name="P1">Guá ū kā i kóng --ah, </text:p>
        <text:p text:style-name="P1"/>
        <text:p text:style-name="P1">請遐坐。</text:p>
        <text:p text:style-name="P1">tshiánn hia tsē.</text:p>
        <text:p text:style-name="P1"/>
        <text:p text:style-name="P1">喔，</text:p>
        <text:p text:style-name="P1">Ooh, </text:p>
        <text:p text:style-name="P1"/>
        <text:p text:style-name="P1">多謝你。</text:p>
        <text:p text:style-name="P1">to-siā --lí.</text:p>
        <text:p text:style-name="P1"/>
        <text:p text:style-name="P1">我送你入來去。</text:p>
        <text:p text:style-name="P1">Guá sàng lí li̍p--lâi --khì.</text:p>
        <text:p text:style-name="P1"/>
        <text:p text:style-name="P1">毋免啦，</text:p>
        <text:p text:style-name="P1">M̄-bián --lah, </text:p>
        <text:p text:style-name="P1"><text:soft-page-break/></text:p>
        <text:p text:style-name="P1">抑無你肯允轉去？</text:p>
        <text:p text:style-name="P1">iah-bô lí khíng ún tńg--khì?</text:p>
        <text:p text:style-name="P1"/>
        <text:p text:style-name="P1">喔，</text:p>
        <text:p text:style-name="P1">Ooh, </text:p>
        <text:p text:style-name="P1"/>
        <text:p text:style-name="P1">抑無明仔載才較早來上班咧乎。</text:p>
        <text:p text:style-name="P1">ia̍h-bô bîn-á-tsài tsiah khah-tsá lâi siōng-pan --leh --honnh.</text:p>
        <text:p text:style-name="P1"/>
        <text:p text:style-name="P1">喔，</text:p>
        <text:p text:style-name="P1">Ooh, </text:p>
        <text:p text:style-name="P1"/>
        <text:p text:style-name="P1">好、好，</text:p>
        <text:p text:style-name="P1">hó, hó, </text:p>
        <text:p text:style-name="P1"/>
        <text:p text:style-name="P1">再會謼。</text:p>
        <text:p text:style-name="P1">tsài-huē --hooh.</text:p>
        <text:p text:style-name="P1"/>
        <text:p text:style-name="P1">啊，</text:p>
        <text:p text:style-name="P1">Ah, </text:p>
        <text:p text:style-name="P1"/>
        <text:p text:style-name="P1"><text:s/>火土 ，</text:p>
        <text:p text:style-name="P1"><text:s/>Hué-thóo , </text:p>
        <text:p text:style-name="P1"/>
        <text:p text:style-name="P1">真不住，</text:p>
        <text:p text:style-name="P1">tsin put-tsū, </text:p>
        <text:p text:style-name="P1"/>
        <text:p text:style-name="P1">予你等真久乎？</text:p>
        <text:p text:style-name="P1">hōo lí tán tsin kú --honnh?</text:p>
        <text:p text:style-name="P1"/>
        <text:p text:style-name="P1">袂要緊，</text:p>
        <text:p text:style-name="P1">Buē iàu-kín, </text:p>
        <text:p text:style-name="P1"/>
        <text:p text:style-name="P1">你敢攏遐晏轉來是毋？</text:p>
        <text:p text:style-name="P1">lí kám lóng hiah uànn tńg--lâi sī --m̄?</text:p>
        <text:p text:style-name="P1"/>
        <text:p text:style-name="P1">Eh，</text:p>
        <text:p text:style-name="P1">Eh, </text:p>
        <text:p text:style-name="P1"/>
        <text:p text:style-name="P1">為著欲趁錢，</text:p>
        <text:p text:style-name="P1">uī-tio̍h beh thàn-tsînn, </text:p>
        <text:p text:style-name="P1"/>
        <text:p text:style-name="P1">哪有法度？ </text:p>
        <text:p text:style-name="P1">ná ū huat-tōo?</text:p>
        <text:p text:style-name="P1"/>
        <text:p text:style-name="P1"><text:s/>秀蘭 ，</text:p>
        <text:p text:style-name="P1"><text:s/>Siù-lân , </text:p>
        <text:p text:style-name="P1"/>
        <text:p text:style-name="P1">我感覺你變真濟。</text:p>
        <text:p text:style-name="P1">guá kám-kak lí piàn tsin tsuē.</text:p>
        <text:p text:style-name="P1"/>
        <text:p text:style-name="P1">啊？</text:p>
        <text:p text:style-name="P1">Ah? </text:p>
        <text:p text:style-name="P1"/>
        <text:p text:style-name="P1"><text:s/>火土 ，</text:p>
        <text:p text:style-name="P1"><text:s/>Hué-thóo , </text:p>
        <text:p text:style-name="P1"/>
        <text:p text:style-name="P1">你著愛了解我的環境。</text:p>
        <text:p text:style-name="P1">lí tio̍h-ài liáu-kái guá ê khuân-kíng.</text:p>
        <text:p text:style-name="P1"/>
        <text:p text:style-name="P1">環境？</text:p>
        <text:p text:style-name="P1">Khuân-kíng?</text:p>
        <text:p text:style-name="P1"/>
        <text:p text:style-name="P1"><text:s/>火土 ，</text:p>
        <text:p text:style-name="P1"><text:s/>Hué-thóo , </text:p>
        <text:p text:style-name="P1"/>
        <text:p text:style-name="P1">遮爾暗矣，</text:p>
        <text:p text:style-name="P1">tsiah-nī àm --ah, </text:p>
        <text:p text:style-name="P1"/>
        <text:p text:style-name="P1">你去我的房間睏，</text:p>
        <text:p text:style-name="P1">lí khì guá ê pâng-king khùn, </text:p>
        <text:p text:style-name="P1"><text:soft-page-break/></text:p>
        <text:p text:style-name="P1">我踮遮睏就好。</text:p>
        <text:p text:style-name="P1">guá tàm tsia khùn tiō hó.</text:p>
        <text:p text:style-name="P1"/>
        <text:p text:style-name="P1">毋免，</text:p>
        <text:p text:style-name="P1">M̄-bián, </text:p>
        <text:p text:style-name="P1"/>
        <text:p text:style-name="P1">你緊去睏，</text:p>
        <text:p text:style-name="P1">lí kín khì khùn, </text:p>
        <text:p text:style-name="P1"/>
        <text:p text:style-name="P1">我踮遮睏就好。</text:p>
        <text:p text:style-name="P1">guá tiàm tsia khùn tiō hó.</text:p>
        <text:p text:style-name="P1"/>
        <text:p text:style-name="P1">抑無咱明仔載來去𨑨迌，</text:p>
        <text:p text:style-name="P1">Iah-bô lán bîn-á-tsài lâi-khì tshit-thô, </text:p>
        <text:p text:style-name="P1"/>
        <text:p text:style-name="P1">有話才閣講，</text:p>
        <text:p text:style-name="P1">ū uē tsiah koh kóng, </text:p>
        <text:p text:style-name="P1"/>
        <text:p text:style-name="P1">乎？</text:p>
        <text:p text:style-name="P1">honnh?</text:p>
        <text:p text:style-name="P1"/>
        <text:p text:style-name="P1">Mh。</text:p>
        <text:p text:style-name="P1">Mh.</text:p>
        <text:p text:style-name="P1"/>
        <text:p text:style-name="P1">唉！</text:p>
        <text:p text:style-name="P1">Haih!</text:p>
        <text:p text:style-name="P1"/>
        <text:p text:style-name="P1">欸？</text:p>
        <text:p text:style-name="P1">Eh? </text:p>
        <text:p text:style-name="P1"/>
        <text:p text:style-name="P1">啊！</text:p>
        <text:p text:style-name="P1">Ah!</text:p>
        <text:p text:style-name="P1"/>
        <text:p text:style-name="P1"><text:s/>秀蘭 ，</text:p>
        <text:p text:style-name="P1"><text:s/>Siù-lân , </text:p>
        <text:p text:style-name="P1"/>
        <text:p text:style-name="P1">你醒了後，</text:p>
        <text:p text:style-name="P1">lí tshínn liáu-āu, </text:p>
        <text:p text:style-name="P1"/>
        <text:p text:style-name="P1">我已經坐 五 點 二十 分的 臺北 發的早幫車，</text:p>
        <text:p text:style-name="P1">guá í-king tsē <text:s/>gōo <text:s/>tiám <text:s/>jī-tsa̍p <text:s/>hun ê <text:s/>Tâi-pak <text:s/>huat ê tsá-pang-tshia, </text:p>
        <text:p text:style-name="P1"/>
        <text:p text:style-name="P1">離開 臺北 矣，</text:p>
        <text:p text:style-name="P1">lī-khui <text:s/>Tâi-pak <text:s/>--ah, </text:p>
        <text:p text:style-name="P1"/>
        <text:p text:style-name="P1">這擺予我真失望，</text:p>
        <text:p text:style-name="P1">tsit pái hōo guá tsin sit-bōng, </text:p>
        <text:p text:style-name="P1"/>
        <text:p text:style-name="P1">我真想袂到你會變遐爾濟，</text:p>
        <text:p text:style-name="P1">guá tsin siūnn buē kàu lí ē piàn hiah-nī tsuē, </text:p>
        <text:p text:style-name="P1"/>
        <text:p text:style-name="P1">但是我希望你會得通改變著你的人生，</text:p>
        <text:p text:style-name="P1">tān-sī guá hi-bōng lí ē-tit-thang kái-piàn tio̍h lí ê lîn-sing, </text:p>
        <text:p text:style-name="P1"/>
        <text:p text:style-name="P1">趕緊倒轉來故鄉過著樸實田庄的生活。</text:p>
        <text:p text:style-name="P1">kuánn-kín tò-tńg-lâi kòo-hiong kè-tio̍h phoh-si̍t tshân-tsng ê sing-ua̍h. </text:p>
        <text:p text:style-name="P1"/>
        <text:p text:style-name="P1"><text:s/>火土 。</text:p>
        <text:p text:style-name="P1"><text:s/>Hé-thóo .</text:p>
        <text:p text:style-name="P1"/>
        <text:p text:style-name="P1"><text:s/>火土 ，</text:p>
        <text:p text:style-name="P1"><text:s/>Hué-thóo , </text:p>
        <text:p text:style-name="P1"/>
        <text:p text:style-name="P1">你怎樣袂了解我？</text:p>
        <text:p text:style-name="P1">lí tsuánn-iūnn buē liáu-kái --guá?</text:p>
        <text:p text:style-name="P1"/>
        <text:p text:style-name="P1"><text:soft-page-break/>真無疑心愛的伊，</text:p>
        <text:p text:style-name="P1">Tsin bô-gî sim-ài ê i, </text:p>
        <text:p text:style-name="P1"/>
        <text:p text:style-name="P1">無像早當時，</text:p>
        <text:p text:style-name="P1">bô tshiūnn tsá-tng-sî, </text:p>
        <text:p text:style-name="P1"/>
        <text:p text:style-name="P1">一時來失意，</text:p>
        <text:p text:style-name="P1">tsi̍t-sî lâi sit-ì, </text:p>
        <text:p text:style-name="P1"/>
        <text:p text:style-name="P1">想欲轉鄉里，</text:p>
        <text:p text:style-name="P1">siūnn-beh tńg hiunn-lí, </text:p>
        <text:p text:style-name="P1"/>
        <text:p text:style-name="P1">心稀微，</text:p>
        <text:p text:style-name="P1">sim hi-bî, </text:p>
        <text:p text:style-name="P1"/>
        <text:p text:style-name="P1">心稀微，</text:p>
        <text:p text:style-name="P1">sim hi-bî, </text:p>
        <text:p text:style-name="P1"/>
        <text:p text:style-name="P1">愈想心情愈哀悲，</text:p>
        <text:p text:style-name="P1">lú siūnn sim-tsing lú ai-pi, </text:p>
        <text:p text:style-name="P1"/>
        <text:p text:style-name="P1">啊啊，</text:p>
        <text:p text:style-name="P1">ah ah, </text:p>
        <text:p text:style-name="P1"/>
        <text:p text:style-name="P1"><text:s/>臺北 發的早幫車，</text:p>
        <text:p text:style-name="P1"><text:s/>Tâi-pak <text:s/>huat ê tsá-pang-tshia, </text:p>
        <text:p text:style-name="P1"/>
        <text:p text:style-name="P1">引人亂心機。</text:p>
        <text:p text:style-name="P1">ín lâng luān sim-ki.</text:p>
        <text:p text:style-name="P1"/>
        <text:p text:style-name="P1">趕緊欲見你一面，</text:p>
        <text:p text:style-name="P1">Kuánn-kín beh kìnn lí tsi̍t bīn, </text:p>
        <text:p text:style-name="P1"/>
        <text:p text:style-name="P1">倉皇入月台，</text:p>
        <text:p text:style-name="P1">tshong-hông ji̍p gua̍t-tâi, </text:p>
        <text:p text:style-name="P1"/>
        <text:p text:style-name="P1">真情若毋知，</text:p>
        <text:p text:style-name="P1">tsin-tsîng nā m̄ tsai, </text:p>
        <text:p text:style-name="P1"/>
        <text:p text:style-name="P1">到底君何在，</text:p>
        <text:p text:style-name="P1">tàu-tué kun hô tsāi, </text:p>
        <text:p text:style-name="P1"/>
        <text:p text:style-name="P1">望了解，</text:p>
        <text:p text:style-name="P1">bāng liáu-kái, </text:p>
        <text:p text:style-name="P1"/>
        <text:p text:style-name="P1">望了解，</text:p>
        <text:p text:style-name="P1">bāng liáu-kái, </text:p>
        <text:p text:style-name="P1"/>
        <text:p text:style-name="P1">心酸強欲流目屎，</text:p>
        <text:p text:style-name="P1">sim-sng kiông-beh lâu ba̍k-sái, </text:p>
        <text:p text:style-name="P1"/>
        <text:p text:style-name="P1">啊啊，</text:p>
        <text:p text:style-name="P1">ah ah, </text:p>
        <text:p text:style-name="P1"/>
        <text:p text:style-name="P1"><text:s/>臺北 發的早幫車，</text:p>
        <text:p text:style-name="P1"><text:s/>Tâi-pak <text:s/>huat ê tsá-pang-tshia, </text:p>
        <text:p text:style-name="P1"/>
        <text:p text:style-name="P1">引人心悲哀。</text:p>
        <text:p text:style-name="P1">ín lâng sim pi-ai.</text:p>
        <text:p text:style-name="P1"/>
        <text:p text:style-name="P1">猶未上車的旅客請恁趕緊。</text:p>
        <text:p text:style-name="P1">Iáu-buē tsiūnn tshia ê lí-kheh tshiánn lín kuánn-kín.</text:p>
        <text:p text:style-name="P1"/>
        <text:p text:style-name="P1">董事長，</text:p>
        <text:p text:style-name="P1">Táng-sū-tiúnn, </text:p>
        <text:p text:style-name="P1"/>
        <text:p text:style-name="P1">予我辭職好毋？</text:p>
        <text:p text:style-name="P1">hōo guá sî-tsit hó --m̄?</text:p>
        <text:p text:style-name="P1"/>
        <text:p text:style-name="P1">Mh？</text:p>
        <text:p text:style-name="P1">Mh? </text:p>
        <text:p text:style-name="P1"/>
        <text:p text:style-name="P1">辭職？</text:p>
        <text:p text:style-name="P1"><text:soft-page-break/>Sî-tsit?</text:p>
        <text:p text:style-name="P1"/>
        <text:p text:style-name="P1">Eh。</text:p>
        <text:p text:style-name="P1">Eh.</text:p>
        <text:p text:style-name="P1"/>
        <text:p text:style-name="P1">嘿嘿嘿嘿，</text:p>
        <text:p text:style-name="P1">Heh heh heh heh, </text:p>
        <text:p text:style-name="P1"/>
        <text:p text:style-name="P1">三八，</text:p>
        <text:p text:style-name="P1">sam-pat, </text:p>
        <text:p text:style-name="P1"/>
        <text:p text:style-name="P1">當咧紅欲辭啥物職？</text:p>
        <text:p text:style-name="P1">tng-teh âng beh sî siánn-mih tsit?</text:p>
        <text:p text:style-name="P1"/>
        <text:p text:style-name="P1">我感覺這个生活，</text:p>
        <text:p text:style-name="P1">Guá kám-kak tsit ê sing-ua̍h, </text:p>
        <text:p text:style-name="P1"/>
        <text:p text:style-name="P1">對我無適合，</text:p>
        <text:p text:style-name="P1">tuì guá bô sik-ha̍p, </text:p>
        <text:p text:style-name="P1"/>
        <text:p text:style-name="P1">我想講欲轉來去故鄉。</text:p>
        <text:p text:style-name="P1">guá siūnn-kóng beh tńg lâi-khì kòo-hiong.</text:p>
        <text:p text:style-name="P1"/>
        <text:p text:style-name="P1">你哪會遐爾戇？</text:p>
        <text:p text:style-name="P1">Lí ná ē hiah-nī gōng? </text:p>
        <text:p text:style-name="P1"/>
        <text:p text:style-name="P1">無彩董事長佇咧疼惜你，</text:p>
        <text:p text:style-name="P1">Bô-tshái táng-sīr-tiúnn tī-lih thiànn-sioh --lí, </text:p>
        <text:p text:style-name="P1"/>
        <text:p text:style-name="P1">共你捀甲遮爾紅，</text:p>
        <text:p text:style-name="P1">kā lí phâng kah tsiah-nī âng, </text:p>
        <text:p text:style-name="P1"/>
        <text:p text:style-name="P1">才當咧欲趁錢就無愛蹛，</text:p>
        <text:p text:style-name="P1">tsiah tng tih-beh thàn-tsînn tiō bô ài tuà, </text:p>
        <text:p text:style-name="P1"/>
        <text:p text:style-name="P1">足戇你，</text:p>
        <text:p text:style-name="P1">tsiok gōng --lí, </text:p>
        <text:p text:style-name="P1"/>
        <text:p text:style-name="P1">無你是有啥物困難是毋唅？</text:p>
        <text:p text:style-name="P1">bô lí sī ū siánn-mih khùn-lân sī --m̄ --hannh?</text:p>
        <text:p text:style-name="P1"/>
        <text:p text:style-name="P1">無。</text:p>
        <text:p text:style-name="P1">Bô.</text:p>
        <text:p text:style-name="P1"/>
        <text:p text:style-name="P1">無、無，</text:p>
        <text:p text:style-name="P1">Bô, bô, </text:p>
        <text:p text:style-name="P1"/>
        <text:p text:style-name="P1">你轉去欲創啥物貨啦你唅？ </text:p>
        <text:p text:style-name="P1">lí tńg-khì beh tshòng siánn-mih hè --lah lí --hannh?</text:p>
        <text:p text:style-name="P1"/>
        <text:p text:style-name="P1">你緊去上班，</text:p>
        <text:p text:style-name="P1">Lí kín khì siōng-pan, </text:p>
        <text:p text:style-name="P1"/>
        <text:p text:style-name="P1">若有啥物問題，</text:p>
        <text:p text:style-name="P1">nā ū siánn-mih būn-tuê, </text:p>
        <text:p text:style-name="P1"/>
        <text:p text:style-name="P1">聽候⿰下昏暗來去 第一 飯店，</text:p>
        <text:p text:style-name="P1">thìng-hāu i̋ng-àm lâi-khì <text:s/>Tuē-it <text:s/>pn̄g-tiàm, </text:p>
        <text:p text:style-name="P1"/>
        <text:p text:style-name="P1">才來參詳。</text:p>
        <text:p text:style-name="P1">tsiah lâi tsham-siông.</text:p>
        <text:p text:style-name="P1"/>
        <text:p text:style-name="P1"><text:s/>秀蘭 ，</text:p>
        <text:p text:style-name="P1"><text:s/>Siù-lân , </text:p>
        <text:p text:style-name="P1"/>
        <text:p text:style-name="P1">乾杯。</text:p>
        <text:p text:style-name="P1">kan-pue.</text:p>
        <text:p text:style-name="P1"/>
        <text:p text:style-name="P1"><text:s/>秀蘭 ，</text:p>
        <text:p text:style-name="P1"><text:s/>Siù-lân , </text:p>
        <text:p text:style-name="P1"><text:soft-page-break/></text:p>
        <text:p text:style-name="P1">咱嘛就來啉一杯。</text:p>
        <text:p text:style-name="P1">lán mā tō lâi lim --tsi̍t-pue.</text:p>
        <text:p text:style-name="P1"/>
        <text:p text:style-name="P1">哼哼哼。</text:p>
        <text:p text:style-name="P1">Hngh hngh hngh.</text:p>
        <text:p text:style-name="P1"/>
        <text:p text:style-name="P1">免傷心，</text:p>
        <text:p text:style-name="P1">Bián siong-sim, </text:p>
        <text:p text:style-name="P1"/>
        <text:p text:style-name="P1">你若來佮我鬥陣，</text:p>
        <text:p text:style-name="P1">lí nā lâi kah guá tàu-tīn, </text:p>
        <text:p text:style-name="P1"/>
        <text:p text:style-name="P1">有好無䆀，</text:p>
        <text:p text:style-name="P1">ū hó bô bái, </text:p>
        <text:p text:style-name="P1"/>
        <text:p text:style-name="P1">以後我會更加閣較疼惜你，</text:p>
        <text:p text:style-name="P1">í-āu guá ē kìng-ka koh-khah thiànn-sioh --lí, </text:p>
        <text:p text:style-name="P1"/>
        <text:p text:style-name="P1">乎！</text:p>
        <text:p text:style-name="P1">honnh!</text:p>
        <text:p text:style-name="P1"/>
        <text:p text:style-name="P1"><text:s/>阿財 姆仔，</text:p>
        <text:p text:style-name="P1"><text:s/>A-tsâi <text:s/>ḿ--á, </text:p>
        <text:p text:style-name="P1"/>
        <text:p text:style-name="P1">恁老的死共我借 三萬 箍，</text:p>
        <text:p text:style-name="P1">lín lāu--ê sí kā guá tsioh <text:s/>sann-bān <text:s/>khoo, </text:p>
        <text:p text:style-name="P1"/>
        <text:p text:style-name="P1">現時我真歹過啦，</text:p>
        <text:p text:style-name="P1">hiān-sî guá tsin pháinn kuè --lah, </text:p>
        <text:p text:style-name="P1"/>
        <text:p text:style-name="P1">你嘛緊還我。</text:p>
        <text:p text:style-name="P1">lí mā kín hîng guá.</text:p>
        <text:p text:style-name="P1"/>
        <text:p text:style-name="P1">自從阮老翁死了後，</text:p>
        <text:p text:style-name="P1">Tsū-tsiông gún lāu-ang sí liáu-āu, </text:p>
        <text:p text:style-name="P1"/>
        <text:p text:style-name="P1">也無人通好鬥趁錢，</text:p>
        <text:p text:style-name="P1">iā bô lâng thang hó tàu thàn-tsînn, </text:p>
        <text:p text:style-name="P1"/>
        <text:p text:style-name="P1"><text:s/>阿昌 兄，</text:p>
        <text:p text:style-name="P1"><text:s/>A-tshong <text:s/>hiann, </text:p>
        <text:p text:style-name="P1"/>
        <text:p text:style-name="P1">拜託你閣予我寬限一下。</text:p>
        <text:p text:style-name="P1">pài-thok lí koh hōo guá khuan-ān --tsi̍t-ē.</text:p>
        <text:p text:style-name="P1"/>
        <text:p text:style-name="P1">免講啦，</text:p>
        <text:p text:style-name="P1">Bián kóng --lah, </text:p>
        <text:p text:style-name="P1"/>
        <text:p text:style-name="P1">限甲年底你著愛一定愛還我。</text:p>
        <text:p text:style-name="P1">hān kah nî-té lí to̍h-ài it-tīng ài hâinn --guá.</text:p>
        <text:p text:style-name="P1"/>
        <text:p text:style-name="P1">拜託咧、拜託咧乎、拜託咧。</text:p>
        <text:p text:style-name="P1">Pài-thok --eh, pài-thok --eh --honnh, pài-thok --eh.</text:p>
        <text:p text:style-name="P1"/>
        <text:p text:style-name="P1">但是 臺北 遐爾複雜，</text:p>
        <text:p text:style-name="P1">Tān-su <text:s/>Tâi-pak <text:s/>hiah-nī ho̍k-tsa̍p, </text:p>
        <text:p text:style-name="P1"/>
        <text:p text:style-name="P1">你處處著愛較小心咧。</text:p>
        <text:p text:style-name="P1">lí tshù-tshù to̍h-ài khah sió-sim --eh.</text:p>
        <text:p text:style-name="P1"/>
        <text:p text:style-name="P1">你哪會遐爾袂了解我？</text:p>
        <text:p text:style-name="P1">Lí ná ē hiah-nī bē liáu-kái --guá? </text:p>
        <text:p text:style-name="P1"/>
        <text:p text:style-name="P1">我絕對袂去做歹，</text:p>
        <text:p text:style-name="P1">Guá tsua̍t-tuì bē khì tsò pháinn, </text:p>
        <text:p text:style-name="P1"><text:soft-page-break/></text:p>
        <text:p text:style-name="P1">你毋免煩惱。</text:p>
        <text:p text:style-name="P1">lí m̄-bián huân-ló.</text:p>
        <text:p text:style-name="P1"/>
        <text:p text:style-name="P1">阿母，</text:p>
        <text:p text:style-name="P1">A-bú, </text:p>
        <text:p text:style-name="P1"/>
        <text:p text:style-name="P1">我一定欲來 臺北 趁錢，</text:p>
        <text:p text:style-name="P1">guá it-tīng beh lâi <text:s/>Tâi-pak <text:s/>thàn-tsînn, </text:p>
        <text:p text:style-name="P1"/>
        <text:p text:style-name="P1">替阿爸還遐的債務，</text:p>
        <text:p text:style-name="P1">thè a-pah hîng hia-ê tsè-bū, </text:p>
        <text:p text:style-name="P1"/>
        <text:p text:style-name="P1">毋免予你煩惱。</text:p>
        <text:p text:style-name="P1">m̄-bián hōo lí huân-ló.</text:p>
        <text:p text:style-name="P1"/>
        <text:p text:style-name="P1"><text:s/>秀蘭 。</text:p>
        <text:p text:style-name="P1"><text:s/>Siù-lân .</text:p>
        <text:p text:style-name="P1"/>
        <text:p text:style-name="P1"><text:s/>兩角三角形，</text:p>
        <text:p text:style-name="P1"><text:s/>兩角三角形，</text:p>
        <text:p text:style-name="P1"/>
        <text:p text:style-name="P1">四角五角六角半 。</text:p>
        <text:p text:style-name="P1">四角五角六角半 。</text:p>
        <text:p text:style-name="P1"/>
        <text:p text:style-name="P1">嘿嘿嘿嘿！</text:p>
        <text:p text:style-name="P1">Heh heh heh heh!</text:p>
        <text:p text:style-name="P1"/>
        <text:p text:style-name="P1">哎喲！</text:p>
        <text:p text:style-name="P1">Ai-iō! </text:p>
        <text:p text:style-name="P1"/>
        <text:p text:style-name="P1">哼！</text:p>
        <text:p text:style-name="P1">Hngh!</text:p>
        <text:p text:style-name="P1"/>
        <text:p text:style-name="P1">哎喲！</text:p>
        <text:p text:style-name="P1">Ai-iō! </text:p>
        <text:p text:style-name="P1"/>
        <text:p text:style-name="P1">欸，</text:p>
        <text:p text:style-name="P1">Eh, </text:p>
        <text:p text:style-name="P1"/>
        <text:p text:style-name="P1">喂你看， </text:p>
        <text:p text:style-name="P1">eh lí khuànn, </text:p>
        <text:p text:style-name="P1"/>
        <text:p text:style-name="P1">Mh？</text:p>
        <text:p text:style-name="P1">Mh? </text:p>
        <text:p text:style-name="P1"/>
        <text:p text:style-name="P1">Mh？</text:p>
        <text:p text:style-name="P1">Mh?</text:p>
        <text:p text:style-name="P1"/>
        <text:p text:style-name="P1">來。</text:p>
        <text:p text:style-name="P1">Lâi. </text:p>
        <text:p text:style-name="P1"/>
        <text:p text:style-name="P1">喂 火土仔 。</text:p>
        <text:p text:style-name="P1">Eh <text:s/>Hé-thóo--á .</text:p>
        <text:p text:style-name="P1"/>
        <text:p text:style-name="P1">你是按怎？</text:p>
        <text:p text:style-name="P1">Lí sī-án-tsuánn? </text:p>
        <text:p text:style-name="P1"/>
        <text:p text:style-name="P1">你失戀是毋？</text:p>
        <text:p text:style-name="P1">Lí sit-luân sī --m̄? </text:p>
        <text:p text:style-name="P1"/>
        <text:p text:style-name="P1">哪會頭犁犁！</text:p>
        <text:p text:style-name="P1">Ná ē thâu lê-lê!</text:p>
        <text:p text:style-name="P1"/>
        <text:p text:style-name="P1">無、無怎樣。</text:p>
        <text:p text:style-name="P1">Bô, bô tsuánn-iūnn.</text:p>
        <text:p text:style-name="P1"/>
        <text:p text:style-name="P1">無？</text:p>
        <text:p text:style-name="P1">Bô? </text:p>
        <text:p text:style-name="P1"/>
        <text:p text:style-name="P1">免騙我啦！</text:p>
        <text:p text:style-name="P1">Bián phiàn --guá --lah! </text:p>
        <text:p text:style-name="P1"/>
        <text:p text:style-name="P1">你佇咧想 秀蘭 ，</text:p>
        <text:p text:style-name="P1">Lí tī-leh siūnn <text:s/>Siù-lân , </text:p>
        <text:p text:style-name="P1"/>
        <text:p text:style-name="P1">我煞毋知影，</text:p>
        <text:p text:style-name="P1">guá suah m̄ tsai-iánn, </text:p>
        <text:p text:style-name="P1"><text:soft-page-break/></text:p>
        <text:p text:style-name="P1">離開遮久矣乎，</text:p>
        <text:p text:style-name="P1">lî-khui tsiah kú --ah --honnh, </text:p>
        <text:p text:style-name="P1"/>
        <text:p text:style-name="P1">我想就去共看一逝較穩當喔！</text:p>
        <text:p text:style-name="P1">guá siūnn tō khì kā khuànn --tsi̍t-tsuā khah ún-tàng --ooh!</text:p>
        <text:p text:style-name="P1"/>
        <text:p text:style-name="P1">喂 火土仔 ，</text:p>
        <text:p text:style-name="P1">Eh <text:s/>Hé-thóo--á , </text:p>
        <text:p text:style-name="P1"/>
        <text:p text:style-name="P1">你若無定定去揣伊乎，</text:p>
        <text:p text:style-name="P1">lí nā bô tiānn-tiānn khì tshē --i --honnh, </text:p>
        <text:p text:style-name="P1"/>
        <text:p text:style-name="P1">毋拄好來去予歪哥去，</text:p>
        <text:p text:style-name="P1">m̄ tú-hó lâi-khì hōo uai-ko --khì, </text:p>
        <text:p text:style-name="P1"/>
        <text:p text:style-name="P1">啊就氣了了矣咧，</text:p>
        <text:p text:style-name="P1">ah tō khì-liáu-liáu --ah --leh, </text:p>
        <text:p text:style-name="P1"/>
        <text:p text:style-name="P1">哈哈！</text:p>
        <text:p text:style-name="P1">ha ha!</text:p>
        <text:p text:style-name="P1"/>
        <text:p text:style-name="P1">嘿嘿嘿嘿嘿。</text:p>
        <text:p text:style-name="P1">Heh heh heh heh heh.</text:p>
        <text:p text:style-name="P1"/>
        <text:p text:style-name="P1"><text:s/>秀蘭 ，</text:p>
        <text:p text:style-name="P1"><text:s/>Siù-lân , </text:p>
        <text:p text:style-name="P1"/>
        <text:p text:style-name="P1">你嘛毋通閣煩惱甲三頓連飯攏毋食。 </text:p>
        <text:p text:style-name="P1">lí mā m̄-thang koh huân-ló kah sann-tǹg liân pn̄g lóng m̄ tsia̍h.</text:p>
        <text:p text:style-name="P1"/>
        <text:p text:style-name="P1">哼！</text:p>
        <text:p text:style-name="P1">Hngh!</text:p>
        <text:p text:style-name="P1"/>
        <text:p text:style-name="P1">甲嘛毋通受氣甲按呢，</text:p>
        <text:p text:style-name="P1">Kah mā m̄-thang siūnn-khì kah án-ne, </text:p>
        <text:p text:style-name="P1"/>
        <text:p text:style-name="P1">我敢會對你䆀，</text:p>
        <text:p text:style-name="P1">guá kám ē tuì lí bái, </text:p>
        <text:p text:style-name="P1"/>
        <text:p text:style-name="P1">我嘛緊買一間厝予你徛，</text:p>
        <text:p text:style-name="P1">guá mā kín bué tsi̍t king tshù hōo lí khiā, </text:p>
        <text:p text:style-name="P1"/>
        <text:p text:style-name="P1">而且以後也毋免閣再予你出勤。</text:p>
        <text:p text:style-name="P1">lî-tshiánn í-āu iā m̄-bián koh-tsài hōo lí tshut-khûn.</text:p>
        <text:p text:style-name="P1"/>
        <text:p text:style-name="P1">莫閣講落去矣，</text:p>
        <text:p text:style-name="P1">Mài koh kóng --lo̍h-khì --ah, </text:p>
        <text:p text:style-name="P1"/>
        <text:p text:style-name="P1">我人無爽快，</text:p>
        <text:p text:style-name="P1">guá lâng bô sóng-khuài, </text:p>
        <text:p text:style-name="P1"/>
        <text:p text:style-name="P1">予我歇睏好毋？</text:p>
        <text:p text:style-name="P1">hōo guá hioh-khùn hó --m̄?</text:p>
        <text:p text:style-name="P1"/>
        <text:p text:style-name="P1">嘿嘿，</text:p>
        <text:p text:style-name="P1">Heh heh, </text:p>
        <text:p text:style-name="P1"/>
        <text:p text:style-name="P1">喔好好好。</text:p>
        <text:p text:style-name="P1">ooh hó hó hó.</text:p>
        <text:p text:style-name="P1"/>
        <text:p text:style-name="P1">哼！</text:p>
        <text:p text:style-name="P1">Hngh!</text:p>
        <text:p text:style-name="P1"/>
        <text:p text:style-name="P1">董事長。</text:p>
        <text:p text:style-name="P1">Táng-sū-tiúnn.</text:p>
        <text:p text:style-name="P1"><text:soft-page-break/></text:p>
        <text:p text:style-name="P1"><text:s/>明郎 ，</text:p>
        <text:p text:style-name="P1"><text:s/>Bîng-lông , </text:p>
        <text:p text:style-name="P1"/>
        <text:p text:style-name="P1">灶跤彼跤大跤鐵桶是欲貯水的喔！</text:p>
        <text:p text:style-name="P1">tsàu-kha hit kha tuā kha thih-tháng sī beh tué tsuí --ê --ooh! </text:p>
        <text:p text:style-name="P1"/>
        <text:p text:style-name="P1">摒有清氣無？</text:p>
        <text:p text:style-name="P1">Piànn ū tshing-khì --bô?</text:p>
        <text:p text:style-name="P1"/>
        <text:p text:style-name="P1">有，</text:p>
        <text:p text:style-name="P1">Ū, </text:p>
        <text:p text:style-name="P1"/>
        <text:p text:style-name="P1">我已經用硝酸洗清氣清氣矣。</text:p>
        <text:p text:style-name="P1">guá í-king iōng siau-sng sé tshing-khì tshing-khì --ah.</text:p>
        <text:p text:style-name="P1"/>
        <text:p text:style-name="P1">唉，</text:p>
        <text:p text:style-name="P1">Haih, </text:p>
        <text:p text:style-name="P1"/>
        <text:p text:style-name="P1">伊是哪會遮久無寫批轉來。</text:p>
        <text:p text:style-name="P1">i sī ná ē tsiah kú bô siá phue tńg--lâi.</text:p>
        <text:p text:style-name="P1"/>
        <text:p text:style-name="P1">無定得著 臺北人 矣，</text:p>
        <text:p text:style-name="P1">Bô-tiānn tit-tio̍h <text:s/>Tâi-pak-lâng <text:s/>--ah, </text:p>
        <text:p text:style-name="P1"/>
        <text:p text:style-name="P1">抑有彼个心情通寫批轉來。</text:p>
        <text:p text:style-name="P1">iah ū hit ê sim-tsîng thang siá phue tńg--lâi.</text:p>
        <text:p text:style-name="P1"/>
        <text:p text:style-name="P1"><text:s/>阿土 ，</text:p>
        <text:p text:style-name="P1"><text:s/>A-thóo , </text:p>
        <text:p text:style-name="P1"/>
        <text:p text:style-name="P1">你嘛毋免佮伊賭氣，</text:p>
        <text:p text:style-name="P1">lí mā m̄-bián kah i tóo-khì, </text:p>
        <text:p text:style-name="P1"/>
        <text:p text:style-name="P1">你應該就相信伊啊，</text:p>
        <text:p text:style-name="P1">lí ìng-kai tō siong-sìn --i --ah, </text:p>
        <text:p text:style-name="P1"/>
        <text:p text:style-name="P1">今你嘛看著這个老的面，</text:p>
        <text:p text:style-name="P1">tann lí mā khuànn-tio̍h tsit ê lāu--ê bīn, </text:p>
        <text:p text:style-name="P1"/>
        <text:p text:style-name="P1">閣去 臺北 共伊看一逝。</text:p>
        <text:p text:style-name="P1">koh khì <text:s/>Tâi-pak <text:s/>kā i khuànn --tsi̍t-tsuā.</text:p>
        <text:p text:style-name="P1"/>
        <text:p text:style-name="P1">希望你會原諒我，</text:p>
        <text:p text:style-name="P1">Hi-bāng lí ē guân-liōng --guá, </text:p>
        <text:p text:style-name="P1"/>
        <text:p text:style-name="P1">我已經</text:p>
        <text:p text:style-name="P1">guá í-king</text:p>
        <text:p text:style-name="P1"/>
        <text:p text:style-name="P1"><text:s/>晚報、晚報 。</text:p>
        <text:p text:style-name="P1"><text:s/>晚報, 晚報 。</text:p>
        <text:p text:style-name="P1"/>
        <text:p text:style-name="P1">先生，</text:p>
        <text:p text:style-name="P1">Sian-sinn, </text:p>
        <text:p text:style-name="P1"/>
        <text:p text:style-name="P1">請你買暗報。</text:p>
        <text:p text:style-name="P1">tshiánn lí bé àm-pò.</text:p>
        <text:p text:style-name="P1"/>
        <text:p text:style-name="P1">無愛啦！</text:p>
        <text:p text:style-name="P1">Bô ài --lah!</text:p>
        <text:p text:style-name="P1"/>
        <text:p text:style-name="P1">啊？</text:p>
        <text:p text:style-name="P1">Ah? </text:p>
        <text:p text:style-name="P1"/>
        <text:p text:style-name="P1"><text:s/>秀蘭 、 秀蘭 。</text:p>
        <text:p text:style-name="P1"><text:s/>Siù-lân , <text:s/>Siù-lân .</text:p>
        <text:p text:style-name="P1"/>
        <text:p text:style-name="P1">行，</text:p>
        <text:p text:style-name="P1"><text:soft-page-break/>Kiânn, </text:p>
        <text:p text:style-name="P1"/>
        <text:p text:style-name="P1">來去。</text:p>
        <text:p text:style-name="P1">lâi-khì.</text:p>
        <text:p text:style-name="P1"/>
        <text:p text:style-name="P1"><text:s/>秀蘭 、 秀蘭 。</text:p>
        <text:p text:style-name="P1"><text:s/>Siù-lân , <text:s/>Siù-lân .</text:p>
        <text:p text:style-name="P1"/>
        <text:p text:style-name="P1"><text:s/>Má-sah ，</text:p>
        <text:p text:style-name="P1"><text:s/>Má-sah , </text:p>
        <text:p text:style-name="P1"/>
        <text:p text:style-name="P1">車小停一下。</text:p>
        <text:p text:style-name="P1">tshia sió thîng --tsi̍t-ē.</text:p>
        <text:p text:style-name="P1"/>
        <text:p text:style-name="P1">Mh？啥物代誌？</text:p>
        <text:p text:style-name="P1">Mh? Siánn-mih tāi-tsì?</text:p>
        <text:p text:style-name="P1"/>
        <text:p text:style-name="P1">真久無看 雪娥 ，</text:p>
        <text:p text:style-name="P1">Tsin kú bô khuànn <text:s/>Suat-ngôo , </text:p>
        <text:p text:style-name="P1"/>
        <text:p text:style-name="P1">想欲共看看咧。</text:p>
        <text:p text:style-name="P1">siūnn-beh kā khuànn-khuànn--leh.</text:p>
        <text:p text:style-name="P1"/>
        <text:p text:style-name="P1">哎，</text:p>
        <text:p text:style-name="P1">Aih, </text:p>
        <text:p text:style-name="P1"/>
        <text:p text:style-name="P1">無啥物要緊的代誌，</text:p>
        <text:p text:style-name="P1">bô siánn-mih iàu-kín ê tāi-tsì, </text:p>
        <text:p text:style-name="P1"/>
        <text:p text:style-name="P1">明仔載才來嘛。</text:p>
        <text:p text:style-name="P1">bîn-á-tsài tsiah lâi --mah. </text:p>
        <text:p text:style-name="P1"/>
        <text:p text:style-name="P1">Mh！</text:p>
        <text:p text:style-name="P1">Mh!</text:p>
        <text:p text:style-name="P1"/>
        <text:p text:style-name="P1"><text:s/>小李 ，</text:p>
        <text:p text:style-name="P1"><text:s/>小李 , </text:p>
        <text:p text:style-name="P1"/>
        <text:p text:style-name="P1">你緊落車共綴看覓。</text:p>
        <text:p text:style-name="P1">lí kín lo̍h-tshia kā tè khuànn-māi. </text:p>
        <text:p text:style-name="P1"/>
        <text:p text:style-name="P1">行。</text:p>
        <text:p text:style-name="P1">Kiânn.</text:p>
        <text:p text:style-name="P1"/>
        <text:p text:style-name="P1">欸？</text:p>
        <text:p text:style-name="P1">Eh? </text:p>
        <text:p text:style-name="P1"/>
        <text:p text:style-name="P1">啊！</text:p>
        <text:p text:style-name="P1">Ah! </text:p>
        <text:p text:style-name="P1"/>
        <text:p text:style-name="P1"><text:s/>火土仔 。</text:p>
        <text:p text:style-name="P1"><text:s/>Hué-thóo--á .</text:p>
        <text:p text:style-name="P1"/>
        <text:p text:style-name="P1">啊！</text:p>
        <text:p text:style-name="P1">Ah!</text:p>
        <text:p text:style-name="P1"/>
        <text:p text:style-name="P1"><text:s/>秀蘭 。</text:p>
        <text:p text:style-name="P1"><text:s/>Siù-lân .</text:p>
        <text:p text:style-name="P1"/>
        <text:p text:style-name="P1">Eh！</text:p>
        <text:p text:style-name="P1">Eh!</text:p>
        <text:p text:style-name="P1"/>
        <text:p text:style-name="P1">你共我出去、你共我出去！</text:p>
        <text:p text:style-name="P1">Lí kā guá tshut-khì, lí kā guá tshut-khì!</text:p>
        <text:p text:style-name="P1"/>
        <text:p text:style-name="P1">啊？</text:p>
        <text:p text:style-name="P1">Ah? </text:p>
        <text:p text:style-name="P1"/>
        <text:p text:style-name="P1"><text:s/>火土 ，</text:p>
        <text:p text:style-name="P1"><text:s/>Hué-thóo , </text:p>
        <text:p text:style-name="P1"/>
        <text:p text:style-name="P1">你敢誠實袂當了解我？</text:p>
        <text:p text:style-name="P1">lí kám tsiânn-si̍t bē-tàng liáu-kái --guá?</text:p>
        <text:p text:style-name="P1"><text:soft-page-break/></text:p>
        <text:p text:style-name="P1">閃。</text:p>
        <text:p text:style-name="P1">Siám.</text:p>
        <text:p text:style-name="P1"/>
        <text:p text:style-name="P1">其實我也無資格通好佮你鬥陣，</text:p>
        <text:p text:style-name="P1">Kî-si̍t guá iā bô tsu-keh thang hó kah lí tàu-tīn, </text:p>
        <text:p text:style-name="P1"/>
        <text:p text:style-name="P1">我這馬已經毋是以前的 秀蘭 ，</text:p>
        <text:p text:style-name="P1">guá tsit-má í-king m̄ sī í-tsîng ê <text:s/>Siù-lân , </text:p>
        <text:p text:style-name="P1"/>
        <text:p text:style-name="P1"><text:s/>火土 ，</text:p>
        <text:p text:style-name="P1"><text:s/>Hué-thóo , </text:p>
        <text:p text:style-name="P1"/>
        <text:p text:style-name="P1">我祝你幸福。</text:p>
        <text:p text:style-name="P1">guá tsiok lí hīng-hok.</text:p>
        <text:p text:style-name="P1"/>
        <text:p text:style-name="P1"><text:s/>秀蘭 、 秀蘭 。</text:p>
        <text:p text:style-name="P1"><text:s/>Siù-lân , <text:s/>Siù-lân .</text:p>
        <text:p text:style-name="P1"/>
        <text:p text:style-name="P1"><text:s/>火土 。</text:p>
        <text:p text:style-name="P1"><text:s/>Hué-thóo .</text:p>
        <text:p text:style-name="P1"/>
        <text:p text:style-name="P1"><text:s/>秀蘭 ，</text:p>
        <text:p text:style-name="P1"><text:s/>Siù-lân , </text:p>
        <text:p text:style-name="P1"/>
        <text:p text:style-name="P1">我毋再予你閣再來離開我，</text:p>
        <text:p text:style-name="P1">guá m̄ tsài hōo lí koh-tsài lâi lī-khui --guá, </text:p>
        <text:p text:style-name="P1"/>
        <text:p text:style-name="P1"><text:s/>秀蘭 ，</text:p>
        <text:p text:style-name="P1"><text:s/>Siù-lân , </text:p>
        <text:p text:style-name="P1"/>
        <text:p text:style-name="P1">拄才我共你捙遐大力，</text:p>
        <text:p text:style-name="P1">tú-tsiah guá kā lí tshia hiah tuā-la̍t, </text:p>
        <text:p text:style-name="P1"/>
        <text:p text:style-name="P1">你有受傷無？</text:p>
        <text:p text:style-name="P1">lí ū siū-siong --bô?</text:p>
        <text:p text:style-name="P1"/>
        <text:p text:style-name="P1">無。</text:p>
        <text:p text:style-name="P1">Bô.</text:p>
        <text:p text:style-name="P1"/>
        <text:p text:style-name="P1">喔。</text:p>
        <text:p text:style-name="P1">Ooh. </text:p>
        <text:p text:style-name="P1"/>
        <text:p text:style-name="P1">我敢有予你受氣的所在？</text:p>
        <text:p text:style-name="P1">Guá kám ū hōo lí siūnn-khì ê sóo-tsāi? </text:p>
        <text:p text:style-name="P1"/>
        <text:p text:style-name="P1">無你哪會連甲一點仔批信都無，</text:p>
        <text:p text:style-name="P1">Bô lí ná ē liân kah tsi̍t-tiám-á phue-sìn to bô, </text:p>
        <text:p text:style-name="P1"/>
        <text:p text:style-name="P1">害我來 臺北 揣你真久。</text:p>
        <text:p text:style-name="P1">hāi guá lâi <text:s/>Tâi-pak <text:s/>tshē lí tsin kú.</text:p>
        <text:p text:style-name="P1"/>
        <text:p text:style-name="P1"><text:s/>火土 ，</text:p>
        <text:p text:style-name="P1"><text:s/>Hué-thóo , </text:p>
        <text:p text:style-name="P1"/>
        <text:p text:style-name="P1">你著原諒我，</text:p>
        <text:p text:style-name="P1">lí tio̍h guân-liōng --guá, </text:p>
        <text:p text:style-name="P1"/>
        <text:p text:style-name="P1">我是無彼个面子通好佮你鬥陣。</text:p>
        <text:p text:style-name="P1">guá sī bô hit ê bīn-tsú thang hó kah lí tàu-tīn.</text:p>
        <text:p text:style-name="P1"/>
        <text:p text:style-name="P1">這是怎樣講？</text:p>
        <text:p text:style-name="P1">Tse sī-tsuánn-iūnn kóng? </text:p>
        <text:p text:style-name="P1"/>
        <text:p text:style-name="P1">是毋是佮人結婚矣？</text:p>
        <text:p text:style-name="P1">Sī m̄ sī kah lâng kiat-hun --ah? </text:p>
        <text:p text:style-name="P1"/>
        <text:p text:style-name="P1">你緊講。</text:p>
        <text:p text:style-name="P1">Lí kín kóng.</text:p>
        <text:p text:style-name="P1"/>
        <text:p text:style-name="P1">無、無。</text:p>
        <text:p text:style-name="P1"><text:soft-page-break/>Bô, bô. </text:p>
        <text:p text:style-name="P1"/>
        <text:p text:style-name="P1"><text:s/>火土 ，</text:p>
        <text:p text:style-name="P1"><text:s/>Hué-thóo , </text:p>
        <text:p text:style-name="P1"/>
        <text:p text:style-name="P1">我、我已經</text:p>
        <text:p text:style-name="P1">guá, guá í-king</text:p>
        <text:p text:style-name="P1"/>
        <text:p text:style-name="P1">是怎樣講？</text:p>
        <text:p text:style-name="P1">Sī-tsuánn-iūnn kóng? </text:p>
        <text:p text:style-name="P1"/>
        <text:p text:style-name="P1">佇飯店門跤口佮你鬥陣彼个人，</text:p>
        <text:p text:style-name="P1">Tī pn̄g-tiàm mn̂g-kha-kháu kah lí tàu-tīn hit ê lâng, </text:p>
        <text:p text:style-name="P1"/>
        <text:p text:style-name="P1">是毋是恁翁？</text:p>
        <text:p text:style-name="P1">sī m̄ sī lín ang?</text:p>
        <text:p text:style-name="P1"/>
        <text:p text:style-name="P1">阮翁？</text:p>
        <text:p text:style-name="P1">Gún ang? </text:p>
        <text:p text:style-name="P1"/>
        <text:p text:style-name="P1">啊哈哈哈啊哈哈哈，</text:p>
        <text:p text:style-name="P1">Ah ha ha ha ah ha ha ha, </text:p>
        <text:p text:style-name="P1"/>
        <text:p text:style-name="P1">伊是我最怨恨的人，</text:p>
        <text:p text:style-name="P1">i sī guá tsuè uàn-hūn ê lâng, </text:p>
        <text:p text:style-name="P1"/>
        <text:p text:style-name="P1">我的清白就是惡魔共奪去。</text:p>
        <text:p text:style-name="P1">guá ê tshing-pe̍h tiō sī ok-môo kā tua̍t--khì.</text:p>
        <text:p text:style-name="P1"/>
        <text:p text:style-name="P1">唅？</text:p>
        <text:p text:style-name="P1">Hannh?</text:p>
        <text:p text:style-name="P1"/>
        <text:p text:style-name="P1">所以我是一个無前途的人，</text:p>
        <text:p text:style-name="P1">Sóo-í guá sī tsi̍t ê bô tsiân-tôo ê lâng, </text:p>
        <text:p text:style-name="P1"/>
        <text:p text:style-name="P1">現在我最大的心願，</text:p>
        <text:p text:style-name="P1">hiān-tsāi guá tsuè tuā ê sim-guān, </text:p>
        <text:p text:style-name="P1"/>
        <text:p text:style-name="P1">就是祝你會當娶一个賢慧的家後，</text:p>
        <text:p text:style-name="P1">tiō sī tsiok lí ē-tàng tshuā tsi̍t ê hiân-huē ê ke-āu, </text:p>
        <text:p text:style-name="P1"/>
        <text:p text:style-name="P1">假使你心內猶閣有我這个 秀蘭 ，</text:p>
        <text:p text:style-name="P1">ká-sú lí sim-lāi iáu-koh ū guá tsit ê <text:s/>Siù-lân , </text:p>
        <text:p text:style-name="P1"/>
        <text:p text:style-name="P1">我也希望你會當看著咱過去的情份，</text:p>
        <text:p text:style-name="P1">guá iā hi-bāng lí ē-tàng khuànn-tio̍h lán kè-khì ê tsîng-hūn, </text:p>
        <text:p text:style-name="P1"/>
        <text:p text:style-name="P1">來照顧著阮年老的老，</text:p>
        <text:p text:style-name="P1">lâi tsiàu-kòo tio̍h gún nî-lāu ê lāu, </text:p>
        <text:p text:style-name="P1"/>
        <text:p text:style-name="P1">再會。</text:p>
        <text:p text:style-name="P1">tsài-huē.</text:p>
        <text:p text:style-name="P1"/>
        <text:p text:style-name="P1">喂 秀蘭 、 秀蘭 、 秀蘭 、 秀蘭 。</text:p>
        <text:p text:style-name="P1">Eh <text:s/>Siù-lân , <text:s/>Siù-lân , <text:s/>Siù-lân , <text:s/>Siù-lân . </text:p>
        <text:p text:style-name="P1"/>
        <text:p text:style-name="P1">你的過去我不管，</text:p>
        <text:p text:style-name="P1">Lí ê kè-khì guá put-kuán, </text:p>
        <text:p text:style-name="P1"/>
        <text:p text:style-name="P1">我相信你的心是我的，</text:p>
        <text:p text:style-name="P1">guá siong-sìn lí ê sim sī guá ê, </text:p>
        <text:p text:style-name="P1"/>
        <text:p text:style-name="P1">我只希望咱會當倒轉來去故鄉，</text:p>
        <text:p text:style-name="P1">guá tsí hi-bāng lán ē-tàng tò-tńg lâi-khì kòo-hiong, </text:p>
        <text:p text:style-name="P1"/>
        <text:p text:style-name="P1"><text:soft-page-break/>過著平靜樸實的生活，</text:p>
        <text:p text:style-name="P1">kè tio̍h pîng-tsīng phoh-si̍t ê sing-ua̍h, </text:p>
        <text:p text:style-name="P1"/>
        <text:p text:style-name="P1">好毋？</text:p>
        <text:p text:style-name="P1">hó --m̄? </text:p>
        <text:p text:style-name="P1"/>
        <text:p text:style-name="P1"><text:s/>秀蘭 ，</text:p>
        <text:p text:style-name="P1"><text:s/>Siù-lân , </text:p>
        <text:p text:style-name="P1"/>
        <text:p text:style-name="P1">一切莫閣去想伊矣，</text:p>
        <text:p text:style-name="P1">it-tshè mài koh khì siūnn --i --ah, </text:p>
        <text:p text:style-name="P1"/>
        <text:p text:style-name="P1">明仔載坐早幫車鬥陣倒轉來去乎？ </text:p>
        <text:p text:style-name="P1">bîn-á-tsài tsē tsá-pang-tshia tàu-tīn tò-tńg lâi-khì --honnh?</text:p>
        <text:p text:style-name="P1"/>
        <text:p text:style-name="P1">好。</text:p>
        <text:p text:style-name="P1">Hó.</text:p>
        <text:p text:style-name="P1"/>
        <text:p text:style-name="P1">車。</text:p>
        <text:p text:style-name="P1">Tshia. </text:p>
        <text:p text:style-name="P1"/>
        <text:p text:style-name="P1">行李若款好，</text:p>
        <text:p text:style-name="P1">Hîng-lí nā khuán hó, </text:p>
        <text:p text:style-name="P1"/>
        <text:p text:style-name="P1">我隨來，</text:p>
        <text:p text:style-name="P1">guá suî lâi, </text:p>
        <text:p text:style-name="P1"/>
        <text:p text:style-name="P1">你先入去。</text:p>
        <text:p text:style-name="P1">lí sing li̍p--khì.</text:p>
        <text:p text:style-name="P1"/>
        <text:p text:style-name="P1"><text:s/>秀蘭 ，</text:p>
        <text:p text:style-name="P1"><text:s/>Siù-lân , </text:p>
        <text:p text:style-name="P1"/>
        <text:p text:style-name="P1">我等你乎。</text:p>
        <text:p text:style-name="P1">guá tán --lí --honnh.</text:p>
        <text:p text:style-name="P1"/>
        <text:p text:style-name="P1">好。</text:p>
        <text:p text:style-name="P1">Hó.</text:p>
        <text:p text:style-name="P1"/>
        <text:p text:style-name="P1">莫走。</text:p>
        <text:p text:style-name="P1">Mài tsáu.</text:p>
        <text:p text:style-name="P1"/>
        <text:p text:style-name="P1">真好膽，</text:p>
        <text:p text:style-name="P1">Tsin hó-tánn, </text:p>
        <text:p text:style-name="P1"/>
        <text:p text:style-name="P1">你敢共恁爸走私，</text:p>
        <text:p text:style-name="P1">lí kánn kā lín-pē tsáu-su, </text:p>
        <text:p text:style-name="P1"/>
        <text:p text:style-name="P1">你是按算欲予人叫我烏龜是毋？</text:p>
        <text:p text:style-name="P1">lí sī àn-sǹg beh hōo lâng kiò guá oo-ku sī --m̄? </text:p>
        <text:p text:style-name="P1"/>
        <text:p text:style-name="P1">你想看覓咧全舞廳的人。</text:p>
        <text:p text:style-name="P1">Lí siūnn khuànn-māi --leh tsuân bú-thiann ê lâng.</text:p>
        <text:p text:style-name="P1"/>
        <text:p text:style-name="P1">哼！</text:p>
        <text:p text:style-name="P1">Hngh! </text:p>
        <text:p text:style-name="P1"/>
        <text:p text:style-name="P1">戶口簿也無在內，</text:p>
        <text:p text:style-name="P1">Hōo-kháu-phōo iā bô tsāi lāi, </text:p>
        <text:p text:style-name="P1"/>
        <text:p text:style-name="P1">你有啥物資格通管我？</text:p>
        <text:p text:style-name="P1">lí ū siánn-mih tsu-keh thang kuán --guá?</text:p>
        <text:p text:style-name="P1"/>
        <text:p text:style-name="P1">講啥物痟話，</text:p>
        <text:p text:style-name="P1">Kóng siánn-mih siáu uē, </text:p>
        <text:p text:style-name="P1"/>
        <text:p text:style-name="P1">你徛⿰啥人的厝，</text:p>
        <text:p text:style-name="P1">lí khiā siáng ê tshù, </text:p>
        <text:p text:style-name="P1"/>
        <text:p text:style-name="P1">食啥物人的飯？</text:p>
        <text:p text:style-name="P1">tsia̍h siánn-mi̍h lâng ê pn̄g?</text:p>
        <text:p text:style-name="P1"><text:soft-page-break/></text:p>
        <text:p text:style-name="P1">哼哼，</text:p>
        <text:p text:style-name="P1">Hngh hngh, </text:p>
        <text:p text:style-name="P1"/>
        <text:p text:style-name="P1">我這時較緊出來去，</text:p>
        <text:p text:style-name="P1">guá tsit-sî khah kín tshut-lâi-khì, </text:p>
        <text:p text:style-name="P1"/>
        <text:p text:style-name="P1">哼。</text:p>
        <text:p text:style-name="P1">hngh.</text:p>
        <text:p text:style-name="P1"/>
        <text:p text:style-name="P1">哼哼，</text:p>
        <text:p text:style-name="P1">Hngh hngh, </text:p>
        <text:p text:style-name="P1"/>
        <text:p text:style-name="P1">無遐容易。</text:p>
        <text:p text:style-name="P1">bô hiah iông-ī.</text:p>
        <text:p text:style-name="P1"/>
        <text:p text:style-name="P1">唅？ </text:p>
        <text:p text:style-name="P1">Hannh?</text:p>
        <text:p text:style-name="P1"/>
        <text:p text:style-name="P1">我知你愛欲綴人走，</text:p>
        <text:p text:style-name="P1">Guá tsai lí ài beh tuè lâng tsáu, </text:p>
        <text:p text:style-name="P1"/>
        <text:p text:style-name="P1">但是你愛知影喔！</text:p>
        <text:p text:style-name="P1">tān-sī lí ài tsai-iánn --ooh! </text:p>
        <text:p text:style-name="P1"/>
        <text:p text:style-name="P1">你有啥物辦法通來離開我這个掌中，</text:p>
        <text:p text:style-name="P1">Lí ū siánn-mih pān-huat thang lâi lī-khui guá tsit ê tsiáng-tiong, </text:p>
        <text:p text:style-name="P1"/>
        <text:p text:style-name="P1">嘿嘿嘿嘿，</text:p>
        <text:p text:style-name="P1">heh heh heh heh, </text:p>
        <text:p text:style-name="P1"/>
        <text:p text:style-name="P1">我⿰下昏暗著愛轉來厝裡一逝，</text:p>
        <text:p text:style-name="P1">guá i̋ng-àm to̍h-ài tńg--lâi tshù--e --tsi̍t-tsuā, </text:p>
        <text:p text:style-name="P1"/>
        <text:p text:style-name="P1">以後一跤步你就免想欲出門。</text:p>
        <text:p text:style-name="P1">í-āu tsi̍t kha-pōo lí tō bián siūnn-beh tshut-mn̂g.</text:p>
        <text:p text:style-name="P1"/>
        <text:p text:style-name="P1">哪會拍袂開？</text:p>
        <text:p text:style-name="P1">Ná ē phah bē khui?</text:p>
        <text:p text:style-name="P1"/>
        <text:p text:style-name="P1">奇怪，</text:p>
        <text:p text:style-name="P1">Kî-kuài, </text:p>
        <text:p text:style-name="P1"/>
        <text:p text:style-name="P1">已經九點外矣，</text:p>
        <text:p text:style-name="P1">í-king káu tiám guā --ah, </text:p>
        <text:p text:style-name="P1"/>
        <text:p text:style-name="P1"><text:s/>秀蘭 哪會猶無來？</text:p>
        <text:p text:style-name="P1"><text:s/>Siù-lân <text:s/>ná ē iáu bô lâi?</text:p>
        <text:p text:style-name="P1"/>
        <text:p text:style-name="P1"><text:s/>秀蘭 。</text:p>
        <text:p text:style-name="P1"><text:s/>Siù-lân .</text:p>
        <text:p text:style-name="P1"/>
        <text:p text:style-name="P1"><text:s/>明郎 ，</text:p>
        <text:p text:style-name="P1"><text:s/>Bîng-lông , </text:p>
        <text:p text:style-name="P1"/>
        <text:p text:style-name="P1">我有話欲交代你，</text:p>
        <text:p text:style-name="P1">guá ū uē beh kau-tāi --lí, </text:p>
        <text:p text:style-name="P1"/>
        <text:p text:style-name="P1">你著十二分的注意去做喔！</text:p>
        <text:p text:style-name="P1">lí to̍h tsa̍p-jī hun ê tsù-ì khì tsuè --ooh!</text:p>
        <text:p text:style-name="P1"/>
        <text:p text:style-name="P1">喔！</text:p>
        <text:p text:style-name="P1">Ooh! </text:p>
        <text:p text:style-name="P1"/>
        <text:p text:style-name="P1">董事長啥物代誌？</text:p>
        <text:p text:style-name="P1">Táng-sū-tiúnn siánn-mih tāi-tsì?</text:p>
        <text:p text:style-name="P1"/>
        <text:p text:style-name="P1"><text:s/>秀蘭 伊彼所田庄囡仔，</text:p>
        <text:p text:style-name="P1"><text:s/>Siù-lân <text:s/>i hit sóo tshân-tsng gín-á,</text:p>
        <text:p text:style-name="P1"/>
        <text:p text:style-name="P1"><text:soft-page-break/>若無共伊收收起來，</text:p>
        <text:p text:style-name="P1">nā-bô kā i siu-siu --khí-lâi, </text:p>
        <text:p text:style-name="P1"/>
        <text:p text:style-name="P1">恐驚會。</text:p>
        <text:p text:style-name="P1">khióng-kiann ē.</text:p>
        <text:p text:style-name="P1"/>
        <text:p text:style-name="P1">喔，</text:p>
        <text:p text:style-name="P1">Ooh, </text:p>
        <text:p text:style-name="P1"/>
        <text:p text:style-name="P1">eh，</text:p>
        <text:p text:style-name="P1">eh, </text:p>
        <text:p text:style-name="P1"/>
        <text:p text:style-name="P1">董事長你的意思是毋是叫我共。</text:p>
        <text:p text:style-name="P1">táng-sū-tiúnn lí ê ì-sù sī-m̄-sī kiò guá kā.</text:p>
        <text:p text:style-name="P1"/>
        <text:p text:style-name="P1">Mh，</text:p>
        <text:p text:style-name="P1">Mh, </text:p>
        <text:p text:style-name="P1"/>
        <text:p text:style-name="P1">嘿嘿嘿嘿，</text:p>
        <text:p text:style-name="P1">heh heh heh heh, </text:p>
        <text:p text:style-name="P1"/>
        <text:p text:style-name="P1">真聰明，</text:p>
        <text:p text:style-name="P1">tsin tshong-bîng, </text:p>
        <text:p text:style-name="P1"/>
        <text:p text:style-name="P1">這 兩千 箍提去做所費。</text:p>
        <text:p text:style-name="P1">tsit <text:s/>nn̄g-tshing <text:s/>khoo the̍h-khì tsò sóo-huì.</text:p>
        <text:p text:style-name="P1"/>
        <text:p text:style-name="P1">無問題，</text:p>
        <text:p text:style-name="P1">Bô būn-tê, </text:p>
        <text:p text:style-name="P1"/>
        <text:p text:style-name="P1">算在我，</text:p>
        <text:p text:style-name="P1">sǹg tsāi --guá, </text:p>
        <text:p text:style-name="P1"/>
        <text:p text:style-name="P1">我即時進行。</text:p>
        <text:p text:style-name="P1">guá tsik-sî tsìn-hîng.</text:p>
        <text:p text:style-name="P1"/>
        <text:p text:style-name="P1">Mh、Mh。</text:p>
        <text:p text:style-name="P1">Mh, mh.</text:p>
        <text:p text:style-name="P1"/>
        <text:p text:style-name="P1">大的，</text:p>
        <text:p text:style-name="P1">Tuā--ê, </text:p>
        <text:p text:style-name="P1"/>
        <text:p text:style-name="P1">你哪會無愛入去啦？</text:p>
        <text:p text:style-name="P1">lí ná ē bô ài li̍p-khì --lah?</text:p>
        <text:p text:style-name="P1"/>
        <text:p text:style-name="P1">予伊出來才佮伊講。</text:p>
        <text:p text:style-name="P1">Hōo i tshut-lâi tsiah kah i kóng.</text:p>
        <text:p text:style-name="P1"/>
        <text:p text:style-name="P1">哪會攏無動靜？</text:p>
        <text:p text:style-name="P1">Ná ē lóng bô tōng-tsīng?</text:p>
        <text:p text:style-name="P1"/>
        <text:p text:style-name="P1">遮暗矣，</text:p>
        <text:p text:style-name="P1">Tsiah àm --ah, </text:p>
        <text:p text:style-name="P1"/>
        <text:p text:style-name="P1">好入來共看覓矣咧。</text:p>
        <text:p text:style-name="P1">hó ji̍p-lâi kā khuànn-māi --ah --leh.</text:p>
        <text:p text:style-name="P1"/>
        <text:p text:style-name="P1">啊！</text:p>
        <text:p text:style-name="P1">Ah!</text:p>
        <text:p text:style-name="P1"/>
        <text:p text:style-name="P1">猴死囡仔，</text:p>
        <text:p text:style-name="P1">Kâu-sí-gín-á, </text:p>
        <text:p text:style-name="P1"/>
        <text:p text:style-name="P1">閣哀、你閣哀、閣共我哀，</text:p>
        <text:p text:style-name="P1">koh ai, lí koh ai, koh kā guá ai, </text:p>
        <text:p text:style-name="P1"/>
        <text:p text:style-name="P1">哼！</text:p>
        <text:p text:style-name="P1">hngh!</text:p>
        <text:p text:style-name="P1"/>
        <text:p text:style-name="P1">我毋敢矣，</text:p>
        <text:p text:style-name="P1">Guá m̄ kánn --ah, </text:p>
        <text:p text:style-name="P1"/>
        <text:p text:style-name="P1">爸爸。</text:p>
        <text:p text:style-name="P1"><text:soft-page-break/>pá-pah.</text:p>
        <text:p text:style-name="P1"/>
        <text:p text:style-name="P1">看你後擺敢三更半暝閣起來</text:p>
        <text:p text:style-name="P1">Khuànn lí āu-pái kánn sann-kinn-puànn-mî koh khí-lâi</text:p>
        <text:p text:style-name="P1"/>
        <text:p text:style-name="P1">偷食這號物件抑毋敢！</text:p>
        <text:p text:style-name="P1">thau-tsia̍h tsit lō mn̍gh-kiānn iah m̄ kánn!</text:p>
        <text:p text:style-name="P1"/>
        <text:p text:style-name="P1">毋矣啦、毋矣啦，我毋敢啦。</text:p>
        <text:p text:style-name="P1">M̄ --ah --lah, m̄ --ah --lah, guá m̄ kánn --lah.</text:p>
        <text:p text:style-name="P1"/>
        <text:p text:style-name="P1">猴死囡仔災咧，</text:p>
        <text:p text:style-name="P1">Kâu-sí-gín-á-tse --leh, </text:p>
        <text:p text:style-name="P1"/>
        <text:p text:style-name="P1">哼！</text:p>
        <text:p text:style-name="P1">hngh!</text:p>
        <text:p text:style-name="P1"/>
        <text:p text:style-name="P1">Mh？</text:p>
        <text:p text:style-name="P1">Mh? </text:p>
        <text:p text:style-name="P1"/>
        <text:p text:style-name="P1">奇怪矣，</text:p>
        <text:p text:style-name="P1">Kî-kuài --ah, </text:p>
        <text:p text:style-name="P1"/>
        <text:p text:style-name="P1">哪會攏無⿰看見人？</text:p>
        <text:p text:style-name="P1">ná ē lóng bô khuàinn lâng?</text:p>
        <text:p text:style-name="P1"/>
        <text:p text:style-name="P1">誠歹運啊，</text:p>
        <text:p text:style-name="P1">Tsiânn pháinn-ūn --ah, </text:p>
        <text:p text:style-name="P1"/>
        <text:p text:style-name="P1">透早埋伏到遮爾暗，</text:p>
        <text:p text:style-name="P1">thàu-tsá bâi-ho̍k kàu tsiah-nī àm, </text:p>
        <text:p text:style-name="P1"/>
        <text:p text:style-name="P1">結果予伊旋去。</text:p>
        <text:p text:style-name="P1">kiat-kó hōo i suan--khì.</text:p>
        <text:p text:style-name="P1"/>
        <text:p text:style-name="P1">閣到外面來共揣看覓。</text:p>
        <text:p text:style-name="P1">Koh kàu guā-bīn lâi kā tshuē khuànn-māi.</text:p>
        <text:p text:style-name="P1"/>
        <text:p text:style-name="P1">Mh，</text:p>
        <text:p text:style-name="P1">Mh, </text:p>
        <text:p text:style-name="P1"/>
        <text:p text:style-name="P1">好，</text:p>
        <text:p text:style-name="P1">hó, </text:p>
        <text:p text:style-name="P1"/>
        <text:p text:style-name="P1">行！</text:p>
        <text:p text:style-name="P1">kiânn!</text:p>
        <text:p text:style-name="P1"/>
        <text:p text:style-name="P1"><text:s/>秀蘭 ，</text:p>
        <text:p text:style-name="P1"><text:s/>Siù-lân , </text:p>
        <text:p text:style-name="P1"/>
        <text:p text:style-name="P1">我已經揣你幾若工矣，</text:p>
        <text:p text:style-name="P1">guá í-king tshē lí kuí-nā kang --ah, </text:p>
        <text:p text:style-name="P1"/>
        <text:p text:style-name="P1">你是蹛佗位，</text:p>
        <text:p text:style-name="P1">lí sī tuà tó-uī, </text:p>
        <text:p text:style-name="P1"/>
        <text:p text:style-name="P1">予我揣攏無咧？</text:p>
        <text:p text:style-name="P1">hōo guá tshē lóng bô --leh? </text:p>
        <text:p text:style-name="P1"/>
        <text:p text:style-name="P1">欸，</text:p>
        <text:p text:style-name="P1">Eh, </text:p>
        <text:p text:style-name="P1"/>
        <text:p text:style-name="P1">我的目睭，</text:p>
        <text:p text:style-name="P1">guá ê ba̍k-tsiu, </text:p>
        <text:p text:style-name="P1"/>
        <text:p text:style-name="P1">啊？</text:p>
        <text:p text:style-name="P1">ah? </text:p>
        <text:p text:style-name="P1"/>
        <text:p text:style-name="P1">我的目睭、我的目睭哪會變成甲按呢？</text:p>
        <text:p text:style-name="P1">Guá ê ba̍k-tsiu, guá ê ba̍k-tsiu ná ē piàn-sîng kah <text:soft-page-break/>án-ne? </text:p>
        <text:p text:style-name="P1"/>
        <text:p text:style-name="P1">我的運命哪會遐爾悲慘！</text:p>
        <text:p text:style-name="P1">Guá ê ūn-miā ná ē hiah-nī pi-tshám! </text:p>
        <text:p text:style-name="P1"/>
        <text:p text:style-name="P1"><text:s/>秀蘭 ，</text:p>
        <text:p text:style-name="P1"><text:s/>Siù-lân , </text:p>
        <text:p text:style-name="P1"/>
        <text:p text:style-name="P1">你佇佗位？</text:p>
        <text:p text:style-name="P1">lí tī tó-uī? </text:p>
        <text:p text:style-name="P1"/>
        <text:p text:style-name="P1"><text:s/>秀蘭 ！</text:p>
        <text:p text:style-name="P1"><text:s/>Siù-lân !</text:p>
        <text:p text:style-name="P1"/>
        <text:p text:style-name="P1">啊？</text:p>
        <text:p text:style-name="P1">Ah? </text:p>
        <text:p text:style-name="P1"/>
        <text:p text:style-name="P1">開門啦！</text:p>
        <text:p text:style-name="P1">Khui-mn̂g --lah!</text:p>
        <text:p text:style-name="P1"/>
        <text:p text:style-name="P1">啊！</text:p>
        <text:p text:style-name="P1">Ah!</text:p>
        <text:p text:style-name="P1"/>
        <text:p text:style-name="P1">飯桶，</text:p>
        <text:p text:style-name="P1">Pn̄g-tháng, </text:p>
        <text:p text:style-name="P1"/>
        <text:p text:style-name="P1">怎樣揣無？</text:p>
        <text:p text:style-name="P1">tsuánn-iūnn tshuē-bô?</text:p>
        <text:p text:style-name="P1"/>
        <text:p text:style-name="P1">閣去反，</text:p>
        <text:p text:style-name="P1">Koh khì píng, </text:p>
        <text:p text:style-name="P1"/>
        <text:p text:style-name="P1">彼術仔若予伊佇咧，</text:p>
        <text:p text:style-name="P1">he su̍t-á nā hōo i <text:s/>tī--leh, </text:p>
        <text:p text:style-name="P1"/>
        <text:p text:style-name="P1"><text:s/>秀蘭 會袂死心。</text:p>
        <text:p text:style-name="P1"><text:s/>Siù-lân <text:s/>ē buē sí-sim. </text:p>
        <text:p text:style-name="P1"/>
        <text:p text:style-name="P1">我欲來 秀蘭 的所在，</text:p>
        <text:p text:style-name="P1">Guá beh lâi <text:s/>Siù-lân <text:s/>ê sóo-tsāi, </text:p>
        <text:p text:style-name="P1"/>
        <text:p text:style-name="P1">若有啥物消息才來遐揣我。</text:p>
        <text:p text:style-name="P1">nā ū <text:s/>siánn-mih siau-sit tsiah lâi hia tshuē --guá.</text:p>
        <text:p text:style-name="P1"/>
        <text:p text:style-name="P1">是是是。</text:p>
        <text:p text:style-name="P1">Sī sī sī.</text:p>
        <text:p text:style-name="P1"/>
        <text:p text:style-name="P1"><text:s/>火土 ，</text:p>
        <text:p text:style-name="P1"><text:s/>Hué-thóo , </text:p>
        <text:p text:style-name="P1"/>
        <text:p text:style-name="P1">咱這世人可能無法度通閣做伙矣，</text:p>
        <text:p text:style-name="P1">lán tsit-sì-lâng khó-lîng bô-huat-tōo thang koh tsò-hué --ah, </text:p>
        <text:p text:style-name="P1"/>
        <text:p text:style-name="P1">我 秀蘭 欲死，</text:p>
        <text:p text:style-name="P1">guá <text:s/>Siù-lân <text:s/>beh sí,</text:p>
        <text:p text:style-name="P1"/>
        <text:p text:style-name="P1">對你不起。</text:p>
        <text:p text:style-name="P1">tuì lí put khí.</text:p>
        <text:p text:style-name="P1"/>
        <text:p text:style-name="P1">哭啥物！</text:p>
        <text:p text:style-name="P1">Khàu siánn-mih! </text:p>
        <text:p text:style-name="P1"/>
        <text:p text:style-name="P1">Mh？</text:p>
        <text:p text:style-name="P1">Mh? </text:p>
        <text:p text:style-name="P1"/>
        <text:p text:style-name="P1">你考慮了啥款？</text:p>
        <text:p text:style-name="P1">Lí khó-lū liáu siánn-khuán?</text:p>
        <text:p text:style-name="P1"/>
        <text:p text:style-name="P1">我決定欲來轉去故鄉。</text:p>
        <text:p text:style-name="P1">Guá kuat-tīng beh lâi tńg-khì kòo-hiong.</text:p>
        <text:p text:style-name="P1"/>
        <text:p text:style-name="P1">哈哈哈哈，</text:p>
        <text:p text:style-name="P1"><text:soft-page-break/>Ha ha ha ha,</text:p>
        <text:p text:style-name="P1"/>
        <text:p text:style-name="P1">你盡量想，</text:p>
        <text:p text:style-name="P1">lí tsīn-liōng siūnn.</text:p>
        <text:p text:style-name="P1"/>
        <text:p text:style-name="P1">敢有遐容易。</text:p>
        <text:p text:style-name="P1">kám ū hiah iông-ī.</text:p>
        <text:p text:style-name="P1"/>
        <text:p text:style-name="P1">你敢誠實毋予我離開？</text:p>
        <text:p text:style-name="P1">Lí kám tsiânn-si̍t m̄ hōo guá lī-khui?</text:p>
        <text:p text:style-name="P1"/>
        <text:p text:style-name="P1">免講！</text:p>
        <text:p text:style-name="P1">Bián kóng! </text:p>
        <text:p text:style-name="P1"/>
        <text:p text:style-name="P1">啊！</text:p>
        <text:p text:style-name="P1">Ah!</text:p>
        <text:p text:style-name="P1"/>
        <text:p text:style-name="P1">你、你毋通來，</text:p>
        <text:p text:style-name="P1">Lí, lí m̄-thang lâi, </text:p>
        <text:p text:style-name="P1"/>
        <text:p text:style-name="P1">我家己會去自首。</text:p>
        <text:p text:style-name="P1">guá ka-kī ē khì tsū-siú.</text:p>
        <text:p text:style-name="P1"/>
        <text:p text:style-name="P1">可惡！</text:p>
        <text:p text:style-name="P1">Khónn-ònn!</text:p>
        <text:p text:style-name="P1"/>
        <text:p text:style-name="P1">啊！</text:p>
        <text:p text:style-name="P1">Ah!</text:p>
        <text:p text:style-name="P1"/>
        <text:p text:style-name="P1">舞女 黃秀蘭 殺人，</text:p>
        <text:p text:style-name="P1">Bú-lú <text:s/>N̂g Siù-lân <text:s/>sat-jîn, </text:p>
        <text:p text:style-name="P1"/>
        <text:p text:style-name="P1"><text:s/>李雲龍 、 王明郎 死於剪下。</text:p>
        <text:p text:style-name="P1"><text:s/>Lí Hûn-liông , <text:s/>Ông Bîng-lông <text:s/>sí î tsián hā. </text:p>
        <text:p text:style-name="P1"/>
        <text:p text:style-name="P1"><text:s/>黃秀蘭 殺人，</text:p>
        <text:p text:style-name="P1"><text:s/>N̂g Siù-lân <text:s/>sat-jîn, </text:p>
        <text:p text:style-name="P1"/>
        <text:p text:style-name="P1">地方法院判決死刑。</text:p>
        <text:p text:style-name="P1">tē-hng huat-īnn phuànn-kuat sí-hîng. </text:p>
        <text:p text:style-name="P1"/>
        <text:p text:style-name="P1">舞女 黃秀蘭 殺人案，</text:p>
        <text:p text:style-name="P1">Bú-lú <text:s/>N̂g Siù-lân <text:s/>sat jîn àn, </text:p>
        <text:p text:style-name="P1"/>
        <text:p text:style-name="P1"><text:s/>黃雪娥 代聘律師不服上訴。</text:p>
        <text:p text:style-name="P1"><text:s/>N̂g Suat-ngôo <text:s/>tāi-phìng lu̍t-su put-ho̍k siōng-sòo.</text:p>
        <text:p text:style-name="P1"/>
        <text:p text:style-name="P1"><text:s/>起立 、 坐下 。</text:p>
        <text:p text:style-name="P1"><text:s/>起立 、 坐下 .</text:p>
        <text:p text:style-name="P1"/>
        <text:p text:style-name="P1">就這个啦。</text:p>
        <text:p text:style-name="P1">Tō tsit ê --lah. </text:p>
        <text:p text:style-name="P1"/>
        <text:p text:style-name="P1">啊面哪會包甲按呢乎？</text:p>
        <text:p text:style-name="P1">Ah bīn ná ē pau kah án-ne --honnh? </text:p>
        <text:p text:style-name="P1"/>
        <text:p text:style-name="P1">予硫酸潑著的。</text:p>
        <text:p text:style-name="P1">Hōo liû-sng phuah--tio̍h --ê. </text:p>
        <text:p text:style-name="P1"/>
        <text:p text:style-name="P1">有影無？</text:p>
        <text:p text:style-name="P1">Ū-iánn --bô?</text:p>
        <text:p text:style-name="P1"/>
        <text:p text:style-name="P1">本院刑事庭受理 黃秀蘭 殺人一案，</text:p>
        <text:p text:style-name="P1">Pún īnn hîng-sū-tîng siū-lí <text:s/>N̂g Siù-lân <text:s/>sat-jîn it àn, </text:p>
        <text:p text:style-name="P1"/>
        <text:p text:style-name="P1">現在開辯論庭。</text:p>
        <text:p text:style-name="P1">hiān-tsāi khai piān-lūn-tîng. </text:p>
        <text:p text:style-name="P1"/>
        <text:p text:style-name="P1">被告，</text:p>
        <text:p text:style-name="P1"><text:soft-page-break/>Pī-kò, </text:p>
        <text:p text:style-name="P1"/>
        <text:p text:style-name="P1">你叫啥物名？</text:p>
        <text:p text:style-name="P1">lí kiò siánn-mih miâ?</text:p>
        <text:p text:style-name="P1"/>
        <text:p text:style-name="P1"><text:s/>黃秀蘭 。</text:p>
        <text:p text:style-name="P1"><text:s/>N̂g Siù-lân .</text:p>
        <text:p text:style-name="P1"/>
        <text:p text:style-name="P1">本案開始辯論，</text:p>
        <text:p text:style-name="P1">Pún àn khai-sí piān-lūn, </text:p>
        <text:p text:style-name="P1"/>
        <text:p text:style-name="P1">請檢察官論告。</text:p>
        <text:p text:style-name="P1">tshiánn kiám-tshat-kuann lūn-kò.</text:p>
        <text:p text:style-name="P1"/>
        <text:p text:style-name="P1">本案被告 黃秀蘭 ，</text:p>
        <text:p text:style-name="P1">Pún àn pī-kò <text:s/>N̂g Siù-lân , </text:p>
        <text:p text:style-name="P1"/>
        <text:p text:style-name="P1">在第一審院本院調查庭皆供伊殺人，</text:p>
        <text:p text:style-name="P1">tsāi tē-it sím īnn pún īnn tiâu-tsa-tîng kai kiong i sat-jîn, </text:p>
        <text:p text:style-name="P1"/>
        <text:p text:style-name="P1">因觸犯刑法第 兩百 <text:s/>七十一 條第一項之罪，</text:p>
        <text:p text:style-name="P1">in tshiok-huān hîng-huat tē <text:s/>nn̄g-pah <text:s text:c="2"/>tshit-tsa̍p-it <text:s/>tiâu tē-it hāng tsi tsuē, </text:p>
        <text:p text:style-name="P1"/>
        <text:p text:style-name="P1">犯行手段毒辣，</text:p>
        <text:p text:style-name="P1">huān-hîng tshiú-tuānn to̍k-lua̍h, </text:p>
        <text:p text:style-name="P1"/>
        <text:p text:style-name="P1">由背後慘殺第一被害者數刀不煞，</text:p>
        <text:p text:style-name="P1">iû puē-āu tshám sat tē-it pī-hāi-tsiá sòo to put sat, </text:p>
        <text:p text:style-name="P1"/>
        <text:p text:style-name="P1">再繼續殺害第二被害者，</text:p>
        <text:p text:style-name="P1">tsài kè-sio̍k sat-hāi tē-jī pī-hāi-tsiá, </text:p>
        <text:p text:style-name="P1"/>
        <text:p text:style-name="P1">堪比泯滅人性，</text:p>
        <text:p text:style-name="P1">kham-pí bín-bia̍t jîn-sìng, </text:p>
        <text:p text:style-name="P1"/>
        <text:p text:style-name="P1">以女人之輩大膽如此殘忍手段，</text:p>
        <text:p text:style-name="P1">í lú-jîn tsi puè tuā-tánn jû-tshú tsân-jím tshiú-tuānn, </text:p>
        <text:p text:style-name="P1"/>
        <text:p text:style-name="P1">惡毒之極，</text:p>
        <text:p text:style-name="P1">ok-to̍k tsi ki̍k, </text:p>
        <text:p text:style-name="P1"/>
        <text:p text:style-name="P1">應處極刑，</text:p>
        <text:p text:style-name="P1">ìng tshú ki̍k-hîng,</text:p>
        <text:p text:style-name="P1"/>
        <text:p text:style-name="P1">以矯其責。</text:p>
        <text:p text:style-name="P1">í kiáu kî tsik.</text:p>
        <text:p text:style-name="P1"/>
        <text:p text:style-name="P1">這聲慘矣。</text:p>
        <text:p text:style-name="P1">Tsit-siann tshám --ah.</text:p>
        <text:p text:style-name="P1"/>
        <text:p text:style-name="P1">被告你有啥物話欲申辯抑無</text:p>
        <text:p text:style-name="P1">Pī-kò lí ū siánn-mih uē beh sin-piān ia̍h bô</text:p>
        <text:p text:style-name="P1"/>
        <text:p text:style-name="P1">無，</text:p>
        <text:p text:style-name="P1">Bô, </text:p>
        <text:p text:style-name="P1"/>
        <text:p text:style-name="P1">我承認in是我刣的.</text:p>
        <text:p text:style-name="P1">guá sîng-jīn in sī guá thâi --ê.</text:p>
        <text:p text:style-name="P1"/>
        <text:p text:style-name="P1">哪會按呢？</text:p>
        <text:p text:style-name="P1">Ná ē án-ne? </text:p>
        <text:p text:style-name="P1"/>
        <text:p text:style-name="P1">In老母來矣，</text:p>
        <text:p text:style-name="P1">In lāu-bú lâi --ah,</text:p>
        <text:p text:style-name="P1"/>
        <text:p text:style-name="P1"><text:soft-page-break/>哪會按呢，</text:p>
        <text:p text:style-name="P1">ná ē án-ne, </text:p>
        <text:p text:style-name="P1"/>
        <text:p text:style-name="P1">今害矣！</text:p>
        <text:p text:style-name="P1">tann hāi --ah!</text:p>
        <text:p text:style-name="P1"/>
        <text:p text:style-name="P1">逐家肅靜，</text:p>
        <text:p text:style-name="P1">Ta̍k-ke siok-tsīng, </text:p>
        <text:p text:style-name="P1"/>
        <text:p text:style-name="P1">辯護人請你申訴辯護意旨。</text:p>
        <text:p text:style-name="P1">piān-hōo-jîn tshiánn lí sin-sòo piān-hōo ì-tsí.</text:p>
        <text:p text:style-name="P1"/>
        <text:p text:style-name="P1">審判長，</text:p>
        <text:p text:style-name="P1">Sím-phuànn-tiúnn, </text:p>
        <text:p text:style-name="P1"/>
        <text:p text:style-name="P1">拄才檢察官指論被告犯罪的手段，</text:p>
        <text:p text:style-name="P1">tú-tsiah kiám-tshat-kuann tsí-lūn pī-kò huān-tsuē ê tshiú-tuānn, </text:p>
        <text:p text:style-name="P1"/>
        <text:p text:style-name="P1">本辯護人認為有偏差之處，</text:p>
        <text:p text:style-name="P1">pún piān-hōo-jîn jīn-uî ū phian-tsha tsi tshù, </text:p>
        <text:p text:style-name="P1"/>
        <text:p text:style-name="P1">逐家知影犯罪的人，</text:p>
        <text:p text:style-name="P1">ta̍k-ke tsai-iánn huān-tsuē ê lâng, </text:p>
        <text:p text:style-name="P1"/>
        <text:p text:style-name="P1">必動機、背景、心理因素，</text:p>
        <text:p text:style-name="P1">pit tōng-ki, puē-kíng, sim-lí in-sòo, </text:p>
        <text:p text:style-name="P1"/>
        <text:p text:style-name="P1">一个因為出身毋知影的查某囡仔，</text:p>
        <text:p text:style-name="P1">tsi̍t ê in-uī tshut-sin m̄ tsai-iánn ê tsa-bóo gín-á, </text:p>
        <text:p text:style-name="P1"/>
        <text:p text:style-name="P1">因伊具有天生可憐的美貌，</text:p>
        <text:p text:style-name="P1">in i kū-iú thian-sing khó-liân ê bí-māu,</text:p>
        <text:p text:style-name="P1"/>
        <text:p text:style-name="P1">一進都市即被包圍，</text:p>
        <text:p text:style-name="P1">it tsìn too-tshī tsik pī pau-uî, </text:p>
        <text:p text:style-name="P1"/>
        <text:p text:style-name="P1">利用強姦、剝奪人身自由，</text:p>
        <text:p text:style-name="P1">lī-iōng kiông-kan, pak-tua̍t jîn-sin tsū-iû, </text:p>
        <text:p text:style-name="P1"/>
        <text:p text:style-name="P1">這啥物人造成、啥物人逼使伊走入殺人之路。</text:p>
        <text:p text:style-name="P1">tse siánn-mih-lâng tsō-sîng, siánn-mih-lâng pik-sú i tsáu-ji̍p sat-jîn tsi lōo. </text:p>
        <text:p text:style-name="P1"/>
        <text:p text:style-name="P1">審判長，</text:p>
        <text:p text:style-name="P1">Sím-phuànn-tiúnn,</text:p>
        <text:p text:style-name="P1"/>
        <text:p text:style-name="P1">應該考慮本案發生的前因後果，</text:p>
        <text:p text:style-name="P1">ìng-kai khó-lī pún àn huat-sing ê tsiân-in-hiō-kó, </text:p>
        <text:p text:style-name="P1"/>
        <text:p text:style-name="P1">根據法律上減刑之規定，</text:p>
        <text:p text:style-name="P1">kun-kù huat-lu̍t-siōng kiám hîng tsi kui-tīng, </text:p>
        <text:p text:style-name="P1"/>
        <text:p text:style-name="P1">從輕發落。</text:p>
        <text:p text:style-name="P1">tsiông khin hua̍t-lo̍h.</text:p>
        <text:p text:style-name="P1"/>
        <text:p text:style-name="P1">著、著、著，</text:p>
        <text:p text:style-name="P1">Tio̍h, tio̍h, tio̍h, </text:p>
        <text:p text:style-name="P1"/>
        <text:p text:style-name="P1">這就著矣！</text:p>
        <text:p text:style-name="P1">tse tō tio̍h --ah!</text:p>
        <text:p text:style-name="P1"/>
        <text:p text:style-name="P1">辯護人申辯被告殺人是環境所造成，</text:p>
        <text:p text:style-name="P1">Piān-hōo-jîn sin-piān pī-kò sat-jîn sī khuân-kíng <text:soft-page-break/>sóo tsō-sîng, </text:p>
        <text:p text:style-name="P1"/>
        <text:p text:style-name="P1">案前受委屈，</text:p>
        <text:p text:style-name="P1">àn-tsîng siū uí-khut, </text:p>
        <text:p text:style-name="P1"/>
        <text:p text:style-name="P1">為何毋檢舉、毋告發？</text:p>
        <text:p text:style-name="P1">uī-hô m̄ kiám-kí, m̄ kò-huat?</text:p>
        <text:p text:style-name="P1"/>
        <text:p text:style-name="P1">已經被人掌握凌辱過，</text:p>
        <text:p text:style-name="P1">Í-king pī lâng tsiáng-ak lîng-jio̍k kuè, </text:p>
        <text:p text:style-name="P1"/>
        <text:p text:style-name="P1">欲哪有機會佮勇氣向當局告發？</text:p>
        <text:p text:style-name="P1">beh ná ū ki-huē kah ióng-khì hiòng tong-kio̍k kò-huat?</text:p>
        <text:p text:style-name="P1"/>
        <text:p text:style-name="P1">無勇氣？</text:p>
        <text:p text:style-name="P1">Bô ióng-khì? </text:p>
        <text:p text:style-name="P1"/>
        <text:p text:style-name="P1">無勇氣哪敢殺人，</text:p>
        <text:p text:style-name="P1">Bô ióng-khì ná kánn sat-jîn, </text:p>
        <text:p text:style-name="P1"/>
        <text:p text:style-name="P1">而且殺死兩人？</text:p>
        <text:p text:style-name="P1">jî-tshiánn sat-sí nn̄g lâng?</text:p>
        <text:p text:style-name="P1"/>
        <text:p text:style-name="P1">審判長，</text:p>
        <text:p text:style-name="P1">Sím-phuànn-tiúnn, </text:p>
        <text:p text:style-name="P1"/>
        <text:p text:style-name="P1">檢察官認為被告犯罪前，</text:p>
        <text:p text:style-name="P1">kiám-tshat-kuann jīn-uî pī-kò huān-tsuē tsîng, </text:p>
        <text:p text:style-name="P1"/>
        <text:p text:style-name="P1">取感性起因，</text:p>
        <text:p text:style-name="P1">tshú kám-sìng khí-in, </text:p>
        <text:p text:style-name="P1"/>
        <text:p text:style-name="P1">而且犯罪的方法應該詳細研究，</text:p>
        <text:p text:style-name="P1">jî-tshiánn huān-tsuē ê hong-huat ìng-kai siông-sè gián-kiù, </text:p>
        <text:p text:style-name="P1"/>
        <text:p text:style-name="P1"><text:s/>李雲龍 是被刺死頸部，</text:p>
        <text:p text:style-name="P1"><text:s/>Lí Hûn-liông <text:s/>sī pī tshì-sí kíng-pōo, </text:p>
        <text:p text:style-name="P1"/>
        <text:p text:style-name="P1">這可能是被告對背後暗殺。</text:p>
        <text:p text:style-name="P1">tse khó-lîng sī pī-kò tuì puē-hiō àm-sat. </text:p>
        <text:p text:style-name="P1"/>
        <text:p text:style-name="P1">但是 王明郎 是胸前被刺，</text:p>
        <text:p text:style-name="P1">Tān-sī <text:s/>Ông Bîng-lông <text:s/>sī hiong-tsiân pī tshì, </text:p>
        <text:p text:style-name="P1"/>
        <text:p text:style-name="P1">以一个樣的弱之女子，</text:p>
        <text:p text:style-name="P1">í tsi̍t ê iūnn ê jio̍k tsi lú-tsú,</text:p>
        <text:p text:style-name="P1"/>
        <text:p text:style-name="P1">怎樣會死兩个窮極有力的人出來？</text:p>
        <text:p text:style-name="P1">tsánn-iūnn ē sí nn̄g ê kiông-ki̍k iú-la̍t ê lâng tshut-lâi?</text:p>
        <text:p text:style-name="P1"/>
        <text:p text:style-name="P1">著！</text:p>
        <text:p text:style-name="P1">Tio̍h!</text:p>
        <text:p text:style-name="P1"/>
        <text:p text:style-name="P1">這行兇方法，</text:p>
        <text:p text:style-name="P1">Tse hîng-hiong hong-huat, </text:p>
        <text:p text:style-name="P1"/>
        <text:p text:style-name="P1">應該詳細研究，</text:p>
        <text:p text:style-name="P1">ìng-kai siông-sè gián-kiù, </text:p>
        <text:p text:style-name="P1"/>
        <text:p text:style-name="P1">才好去做求刑的根據。</text:p>
        <text:p text:style-name="P1">tsiah hó khì tsò kiû-hîng ê kun-kì.</text:p>
        <text:p text:style-name="P1"/>
        <text:p text:style-name="P1">檢察處對這个問題當然有詳細的求證，</text:p>
        <text:p text:style-name="P1"><text:soft-page-break/>Kiám-tshat-tshù tuì tsit ê būn-tê tong-jiân ū siông-sè ê kiû-tsìng,</text:p>
        <text:p text:style-name="P1"/>
        <text:p text:style-name="P1">被告也已供伊殺人，</text:p>
        <text:p text:style-name="P1">pī-kò iā í kiong i sat-jîn, </text:p>
        <text:p text:style-name="P1"/>
        <text:p text:style-name="P1">實際上，</text:p>
        <text:p text:style-name="P1">si̍t-tsè-siōng, </text:p>
        <text:p text:style-name="P1"/>
        <text:p text:style-name="P1">被害者兩人已經死亡，</text:p>
        <text:p text:style-name="P1">pī-hāi-tsiá nn̄g lâng í-king sí-bông, </text:p>
        <text:p text:style-name="P1"/>
        <text:p text:style-name="P1">雖然無人證，</text:p>
        <text:p text:style-name="P1">sui-jiân bô jîn-tsìng, </text:p>
        <text:p text:style-name="P1"/>
        <text:p text:style-name="P1">但是被告的口供佮物證，</text:p>
        <text:p text:style-name="P1">tān-sī pī-kò ê kháu-king kah bu̍t-tsìng, </text:p>
        <text:p text:style-name="P1"/>
        <text:p text:style-name="P1">已經充分構成殺人罪之要件。</text:p>
        <text:p text:style-name="P1">í-king tshiong-hun kòo-sîng sat-jîn-tsuē tsi iàu-kiānn.</text:p>
        <text:p text:style-name="P1"/>
        <text:p text:style-name="P1">這！</text:p>
        <text:p text:style-name="P1">Tse!</text:p>
        <text:p text:style-name="P1"/>
        <text:p text:style-name="P1">你毋免替我辯解，</text:p>
        <text:p text:style-name="P1">Lí m̄ bián thè guá piān-kái, </text:p>
        <text:p text:style-name="P1"/>
        <text:p text:style-name="P1">一切攏是我做的。</text:p>
        <text:p text:style-name="P1">it-tshè lóng sī guá tsò --ê.</text:p>
        <text:p text:style-name="P1"/>
        <text:p text:style-name="P1">審判長啊。</text:p>
        <text:p text:style-name="P1">Sím-phuànn-tiúnn --ah.</text:p>
        <text:p text:style-name="P1"/>
        <text:p text:style-name="P1">被告，</text:p>
        <text:p text:style-name="P1">Pī-kò, </text:p>
        <text:p text:style-name="P1"/>
        <text:p text:style-name="P1">你猶有其他啥物話欲申辯的無？</text:p>
        <text:p text:style-name="P1">lí iáu ū kî-thann siánn-mih uē beh sin-piān --ê --bô?</text:p>
        <text:p text:style-name="P1"/>
        <text:p text:style-name="P1">我願意受法律的制裁</text:p>
        <text:p text:style-name="P1">Guá guān-ì siū huat-lu̍t ê tsè-tshâi</text:p>
        <text:p text:style-name="P1"/>
        <text:p text:style-name="P1">本案辯論終結，</text:p>
        <text:p text:style-name="P1">Pún àn piān-lūn tsiong-kiat, </text:p>
        <text:p text:style-name="P1"/>
        <text:p text:style-name="P1">佇本月 三十一 宣判，</text:p>
        <text:p text:style-name="P1">tī pún gue̍h <text:s/>sann-tsa̍p-it <text:s/>suan-phuànn, </text:p>
        <text:p text:style-name="P1"/>
        <text:p text:style-name="P1">退庭。</text:p>
        <text:p text:style-name="P1">thè-tîng.</text:p>
        <text:p text:style-name="P1"/>
        <text:p text:style-name="P1"><text:s/>起立 。</text:p>
        <text:p text:style-name="P1"><text:s/>起立 . </text:p>
        <text:p text:style-name="P1"/>
        <text:p text:style-name="P1">行。</text:p>
        <text:p text:style-name="P1">Kiânn.</text:p>
        <text:p text:style-name="P1"/>
        <text:p text:style-name="P1">無法度矣，</text:p>
        <text:p text:style-name="P1">Bô-huat-tōo --ah, </text:p>
        <text:p text:style-name="P1"/>
        <text:p text:style-name="P1">我看這个無望矣。</text:p>
        <text:p text:style-name="P1">guá khuànn tsit ê bô-bāng --ah.</text:p>
        <text:p text:style-name="P1"/>
        <text:p text:style-name="P1">啊！</text:p>
        <text:p text:style-name="P1">Ah! </text:p>
        <text:p text:style-name="P1"/>
        <text:p text:style-name="P1"><text:soft-page-break/>阿母！</text:p>
        <text:p text:style-name="P1">A-bú!</text:p>
        <text:p text:style-name="P1"/>
        <text:p text:style-name="P1"><text:s/>秀蘭 、 秀蘭 、 秀蘭 ！</text:p>
        <text:p text:style-name="P1"><text:s/>Siù-lân , <text:s/>Siù-lân , <text:s/>Siù-lân !</text:p>
        <text:p text:style-name="P1"/>
        <text:p text:style-name="P1">阿母！</text:p>
        <text:p text:style-name="P1">A-bú!</text:p>
        <text:p text:style-name="P1"/>
        <text:p text:style-name="P1"><text:s/>秀蘭 ，</text:p>
        <text:p text:style-name="P1"><text:s/>Siù-lân , </text:p>
        <text:p text:style-name="P1"/>
        <text:p text:style-name="P1">你哪會遮爾戇？</text:p>
        <text:p text:style-name="P1">lí ná ē tsiah-nī gōng?</text:p>
        <text:p text:style-name="P1"/>
        <text:p text:style-name="P1">哪會做出這款天大地大的代誌咧？</text:p>
        <text:p text:style-name="P1">Ná ē tsuè-tshut tsit khuán thinn-tuā-tē-tuā ê tāi-tsì --leh?</text:p>
        <text:p text:style-name="P1"/>
        <text:p text:style-name="P1">阿母，</text:p>
        <text:p text:style-name="P1">A-bú, </text:p>
        <text:p text:style-name="P1"/>
        <text:p text:style-name="P1">你著赦免我的不孝，</text:p>
        <text:p text:style-name="P1">lí tio̍h sià-bián guá ê put-hàu, </text:p>
        <text:p text:style-name="P1"/>
        <text:p text:style-name="P1">予你咧煩惱。</text:p>
        <text:p text:style-name="P1">hōo lí leh huân-ló.</text:p>
        <text:p text:style-name="P1"/>
        <text:p text:style-name="P1">以後叫阿母欲依靠啥物人？</text:p>
        <text:p text:style-name="P1">Í-āu kiò a-bú beh i-khò siánn-mih-lâng? </text:p>
        <text:p text:style-name="P1"/>
        <text:p text:style-name="P1"><text:s/>秀蘭 的，</text:p>
        <text:p text:style-name="P1"><text:s/>Siù-lân --ê, </text:p>
        <text:p text:style-name="P1"/>
        <text:p text:style-name="P1">代誌已經過去矣，</text:p>
        <text:p text:style-name="P1">tāi-tsì í-king kuè--khì --ah, </text:p>
        <text:p text:style-name="P1"/>
        <text:p text:style-name="P1">總講攏是咱的運命。</text:p>
        <text:p text:style-name="P1">tsóng-kóng lóng sī lán ê ūn-miā. </text:p>
        <text:p text:style-name="P1"/>
        <text:p text:style-name="P1">法律上若允准阿母陪你坐獄，</text:p>
        <text:p text:style-name="P1">Huat-lu̍t-siōng nā ún-tsún a-bú puê lí tsē-ga̍k, </text:p>
        <text:p text:style-name="P1"/>
        <text:p text:style-name="P1">阿母也甘願，</text:p>
        <text:p text:style-name="P1">a-bú iā kam-guān, </text:p>
        <text:p text:style-name="P1"/>
        <text:p text:style-name="P1"><text:s/>秀蘭 、 秀蘭 、 秀蘭 、 秀蘭 的。</text:p>
        <text:p text:style-name="P1"><text:s/>Siù-lân , <text:s/>Siù-lân , <text:s/>Siù-lân , <text:s/>Siù-lân --ê.</text:p>
        <text:p text:style-name="P1"/>
        <text:p text:style-name="P1">阿母。</text:p>
        <text:p text:style-name="P1">A-bú.</text:p>
        <text:p text:style-name="P1"/>
        <text:p text:style-name="P1"><text:s/>秀蘭 。</text:p>
        <text:p text:style-name="P1"><text:s/>Siù-lân .</text:p>
        <text:p text:style-name="P1"/>
        <text:p text:style-name="P1">阿母你趕緊轉去 高雄 啦。</text:p>
        <text:p text:style-name="P1">A-bú lí kuánn-kín tńg-khì <text:s/>Ko-hiông <text:s/>--lah.</text:p>
        <text:p text:style-name="P1"/>
        <text:p text:style-name="P1">你無歡喜我來看你毋？</text:p>
        <text:p text:style-name="P1">Lí bô huann-hí guá lâi khuànn lí --m̄?</text:p>
        <text:p text:style-name="P1"/>
        <text:p text:style-name="P1">阿母你緊轉去啦。</text:p>
        <text:p text:style-name="P1">A-bú lí kín tńg-khì --lah.</text:p>
        <text:p text:style-name="P1"/>
        <text:p text:style-name="P1">阿母看你按呢，</text:p>
        <text:p text:style-name="P1">A-bú khuànn lí án-ne, </text:p>
        <text:p text:style-name="P1"/>
        <text:p text:style-name="P1">行袂開跤。</text:p>
        <text:p text:style-name="P1">kiânn bē khui kha.</text:p>
        <text:p text:style-name="P1"><text:soft-page-break/></text:p>
        <text:p text:style-name="P1">我是看破一切的人，</text:p>
        <text:p text:style-name="P1">Guá sī khuànn-phuà it-tshè ê lâng, </text:p>
        <text:p text:style-name="P1"/>
        <text:p text:style-name="P1">毋甘看阿母已經遮爾老，</text:p>
        <text:p text:style-name="P1">m̄-kam khuànn a-bú í-king tsiah-nī lāu, </text:p>
        <text:p text:style-name="P1"/>
        <text:p text:style-name="P1">我實在不忍心來拖磨，</text:p>
        <text:p text:style-name="P1">guá si̍t-tsāi put jím-sim lâi thua-buâ, </text:p>
        <text:p text:style-name="P1"/>
        <text:p text:style-name="P1">阿母你莫閣來看我，</text:p>
        <text:p text:style-name="P1">a-bú lí mài koh lâi khuànn --guá, </text:p>
        <text:p text:style-name="P1"/>
        <text:p text:style-name="P1">你若來看我，</text:p>
        <text:p text:style-name="P1">lí nā lâi khuànn --guá, </text:p>
        <text:p text:style-name="P1"/>
        <text:p text:style-name="P1">痛苦啦！</text:p>
        <text:p text:style-name="P1">thòng-khóo --lah!</text:p>
        <text:p text:style-name="P1"/>
        <text:p text:style-name="P1">我毋驚，</text:p>
        <text:p text:style-name="P1">Guá m̄ kiann, </text:p>
        <text:p text:style-name="P1"/>
        <text:p text:style-name="P1">就除非阿母無在這个世間，</text:p>
        <text:p text:style-name="P1">tō tî-hui a-bú bô tsāi tsit ê sè-kan, </text:p>
        <text:p text:style-name="P1"/>
        <text:p text:style-name="P1">也袂無來，</text:p>
        <text:p text:style-name="P1">iā bē bô lâi,</text:p>
        <text:p text:style-name="P1"/>
        <text:p text:style-name="P1"><text:s/>秀蘭 的。</text:p>
        <text:p text:style-name="P1"><text:s/>Siù-lân --ê.</text:p>
        <text:p text:style-name="P1"/>
        <text:p text:style-name="P1"><text:s/>秀蘭 ，</text:p>
        <text:p text:style-name="P1"><text:s/>Siù-lân , </text:p>
        <text:p text:style-name="P1"/>
        <text:p text:style-name="P1">我若莫介紹你來 臺北 ，</text:p>
        <text:p text:style-name="P1">guá nā mài kài-siāu lí lâi <text:s/>Tâi-pak , </text:p>
        <text:p text:style-name="P1"/>
        <text:p text:style-name="P1">就袂發生這號代誌，</text:p>
        <text:p text:style-name="P1">tō bē huat-sing tsit-lō tāi-tsì, </text:p>
        <text:p text:style-name="P1"/>
        <text:p text:style-name="P1">請你原諒我。</text:p>
        <text:p text:style-name="P1">tshiánn lí guân-liōng --guá.</text:p>
        <text:p text:style-name="P1"/>
        <text:p text:style-name="P1">Eh，</text:p>
        <text:p text:style-name="P1">Eh, </text:p>
        <text:p text:style-name="P1"/>
        <text:p text:style-name="P1">這是我家己愛來的，</text:p>
        <text:p text:style-name="P1">tse sī guá ka-kī ài lâi --ê,</text:p>
        <text:p text:style-name="P1"/>
        <text:p text:style-name="P1">其實我應該愛感謝你對我的照顧。</text:p>
        <text:p text:style-name="P1">kì-si̍t guá ìng-kai ài kám-siā lí tuì guá ê tsiàu-kòo. </text:p>
        <text:p text:style-name="P1"/>
        <text:p text:style-name="P1">啊！</text:p>
        <text:p text:style-name="P1">Ah! </text:p>
        <text:p text:style-name="P1"/>
        <text:p text:style-name="P1"><text:s/>雪娥 ，</text:p>
        <text:p text:style-name="P1"><text:s/>Suat-ngôo , </text:p>
        <text:p text:style-name="P1"/>
        <text:p text:style-name="P1">我拜託你替我揣一个人好毋？</text:p>
        <text:p text:style-name="P1">guá pài-thok lí thè guá tshuē tsi̍t ê lâng hó --m̄?</text:p>
        <text:p text:style-name="P1"/>
        <text:p text:style-name="P1">啥物人你講。</text:p>
        <text:p text:style-name="P1">Siánn-mih-lâng lí kóng.</text:p>
        <text:p text:style-name="P1"/>
        <text:p text:style-name="P1">請你佮阮阿母去 竹岸橋邊 彼間小厝，</text:p>
        <text:p text:style-name="P1">Tshiánn lí kah guán a-bú khì <text:s/>Tik-huānn-kiô-pinn <text:s/><text:soft-page-break/>hit king sió-tshù, </text:p>
        <text:p text:style-name="P1"/>
        <text:p text:style-name="P1">揣看有 火土 無，</text:p>
        <text:p text:style-name="P1">tshuē khuànn ū <text:s/>Hué-thóo <text:s/>--bô, </text:p>
        <text:p text:style-name="P1"/>
        <text:p text:style-name="P1">我會隨時去揣伊。</text:p>
        <text:p text:style-name="P1">guá ē suî-sî khì tshē --i.</text:p>
        <text:p text:style-name="P1"/>
        <text:p text:style-name="P1">喂，</text:p>
        <text:p text:style-name="P1">Ueh, </text:p>
        <text:p text:style-name="P1"/>
        <text:p text:style-name="P1">時間到矣。</text:p>
        <text:p text:style-name="P1">sî-kan kàu --ah.</text:p>
        <text:p text:style-name="P1"/>
        <text:p text:style-name="P1">啊，</text:p>
        <text:p text:style-name="P1">Ah, </text:p>
        <text:p text:style-name="P1"/>
        <text:p text:style-name="P1">阿母！</text:p>
        <text:p text:style-name="P1">a-bú!</text:p>
        <text:p text:style-name="P1"/>
        <text:p text:style-name="P1"><text:s/>秀蘭 ，</text:p>
        <text:p text:style-name="P1"><text:s/>Siù-lân , </text:p>
        <text:p text:style-name="P1"/>
        <text:p text:style-name="P1">阿母會時常來看你。</text:p>
        <text:p text:style-name="P1">a-bú ē sî-siông lâi khuànn --lí.</text:p>
        <text:p text:style-name="P1"/>
        <text:p text:style-name="P1">阿母你緊轉去好毋。</text:p>
        <text:p text:style-name="P1">A-bú lí kín tńg-khì hó --m̄.</text:p>
        <text:p text:style-name="P1"/>
        <text:p text:style-name="P1">你也著愛保重乎！</text:p>
        <text:p text:style-name="P1">Lí iā tio̍h-ài pó-tiōng --honnh!</text:p>
        <text:p text:style-name="P1"/>
        <text:p text:style-name="P1"><text:s/>秀蘭 、 秀蘭 、 秀蘭 的、 秀蘭 啊！</text:p>
        <text:p text:style-name="P1"><text:s/>Siù-lân , <text:s/>Siù-lân , <text:s/>Siù-lân --ê, <text:s/>Siù-lân <text:s/>--ah! </text:p>
        <text:p text:style-name="P1"/>
        <text:p text:style-name="P1"><text:s/>秀蘭 的！</text:p>
        <text:p text:style-name="P1"><text:s/>Siù-lân --ê!</text:p>
        <text:p text:style-name="P1"/>
        <text:p text:style-name="P1">阿姆咱來轉。</text:p>
        <text:p text:style-name="P1">A-ḿ lán lâi tńg.</text:p>
        <text:p text:style-name="P1"/>
        <text:p text:style-name="P1">你欲揣啥物人啊？</text:p>
        <text:p text:style-name="P1">Lí beh tshuē siánn-mih-lâng --ah?</text:p>
        <text:p text:style-name="P1"/>
        <text:p text:style-name="P1">借問咧，</text:p>
        <text:p text:style-name="P1">Tsioh-mn̄g --leh, </text:p>
        <text:p text:style-name="P1"/>
        <text:p text:style-name="P1">遮有蹛一位 楊火土 先生無？</text:p>
        <text:p text:style-name="P1">tsia ū tuà tsi̍t uī <text:s/>Iûnn Hué-thóo <text:s/>sian-sinn --bô?</text:p>
        <text:p text:style-name="P1"/>
        <text:p text:style-name="P1">無，</text:p>
        <text:p text:style-name="P1">Bô, </text:p>
        <text:p text:style-name="P1"/>
        <text:p text:style-name="P1">我搬來真久矣，</text:p>
        <text:p text:style-name="P1">guá puann lâi tsin kú --ah, </text:p>
        <text:p text:style-name="P1"/>
        <text:p text:style-name="P1">無這號人啊。</text:p>
        <text:p text:style-name="P1">bô tsit-lō lâng --ah. </text:p>
        <text:p text:style-name="P1"/>
        <text:p text:style-name="P1">你知影毋？</text:p>
        <text:p text:style-name="P1">Lí tsai-iánn --m̄?</text:p>
        <text:p text:style-name="P1"/>
        <text:p text:style-name="P1">唅？</text:p>
        <text:p text:style-name="P1">Hannh?</text:p>
        <text:p text:style-name="P1"/>
        <text:p text:style-name="P1">無啊。</text:p>
        <text:p text:style-name="P1">Bô --ah.</text:p>
        <text:p text:style-name="P1"/>
        <text:p text:style-name="P1">唉，</text:p>
        <text:p text:style-name="P1">Haih, </text:p>
        <text:p text:style-name="P1"><text:soft-page-break/></text:p>
        <text:p text:style-name="P1">阿姆，</text:p>
        <text:p text:style-name="P1">a-ḿ, </text:p>
        <text:p text:style-name="P1"/>
        <text:p text:style-name="P1">你人是閣較艱苦是毋？</text:p>
        <text:p text:style-name="P1">lí lâng sī koh-khah kan-khóo sī --m̄?</text:p>
        <text:p text:style-name="P1"/>
        <text:p text:style-name="P1">我已經無望矣，</text:p>
        <text:p text:style-name="P1">Guá í-king bô-bāng --ah, </text:p>
        <text:p text:style-name="P1"/>
        <text:p text:style-name="P1">我有一層代誌欲拜託你。</text:p>
        <text:p text:style-name="P1">guá ū tsi̍t tsân tāi-tsì beh pài-thok --lí.</text:p>
        <text:p text:style-name="P1"/>
        <text:p text:style-name="P1">啥物代誌？</text:p>
        <text:p text:style-name="P1">Siánn-mih tāi-tsì?</text:p>
        <text:p text:style-name="P1"/>
        <text:p text:style-name="P1">我願意離開這个世間，</text:p>
        <text:p text:style-name="P1">Guá guān-ì lī-khui tsit ê sè-kan, </text:p>
        <text:p text:style-name="P1"/>
        <text:p text:style-name="P1">我，</text:p>
        <text:p text:style-name="P1">guá, </text:p>
        <text:p text:style-name="P1"/>
        <text:p text:style-name="P1">這項物件你才提予 秀蘭 做紀念。</text:p>
        <text:p text:style-name="P1">tsit hāng mi̍h-kiānn lí tsiah the̍h hōo <text:s/>Siù-lân <text:s/>tsuè kì-liām.</text:p>
        <text:p text:style-name="P1"/>
        <text:p text:style-name="P1">好，</text:p>
        <text:p text:style-name="P1">Hó, </text:p>
        <text:p text:style-name="P1"/>
        <text:p text:style-name="P1">我會提予伊。</text:p>
        <text:p text:style-name="P1">guá ē the̍h hōo --i. </text:p>
        <text:p text:style-name="P1"/>
        <text:p text:style-name="P1">阿姆你心肝放較開咧，</text:p>
        <text:p text:style-name="P1">A-ḿ lí sim-kuann pàng khah khui --leh,</text:p>
        <text:p text:style-name="P1"/>
        <text:p text:style-name="P1">毋通閣想東想西。</text:p>
        <text:p text:style-name="P1">m̄-thang koh siūnn-tang-siūnn-sai.</text:p>
        <text:p text:style-name="P1"/>
        <text:p text:style-name="P1">你實在對阮真好，</text:p>
        <text:p text:style-name="P1">Lí si̍t-tsāi tuì guán tsin hó, </text:p>
        <text:p text:style-name="P1"/>
        <text:p text:style-name="P1">過去我蹛佇遮予你真照顧。</text:p>
        <text:p text:style-name="P1">kuè-khì guá tuà tī tsia hōo lí tsin tsiàu-kòo.</text:p>
        <text:p text:style-name="P1"/>
        <text:p text:style-name="P1">阿姆。</text:p>
        <text:p text:style-name="P1">A-ḿ.</text:p>
        <text:p text:style-name="P1"/>
        <text:p text:style-name="P1">閣予你用遐濟醫藥費，</text:p>
        <text:p text:style-name="P1">Koh hōo lí īng hiah tsē i-io̍h-huì, </text:p>
        <text:p text:style-name="P1"/>
        <text:p text:style-name="P1">我</text:p>
        <text:p text:style-name="P1">guá</text:p>
        <text:p text:style-name="P1"/>
        <text:p text:style-name="P1">阿姆、阿姆、阿姆、阿姆、阿姆、阿姆、阿姆！</text:p>
        <text:p text:style-name="P1">A-ḿ, a-ḿ, a-ḿ, a-ḿ, a-ḿ, a-ḿ, a-ḿ!</text:p>
        <text:p text:style-name="P1"/>
        <text:p text:style-name="P1"><text:s/>雪娥 ，</text:p>
        <text:p text:style-name="P1"><text:s/>Suat-ngôo , </text:p>
        <text:p text:style-name="P1"/>
        <text:p text:style-name="P1">欸？</text:p>
        <text:p text:style-name="P1">eh? </text:p>
        <text:p text:style-name="P1"/>
        <text:p text:style-name="P1">阮老母哪無佮你鬥陣來？</text:p>
        <text:p text:style-name="P1">Gún lāu-bú ná bô kah lí tàu-tīn lâi?</text:p>
        <text:p text:style-name="P1"/>
        <text:p text:style-name="P1">是</text:p>
        <text:p text:style-name="P1">Sī</text:p>
        <text:p text:style-name="P1"/>
        <text:p text:style-name="P1"><text:soft-page-break/>是啥物？</text:p>
        <text:p text:style-name="P1">Sī siánn-mih? </text:p>
        <text:p text:style-name="P1"/>
        <text:p text:style-name="P1">唅，</text:p>
        <text:p text:style-name="P1">Hannh, </text:p>
        <text:p text:style-name="P1"/>
        <text:p text:style-name="P1">是怎樣咧？</text:p>
        <text:p text:style-name="P1">sī tsuánn-iūnn --leh?</text:p>
        <text:p text:style-name="P1"/>
        <text:p text:style-name="P1">伊，</text:p>
        <text:p text:style-name="P1">I, </text:p>
        <text:p text:style-name="P1"/>
        <text:p text:style-name="P1">伊人無爽快，</text:p>
        <text:p text:style-name="P1">i lâng bô sóng-khuài, </text:p>
        <text:p text:style-name="P1"/>
        <text:p text:style-name="P1">後日才欲來共你看。</text:p>
        <text:p text:style-name="P1">āu-ji̍t tsiah beh lâi kā lí khuànn.</text:p>
        <text:p text:style-name="P1"/>
        <text:p text:style-name="P1">有要緊無？</text:p>
        <text:p text:style-name="P1">Ū iàu-kín --bô?</text:p>
        <text:p text:style-name="P1"/>
        <text:p text:style-name="P1">無、無要緊。</text:p>
        <text:p text:style-name="P1">Bô, bô iàu-kín.</text:p>
        <text:p text:style-name="P1"/>
        <text:p text:style-name="P1">喔。</text:p>
        <text:p text:style-name="P1">Ooh. </text:p>
        <text:p text:style-name="P1"/>
        <text:p text:style-name="P1">我真感謝你倩律師替我辯護，</text:p>
        <text:p text:style-name="P1">Guá tsin kám-siā lí tshiànn lu̍t-su thè guá piān-hōo, </text:p>
        <text:p text:style-name="P1"/>
        <text:p text:style-name="P1">但是予你失望，</text:p>
        <text:p text:style-name="P1">tān-sī hōo lí sit-bōng, </text:p>
        <text:p text:style-name="P1"/>
        <text:p text:style-name="P1">因為我也已經看破這个世間的一切，</text:p>
        <text:p text:style-name="P1">in-uī guá iā í-king khuànn-phuà tsit ê sè-kan ê it-tshè, </text:p>
        <text:p text:style-name="P1"/>
        <text:p text:style-name="P1">請你原諒我。</text:p>
        <text:p text:style-name="P1">tshiánn lí guân-liōng --guá.</text:p>
        <text:p text:style-name="P1"/>
        <text:p text:style-name="P1">你毋通按呢講，咱才盡量閣來想辦法。</text:p>
        <text:p text:style-name="P1">Lí m̄-thang án-ne kóng, lán tsiah tsīn-liōng koh lâi siūnn pān-huat.</text:p>
        <text:p text:style-name="P1"/>
        <text:p text:style-name="P1">Eh。</text:p>
        <text:p text:style-name="P1">Eh. </text:p>
        <text:p text:style-name="P1"/>
        <text:p text:style-name="P1">喔，</text:p>
        <text:p text:style-name="P1">Ooh, </text:p>
        <text:p text:style-name="P1"/>
        <text:p text:style-name="P1"><text:s/>火土 敢有消息？</text:p>
        <text:p text:style-name="P1"><text:s/>Hué-thóo <text:s/>kám ū siau-sit? </text:p>
        <text:p text:style-name="P1"/>
        <text:p text:style-name="P1">我這幾日真常想起著阮老母，</text:p>
        <text:p text:style-name="P1">Guá tsit kuí ji̍t tsin siông siūnn-khí-tio̍h gún lāu-bú, </text:p>
        <text:p text:style-name="P1"/>
        <text:p text:style-name="P1"><text:s/>雪娥 ，</text:p>
        <text:p text:style-name="P1"><text:s/>Suat-ngôo , </text:p>
        <text:p text:style-name="P1"/>
        <text:p text:style-name="P1">我拜託你以後較捷𤆬阮老母來佮我見面好毋？</text:p>
        <text:p text:style-name="P1">guá pài-thok lí í-āu khah tsia̍p tshuā gún lāu-bú lâi kah guá kìnn-bīn hó --m̄?</text:p>
        <text:p text:style-name="P1"/>
        <text:p text:style-name="P1">好，</text:p>
        <text:p text:style-name="P1">Hó, </text:p>
        <text:p text:style-name="P1"/>
        <text:p text:style-name="P1">我會𤆬伊來，</text:p>
        <text:p text:style-name="P1">guá ē tshuā i lâi, </text:p>
        <text:p text:style-name="P1"/>
        <text:p text:style-name="P1"><text:soft-page-break/>你毋免煩惱。</text:p>
        <text:p text:style-name="P1">lí m̄-bián huân-ló.</text:p>
        <text:p text:style-name="P1"/>
        <text:p text:style-name="P1">多謝。</text:p>
        <text:p text:style-name="P1">To-siā.</text:p>
        <text:p text:style-name="P1"/>
        <text:p text:style-name="P1">喂，</text:p>
        <text:p text:style-name="P1">Eh, </text:p>
        <text:p text:style-name="P1"/>
        <text:p text:style-name="P1">時間到矣。</text:p>
        <text:p text:style-name="P1">sî-kan kàu --ah.</text:p>
        <text:p text:style-name="P1"/>
        <text:p text:style-name="P1">啊，</text:p>
        <text:p text:style-name="P1">Ah, </text:p>
        <text:p text:style-name="P1"/>
        <text:p text:style-name="P1">再會。</text:p>
        <text:p text:style-name="P1">tsài-huē.</text:p>
        <text:p text:style-name="P1"/>
        <text:p text:style-name="P1">再會、再會。</text:p>
        <text:p text:style-name="P1">Tsài-huē, tsài-huē.</text:p>
        <text:p text:style-name="P1"/>
        <text:p text:style-name="P1">宣判，</text:p>
        <text:p text:style-name="P1">Suan-phuànn, </text:p>
        <text:p text:style-name="P1"/>
        <text:p text:style-name="P1"><text:s/>黃秀蘭 現年 二十 歲，</text:p>
        <text:p text:style-name="P1"><text:s/>N̂g Siù-lân <text:s/>hiān-nî <text:s/>jī-tsa̍p <text:s/>hè, </text:p>
        <text:p text:style-name="P1"/>
        <text:p text:style-name="P1">自 臺北市 <text:s/>武漢街 <text:s/>八 號，</text:p>
        <text:p text:style-name="P1">tsū <text:s/>Tâi-pak-tshī <text:s text:c="2"/>Bú-hàn-ke <text:s text:c="2"/>peh <text:s/>hō, </text:p>
        <text:p text:style-name="P1"/>
        <text:p text:style-name="P1">業舞女。</text:p>
        <text:p text:style-name="P1">gia̍p bú-lú.</text:p>
        <text:p text:style-name="P1"/>
        <text:p text:style-name="P1">被告 黃秀蘭 ，</text:p>
        <text:p text:style-name="P1">Pī-kò <text:s/>N̂g Siù-lân , </text:p>
        <text:p text:style-name="P1"/>
        <text:p text:style-name="P1">犯殺人罪處無期徒刑，</text:p>
        <text:p text:style-name="P1">huān sat-jîn-tsuē tshù bû-kî tôo-hîng, </text:p>
        <text:p text:style-name="P1"/>
        <text:p text:style-name="P1">褫奪公權終身，</text:p>
        <text:p text:style-name="P1">thí-tua̍t kong-khuân tsiong-sin, </text:p>
        <text:p text:style-name="P1"/>
        <text:p text:style-name="P1">兇器鉸刀一支沒收。</text:p>
        <text:p text:style-name="P1">hiong-khì ka-to tsi̍t ki bu̍t-siu.</text:p>
        <text:p text:style-name="P1"/>
        <text:p text:style-name="P1">被告猶有其他意見無，</text:p>
        <text:p text:style-name="P1">Pī-kò iáu ū kî-thann ì-kiàn --bô,</text:p>
        <text:p text:style-name="P1"/>
        <text:p text:style-name="P1">若不服者，</text:p>
        <text:p text:style-name="P1">nā put-ho̍k--tsiá, </text:p>
        <text:p text:style-name="P1"/>
        <text:p text:style-name="P1">可向最高法院上訴。</text:p>
        <text:p text:style-name="P1">khó hiòng tsuè-ko huat-īnn siōng-sòo.</text:p>
        <text:p text:style-name="P1"/>
        <text:p text:style-name="P1">我願意服刑。</text:p>
        <text:p text:style-name="P1">Guá guān-ì ho̍k-hîng.</text:p>
        <text:p text:style-name="P1"/>
        <text:p text:style-name="P1"><text:s/>黃秀蘭 殺人案高等法院審判終結，</text:p>
        <text:p text:style-name="P1"><text:s/>N̂g Siù-lân <text:s/>sat-jîn àn ko-tíng huat-īnn sím-phuànn tsiong-kiat,</text:p>
        <text:p text:style-name="P1"/>
        <text:p text:style-name="P1">判無期徒刑。</text:p>
        <text:p text:style-name="P1">phuànn bû-kî tôo-hîng.</text:p>
        <text:p text:style-name="P1"/>
        <text:p text:style-name="P1">這房。</text:p>
        <text:p text:style-name="P1">Tsit pâng.</text:p>
        <text:p text:style-name="P1"/>
        <text:p text:style-name="P1">多謝多謝。</text:p>
        <text:p text:style-name="P1">To-siā to-siā. </text:p>
        <text:p text:style-name="P1"/>
        <text:p text:style-name="P1"><text:s/>秀蘭 小姐。</text:p>
        <text:p text:style-name="P1"><text:s/>Siù-lân <text:s/>sió-tsiá. </text:p>
        <text:p text:style-name="P1"><text:soft-page-break/></text:p>
        <text:p text:style-name="P1">啊啊啊，</text:p>
        <text:p text:style-name="P1">ah ah ah, </text:p>
        <text:p text:style-name="P1"/>
        <text:p text:style-name="P1">你是 秀蘭 小姐是毋？</text:p>
        <text:p text:style-name="P1">lí sī <text:s/>Siù-lân <text:s/>sió-tsiá sī --m̄?</text:p>
        <text:p text:style-name="P1"/>
        <text:p text:style-name="P1">是，</text:p>
        <text:p text:style-name="P1">Sī, </text:p>
        <text:p text:style-name="P1"/>
        <text:p text:style-name="P1">先生，</text:p>
        <text:p text:style-name="P1">sian-sinn, </text:p>
        <text:p text:style-name="P1"/>
        <text:p text:style-name="P1">有啥物代誌？</text:p>
        <text:p text:style-name="P1">ū siánn-mih tāi-tsì?</text:p>
        <text:p text:style-name="P1"/>
        <text:p text:style-name="P1">唉，</text:p>
        <text:p text:style-name="P1">Haih, </text:p>
        <text:p text:style-name="P1"/>
        <text:p text:style-name="P1">實在可憐，</text:p>
        <text:p text:style-name="P1">si̍t-tsāi khó-liân, </text:p>
        <text:p text:style-name="P1"/>
        <text:p text:style-name="P1"><text:s/>黃 小姐，</text:p>
        <text:p text:style-name="P1"><text:s/>N̂g <text:s/>sió-tsiá, </text:p>
        <text:p text:style-name="P1"/>
        <text:p text:style-name="P1">你毋知會認得我無？</text:p>
        <text:p text:style-name="P1">lí m̄ tsai ē-jīn-tit --guá --bô?</text:p>
        <text:p text:style-name="P1"/>
        <text:p text:style-name="P1">畫圖彼位先生是毋？</text:p>
        <text:p text:style-name="P1">Uē-tôo hit uī sian-sinn sī --m̄?</text:p>
        <text:p text:style-name="P1"/>
        <text:p text:style-name="P1">Mh，</text:p>
        <text:p text:style-name="P1">Mh, </text:p>
        <text:p text:style-name="P1"/>
        <text:p text:style-name="P1"><text:s/>黃 小姐，</text:p>
        <text:p text:style-name="P1"><text:s/>N̂g <text:s/>sió-tsiá, </text:p>
        <text:p text:style-name="P1"/>
        <text:p text:style-name="P1">你毋知會用得講你過去的不幸予我聽無？</text:p>
        <text:p text:style-name="P1">lí m̄ tsai ē-īng-lit kóng lí kè-khì ê put-hīng hōo guá thiann --bô?</text:p>
        <text:p text:style-name="P1"/>
        <text:p text:style-name="P1">啊，</text:p>
        <text:p text:style-name="P1">Ah, </text:p>
        <text:p text:style-name="P1"/>
        <text:p text:style-name="P1">過去的代誌已經是無啥物通好講。</text:p>
        <text:p text:style-name="P1">kè-khì ê tāi-tsì í-king sī bô siánn-mih thang hó kóng.</text:p>
        <text:p text:style-name="P1"/>
        <text:p text:style-name="P1">拜託你啦，</text:p>
        <text:p text:style-name="P1">Pài-thok --lí --lah, </text:p>
        <text:p text:style-name="P1"/>
        <text:p text:style-name="P1">我真愛知影，</text:p>
        <text:p text:style-name="P1">guá tsin ài tsai-iánn, </text:p>
        <text:p text:style-name="P1"/>
        <text:p text:style-name="P1">拜託你講予我聽好毋？</text:p>
        <text:p text:style-name="P1">pài-thok lí kóng hōo guá thiann hó --m̄?</text:p>
        <text:p text:style-name="P1"/>
        <text:p text:style-name="P1">若是我的過去。</text:p>
        <text:p text:style-name="P1">Nā-sī guá ê kuè-khì.</text:p>
        <text:p text:style-name="P1"/>
        <text:p text:style-name="P1"><text:s/>秀蘭 ，</text:p>
        <text:p text:style-name="P1"><text:s/>Siù-lân , </text:p>
        <text:p text:style-name="P1"/>
        <text:p text:style-name="P1">我四界都揣你無，</text:p>
        <text:p text:style-name="P1">guá sì-kè to tshuē lí bô, </text:p>
        <text:p text:style-name="P1"/>
        <text:p text:style-name="P1"><text:s/>秀蘭 你到底是咧佗位？</text:p>
        <text:p text:style-name="P1"><text:s/>Siù-lân <text:s/>lí tàu-té sī teh tó-uī?</text:p>
        <text:p text:style-name="P1"/>
        <text:p text:style-name="P1">是喔，</text:p>
        <text:p text:style-name="P1">Sī --ooh, </text:p>
        <text:p text:style-name="P1"/>
        <text:p text:style-name="P1"><text:soft-page-break/>我真同情你的遭遇，</text:p>
        <text:p text:style-name="P1">guá tsin tông-tsîng lí ê tso-gū, </text:p>
        <text:p text:style-name="P1"/>
        <text:p text:style-name="P1"><text:s/>黃 小姐，</text:p>
        <text:p text:style-name="P1"><text:s/>N̂g <text:s/>sió-tsiá, </text:p>
        <text:p text:style-name="P1"/>
        <text:p text:style-name="P1">我已經對看守所請示好勢矣，</text:p>
        <text:p text:style-name="P1">guá í-king tuì khàn-siú-sóo tshíng-sī hó-sè --ah, </text:p>
        <text:p text:style-name="P1"/>
        <text:p text:style-name="P1">我想欲共你畫一張圖，</text:p>
        <text:p text:style-name="P1">guá siūnn-beh kā lí uē tsi̍t tiunn tôo, </text:p>
        <text:p text:style-name="P1"/>
        <text:p text:style-name="P1">起來做紀念好毋？</text:p>
        <text:p text:style-name="P1">khí-lâi tsuè kì-liām hó --m̄?</text:p>
        <text:p text:style-name="P1"/>
        <text:p text:style-name="P1">你既然無棄嫌我遮歹看面。</text:p>
        <text:p text:style-name="P1">Lí kì-jiân bô khì-hiâm guá tsiah pháinn-khuànn-bīn.</text:p>
        <text:p text:style-name="P1"/>
        <text:p text:style-name="P1">多謝喔。</text:p>
        <text:p text:style-name="P1">To-siā --ooh.</text:p>
        <text:p text:style-name="P1"/>
        <text:p text:style-name="P1">殺人犯 黃秀蘭 今移監受刑。</text:p>
        <text:p text:style-name="P1">Sat-jîn-huān <text:s/>N̂g Siù-lân <text:s/>kim î-kann siū-hîng.</text:p>
        <text:p text:style-name="P1"/>
        <text:p text:style-name="P1">你敢無聽人講，</text:p>
        <text:p text:style-name="P1">Lí kám bô thiann lâng kóng, </text:p>
        <text:p text:style-name="P1"/>
        <text:p text:style-name="P1"><text:s/>阿福仔 ？</text:p>
        <text:p text:style-name="P1"><text:s/>A-hok-á ?</text:p>
        <text:p text:style-name="P1"/>
        <text:p text:style-name="P1">有影喔，</text:p>
        <text:p text:style-name="P1">Ū-iánn --ooh, </text:p>
        <text:p text:style-name="P1"/>
        <text:p text:style-name="P1">一个媠媠的查某囡仔變成甲按呢，</text:p>
        <text:p text:style-name="P1">tsi̍t ê suí-suí ê tsa-bóo gín-á piàn-sîng kah án-ne,</text:p>
        <text:p text:style-name="P1"/>
        <text:p text:style-name="P1">實在真可憐。</text:p>
        <text:p text:style-name="P1">si̍t-tsāi tsin khóo-liân.</text:p>
        <text:p text:style-name="P1"/>
        <text:p text:style-name="P1">啊？</text:p>
        <text:p text:style-name="P1">Ah? </text:p>
        <text:p text:style-name="P1"/>
        <text:p text:style-name="P1"><text:s/>黃秀蘭 。</text:p>
        <text:p text:style-name="P1"><text:s/>N̂g Siù-lân . </text:p>
        <text:p text:style-name="P1"/>
        <text:p text:style-name="P1">我欲申請特別面會 黃秀蘭 。</text:p>
        <text:p text:style-name="P1">Guá beh sin-tshíng ti̍k-pia̍t biān-huē <text:s/>N̂g-Siù-lân .</text:p>
        <text:p text:style-name="P1"/>
        <text:p text:style-name="P1">喔，</text:p>
        <text:p text:style-name="P1">Ooh, </text:p>
        <text:p text:style-name="P1"/>
        <text:p text:style-name="P1">這陣猶閣⿰看見。</text:p>
        <text:p text:style-name="P1">tsit-tsūn iáu-koh khuàinn.</text:p>
        <text:p text:style-name="P1"/>
        <text:p text:style-name="P1">啊！</text:p>
        <text:p text:style-name="P1">Ah! </text:p>
        <text:p text:style-name="P1"/>
        <text:p text:style-name="P1"><text:s/>秀蘭 ？</text:p>
        <text:p text:style-name="P1"><text:s/>Siù-lân ?</text:p>
        <text:p text:style-name="P1"/>
        <text:p text:style-name="P1">啊！</text:p>
        <text:p text:style-name="P1">Ah! </text:p>
        <text:p text:style-name="P1"/>
        <text:p text:style-name="P1">我毋是 秀蘭 。</text:p>
        <text:p text:style-name="P1">Guá m̄ sī <text:s/>Siù-lân . </text:p>
        <text:p text:style-name="P1"/>
        <text:p text:style-name="P1">毋是 秀蘭 ？</text:p>
        <text:p text:style-name="P1">M̄ sī <text:s/>Siù-lân ? </text:p>
        <text:p text:style-name="P1"/>
        <text:p text:style-name="P1">我目睭雖然無⿰看見，</text:p>
        <text:p text:style-name="P1"><text:soft-page-break/>Guá ba̍k-tsiu sui-jiân bô khuàinn, </text:p>
        <text:p text:style-name="P1"/>
        <text:p text:style-name="P1">但是我會認得你的聲。</text:p>
        <text:p text:style-name="P1">tān-sī guá ē jīn-tit lí ê siann.</text:p>
        <text:p text:style-name="P1"/>
        <text:p text:style-name="P1">目睭無看見？</text:p>
        <text:p text:style-name="P1">Ba̍k-tsiu bô khuànn-kìnn? </text:p>
        <text:p text:style-name="P1"/>
        <text:p text:style-name="P1">喔，</text:p>
        <text:p text:style-name="P1">Ooh, </text:p>
        <text:p text:style-name="P1"/>
        <text:p text:style-name="P1"><text:s/>火土 ！</text:p>
        <text:p text:style-name="P1"><text:s/>Hué-thóo !</text:p>
        <text:p text:style-name="P1"/>
        <text:p text:style-name="P1"><text:s/>秀蘭 ！</text:p>
        <text:p text:style-name="P1"><text:s/>Siù-lân !</text:p>
        <text:p text:style-name="P1"/>
        <text:p text:style-name="P1">你的目睭是怎樣哪會無看見？</text:p>
        <text:p text:style-name="P1">Lí ê ba̍k-tsiu sī tsánn-iūnn ná ē bô khuànn-kìnn?</text:p>
        <text:p text:style-name="P1"/>
        <text:p text:style-name="P1">自從咱離開了後，</text:p>
        <text:p text:style-name="P1">Tsū-tsiông lán lī-khui liáu-āu, </text:p>
        <text:p text:style-name="P1"/>
        <text:p text:style-name="P1">我就變成甲這款。</text:p>
        <text:p text:style-name="P1">guá tō piàn-sîng kah tsit khuán.</text:p>
        <text:p text:style-name="P1"/>
        <text:p text:style-name="P1"><text:s/>火土 ，</text:p>
        <text:p text:style-name="P1"><text:s/>Hué-thóo , </text:p>
        <text:p text:style-name="P1"/>
        <text:p text:style-name="P1">咱的命運哪會遮爾歹。</text:p>
        <text:p text:style-name="P1">lán ê miā-ūn ná ē tsiah-nī pháinn.</text:p>
        <text:p text:style-name="P1"/>
        <text:p text:style-name="P1"><text:s/>秀蘭 ，</text:p>
        <text:p text:style-name="P1"><text:s/>Siù-lân , </text:p>
        <text:p text:style-name="P1"/>
        <text:p text:style-name="P1">你就毋通閣哭矣，</text:p>
        <text:p text:style-name="P1">lí tō m̄-thang koh khàu --ah, </text:p>
        <text:p text:style-name="P1"/>
        <text:p text:style-name="P1">聽講你犯著啥物罪是毋？</text:p>
        <text:p text:style-name="P1">thiann-kóng lí huān-tio̍h siánn-mih tsuē sī --m̄?</text:p>
        <text:p text:style-name="P1"/>
        <text:p text:style-name="P1">是，</text:p>
        <text:p text:style-name="P1">Sī, </text:p>
        <text:p text:style-name="P1"/>
        <text:p text:style-name="P1">我犯著殺人罪。</text:p>
        <text:p text:style-name="P1">guá huān-tio̍h sat-jîn-tsuē.</text:p>
        <text:p text:style-name="P1"/>
        <text:p text:style-name="P1">唅？</text:p>
        <text:p text:style-name="P1">Hannh? </text:p>
        <text:p text:style-name="P1"/>
        <text:p text:style-name="P1">殺人罪？</text:p>
        <text:p text:style-name="P1">Sat-jîn-tsuē?</text:p>
        <text:p text:style-name="P1"/>
        <text:p text:style-name="P1">是，</text:p>
        <text:p text:style-name="P1">Sī, </text:p>
        <text:p text:style-name="P1"/>
        <text:p text:style-name="P1"><text:s/>火土 你著赦免我，</text:p>
        <text:p text:style-name="P1"><text:s/>Hué-thóo <text:s/>lí tio̍h sià-bián --guá, </text:p>
        <text:p text:style-name="P1"/>
        <text:p text:style-name="P1">我若無出來都市，</text:p>
        <text:p text:style-name="P1">guá nā bô tshut-lâi too-tshī, </text:p>
        <text:p text:style-name="P1"/>
        <text:p text:style-name="P1">無定著今仔日咱已經佇庄跤過著真快樂的日子。</text:p>
        <text:p text:style-name="P1">bô-tiānn-tio̍h kin-á-ji̍t lán í-king tī tsng-kha kuè-tio̍h tsin khuài-lo̍k ê ji̍t-tsí.</text:p>
        <text:p text:style-name="P1"/>
        <text:p text:style-name="P1"><text:soft-page-break/>代誌已經過去了矣，</text:p>
        <text:p text:style-name="P1">Tāi-tsì í-king kuè-khì liáu --ah, </text:p>
        <text:p text:style-name="P1"/>
        <text:p text:style-name="P1">你也莫閣想伊，</text:p>
        <text:p text:style-name="P1">lí iā mài koh siūnn --i, </text:p>
        <text:p text:style-name="P1"/>
        <text:p text:style-name="P1">你就好好來守規矩乎！</text:p>
        <text:p text:style-name="P1">lí tō hó-hó lâi siú kui-kí --honnh!</text:p>
        <text:p text:style-name="P1"/>
        <text:p text:style-name="P1">會，</text:p>
        <text:p text:style-name="P1">Ē, </text:p>
        <text:p text:style-name="P1"/>
        <text:p text:style-name="P1">我會守規矩。</text:p>
        <text:p text:style-name="P1">guá ē siú kui-kí.</text:p>
        <text:p text:style-name="P1"/>
        <text:p text:style-name="P1"><text:s/>秀蘭 你佇當時才會轉來乎？</text:p>
        <text:p text:style-name="P1"><text:s/>Siù-lân <text:s/>lí tī tang-sî tsiah ē tńg--lâi --honnh?</text:p>
        <text:p text:style-name="P1"/>
        <text:p text:style-name="P1">啊，</text:p>
        <text:p text:style-name="P1">Ah, </text:p>
        <text:p text:style-name="P1"/>
        <text:p text:style-name="P1">著愛真久。</text:p>
        <text:p text:style-name="P1">tio̍h-ài tsin kú.</text:p>
        <text:p text:style-name="P1"/>
        <text:p text:style-name="P1">啊？</text:p>
        <text:p text:style-name="P1">Ah? </text:p>
        <text:p text:style-name="P1"/>
        <text:p text:style-name="P1">無論偌久，</text:p>
        <text:p text:style-name="P1">Bô-lūn luā kú, </text:p>
        <text:p text:style-name="P1"/>
        <text:p text:style-name="P1">我都欲等你倒轉來，</text:p>
        <text:p text:style-name="P1">guá to beh tán lí tò-tńg--lâi, </text:p>
        <text:p text:style-name="P1"/>
        <text:p text:style-name="P1">但是你就身體家己好好來照顧乎。</text:p>
        <text:p text:style-name="P1">tān-sī lí tō sin-thé ka-kī hó-hó lâi tsiàu-kòo --honnh.</text:p>
        <text:p text:style-name="P1"/>
        <text:p text:style-name="P1">你毋免等我轉來，</text:p>
        <text:p text:style-name="P1">Lí m̄-bián tán guá tńg--lâi, </text:p>
        <text:p text:style-name="P1"/>
        <text:p text:style-name="P1"><text:s/>火土 ，</text:p>
        <text:p text:style-name="P1"><text:s/>Hué-thóo , </text:p>
        <text:p text:style-name="P1"/>
        <text:p text:style-name="P1">你著趕緊想法醫治你的目睭，</text:p>
        <text:p text:style-name="P1">lí tio̍h kuánn-kín siūnn huat i-tī lí ê ba̍k-tsiu, </text:p>
        <text:p text:style-name="P1"/>
        <text:p text:style-name="P1">看會當光明，</text:p>
        <text:p text:style-name="P1">khuànn ē-tàng kong-bîng, </text:p>
        <text:p text:style-name="P1"/>
        <text:p text:style-name="P1">過著快樂的日子袂。</text:p>
        <text:p text:style-name="P1">kuè-tio̍h khuài-lo̍k ê ji̍t-tsí --bē.</text:p>
        <text:p text:style-name="P1"/>
        <text:p text:style-name="P1">快樂的日子？</text:p>
        <text:p text:style-name="P1">Khuài-lo̍k ê ji̍t-tsí? </text:p>
        <text:p text:style-name="P1"/>
        <text:p text:style-name="P1">我若無佮你鬥陣，</text:p>
        <text:p text:style-name="P1">Guá nā bô kah lí tàu-tīn, </text:p>
        <text:p text:style-name="P1"/>
        <text:p text:style-name="P1">復明嘛無啥物意思，</text:p>
        <text:p text:style-name="P1">ho̍k-bīng mā bô siánn-mih ì-sù, </text:p>
        <text:p text:style-name="P1"/>
        <text:p text:style-name="P1">我這一生就感覺一點仔幸福都無。</text:p>
        <text:p text:style-name="P1">guá tse it-sing tō kám-kak tsi̍t-tiám-á hīng-hok to bô.</text:p>
        <text:p text:style-name="P1"/>
        <text:p text:style-name="P1">誠實的？</text:p>
        <text:p text:style-name="P1">Tsiânn-si̍t --ê?</text:p>
        <text:p text:style-name="P1"/>
        <text:p text:style-name="P1">是，</text:p>
        <text:p text:style-name="P1">Sī, </text:p>
        <text:p text:style-name="P1"><text:soft-page-break/></text:p>
        <text:p text:style-name="P1"><text:s/>秀蘭 。</text:p>
        <text:p text:style-name="P1"><text:s/>Siù-lân .</text:p>
        <text:p text:style-name="P1"/>
        <text:p text:style-name="P1">毋過我已經毋是以前的 秀蘭 矣，</text:p>
        <text:p text:style-name="P1">M̄-koh guá í-king m̄ sī í-tsîng ê <text:s/>Siù-lân <text:s/>--ah, </text:p>
        <text:p text:style-name="P1"/>
        <text:p text:style-name="P1">你摸看覓咧。</text:p>
        <text:p text:style-name="P1">lí bong khuànn-māi --leh. </text:p>
        <text:p text:style-name="P1"/>
        <text:p text:style-name="P1">啊？</text:p>
        <text:p text:style-name="P1">Ah?</text:p>
        <text:p text:style-name="P1"/>
        <text:p text:style-name="P1">我已經是一个鬼婆囉。</text:p>
        <text:p text:style-name="P1">Guá í-king sī tsi̍t ê kuí-pô --looh.</text:p>
        <text:p text:style-name="P1"/>
        <text:p text:style-name="P1"><text:s/>秀蘭 無論你面變甲怎樣，</text:p>
        <text:p text:style-name="P1"><text:s/>Siù-lân <text:s/>bô-lūn lí bīn pìnn kah tsuánn-iūnn, </text:p>
        <text:p text:style-name="P1"/>
        <text:p text:style-name="P1">我也是欲愛你。</text:p>
        <text:p text:style-name="P1">guá iā sī beh ài --lí.</text:p>
        <text:p text:style-name="P1"/>
        <text:p text:style-name="P1"><text:s/>火土 。</text:p>
        <text:p text:style-name="P1"><text:s/>Hué-thóo .</text:p>
        <text:p text:style-name="P1"/>
        <text:p text:style-name="P1">喂，</text:p>
        <text:p text:style-name="P1">Eh, </text:p>
        <text:p text:style-name="P1"/>
        <text:p text:style-name="P1">時間到矣。</text:p>
        <text:p text:style-name="P1">sî-kan kàu --ah.</text:p>
        <text:p text:style-name="P1"/>
        <text:p text:style-name="P1"><text:s/>火土 ，</text:p>
        <text:p text:style-name="P1"><text:s/>Hué-thóo , </text:p>
        <text:p text:style-name="P1"/>
        <text:p text:style-name="P1">我欲來去矣。</text:p>
        <text:p text:style-name="P1">guá beh lâi-khì --ah.</text:p>
        <text:p text:style-name="P1"/>
        <text:p text:style-name="P1">你是欲去佗位咧？</text:p>
        <text:p text:style-name="P1">Lí sī beh khì tó-uī --leh?</text:p>
        <text:p text:style-name="P1"/>
        <text:p text:style-name="P1">欲去真遠的所在。</text:p>
        <text:p text:style-name="P1">Beh khì tsin hn̄g ê sóo-tsāi.</text:p>
        <text:p text:style-name="P1"/>
        <text:p text:style-name="P1">若是按呢，</text:p>
        <text:p text:style-name="P1">Nā-sī án-ni, </text:p>
        <text:p text:style-name="P1"/>
        <text:p text:style-name="P1">你就好好來保重你的身體，</text:p>
        <text:p text:style-name="P1">lí tō hó-hó lâi pó-tiōng lí ê sin-thé, </text:p>
        <text:p text:style-name="P1"/>
        <text:p text:style-name="P1">我永遠絕對欲等你倒轉來。</text:p>
        <text:p text:style-name="P1">guá íng-uán tsua̍t-tuì beh tán lí tò-tńg--lâi.</text:p>
        <text:p text:style-name="P1"/>
        <text:p text:style-name="P1">等我轉來，</text:p>
        <text:p text:style-name="P1">Tán guá tńg--lâi, </text:p>
        <text:p text:style-name="P1"/>
        <text:p text:style-name="P1"><text:s/>火土 ，</text:p>
        <text:p text:style-name="P1"><text:s/>Hué-thóo , </text:p>
        <text:p text:style-name="P1"/>
        <text:p text:style-name="P1">我若去永遠無定著袂當轉來。</text:p>
        <text:p text:style-name="P1">guá nā khì íng-uán bô-tiānn-tio̍h buē-tàng tńg--lâi.</text:p>
        <text:p text:style-name="P1"/>
        <text:p text:style-name="P1">欸？</text:p>
        <text:p text:style-name="P1">Eh? </text:p>
        <text:p text:style-name="P1"/>
        <text:p text:style-name="P1"><text:s/>秀蘭 ，</text:p>
        <text:p text:style-name="P1"><text:s/>Siù-lân , </text:p>
        <text:p text:style-name="P1"/>
        <text:p text:style-name="P1">無論怎樣，</text:p>
        <text:p text:style-name="P1">bô-lūn tsuánn-iūnn, </text:p>
        <text:p text:style-name="P1"/>
        <text:p text:style-name="P1">我絕對欲永遠等你倒轉來啦。</text:p>
        <text:p text:style-name="P1">guá tsua̍t-tuì beh íng-uán <text:soft-page-break/>tán lí tò-tńg--lâi --lah.</text:p>
        <text:p text:style-name="P1"/>
        <text:p text:style-name="P1">來反悔當初貪著虛榮來所致，</text:p>
        <text:p text:style-name="P1">Lâi huán-hué tong-tshoo tham-tio̍h hi-îng lâi sóo-tì, </text:p>
        <text:p text:style-name="P1"/>
        <text:p text:style-name="P1">自今日雙人才著永遠的分離，</text:p>
        <text:p text:style-name="P1">tsū kin-jit siang-lâng tsiah tio̍h íng-uán ê hun-lī, </text:p>
        <text:p text:style-name="P1"/>
        <text:p text:style-name="P1">心又酸，</text:p>
        <text:p text:style-name="P1">sim iū sng, </text:p>
        <text:p text:style-name="P1"/>
        <text:p text:style-name="P1">無元氣，</text:p>
        <text:p text:style-name="P1">bô guân-khì, </text:p>
        <text:p text:style-name="P1"/>
        <text:p text:style-name="P1">心情無限悲。</text:p>
        <text:p text:style-name="P1">sim-tsîng bû-hān pi.</text:p>
        <text:p text:style-name="P1"/>
        <text:p text:style-name="P1">啊，</text:p>
        <text:p text:style-name="P1">Ah, </text:p>
        <text:p text:style-name="P1"/>
        <text:p text:style-name="P1">啊，</text:p>
        <text:p text:style-name="P1">ah, </text:p>
        <text:p text:style-name="P1"/>
        <text:p text:style-name="P1">看著君失明傷心目屎滴，</text:p>
        <text:p text:style-name="P1">khuànn-tio̍h kun sit-bîng siong-sim ba̍k-sái tih, </text:p>
        <text:p text:style-name="P1"/>
        <text:p text:style-name="P1">今日別後欲相見已經也無時。</text:p>
        <text:p text:style-name="P1">kim-ji̍t pia̍t āu beh sann-kìnn í-king iā bô sî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1ac7" officeooo:paragraph-rsid="00031a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53-<text:page-number text:select-page="current">5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4:05:41.890652386</dc:date>
    <meta:editing-duration>PT3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2" meta:paragraph-count="2360" meta:word-count="13155" meta:character-count="36643" meta:non-whitespace-character-count="31373"/>
  </office:meta>
</office:document-meta>
</file>